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77px"/>
    </style:style>
    <style:style style:name="co1" style:family="table-column">
      <style:table-column-properties fo:break-before="auto" style:column-width="257px"/>
    </style:style>
    <style:style style:name="co2" style:family="table-column">
      <style:table-column-properties fo:break-before="auto" style:column-width="137px"/>
    </style:style>
    <style:style style:name="co3" style:family="table-column">
      <style:table-column-properties fo:break-before="auto" style:column-width="65px"/>
    </style:style>
    <style:style style:name="co4" style:family="table-column">
      <style:table-column-properties fo:break-before="auto" style:column-width="89px"/>
    </style:style>
    <style:style style:name="co5" style:family="table-column">
      <style:table-column-properties fo:break-before="auto" style:column-width="101px"/>
    </style:style>
    <style:style style:name="co6" style:family="table-column">
      <style:table-column-properties fo:break-before="auto" style:column-width="77px"/>
    </style:style>
    <style:style style:name="co7" style:family="table-column">
      <style:table-column-properties fo:break-before="auto" style:column-width="101px"/>
    </style:style>
    <style:style style:name="co8" style:family="table-column">
      <style:table-column-properties fo:break-before="auto" style:column-width="77px"/>
    </style:style>
    <style:style style:name="co9" style:family="table-column">
      <style:table-column-properties fo:break-before="auto" style:column-width="89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Pruned" table:style-name="ta1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>
          <table:table-cell office:value-type="string">
            <text:p>Universe ID</text:p>
          </table:table-cell>
          <table:table-cell office:value-type="string">
            <text:p>Name</text:p>
          </table:table-cell>
          <table:table-cell office:value-type="string">
            <text:p>Developer</text:p>
          </table:table-cell>
          <table:table-cell office:value-type="string">
            <text:p>Age (days)</text:p>
          </table:table-cell>
          <table:table-cell office:value-type="string">
            <text:p>Players (now)</text:p>
          </table:table-cell>
          <table:table-cell office:value-type="string">
            <text:p>Visits</text:p>
          </table:table-cell>
          <table:table-cell office:value-type="string">
            <text:p>Paid Access</text:p>
          </table:table-cell>
          <table:table-cell office:value-type="string">
            <text:p>Paid Access Price</text:p>
          </table:table-cell>
          <table:table-cell office:value-type="string">
            <text:p>Game Passes</text:p>
          </table:table-cell>
          <table:table-cell office:value-type="string">
            <text:p>Avg Pass Price</text:p>
          </table:table-cell>
        </table:table-row>
        <table:table-row>
          <table:table-cell office:value-type="float" office:value="7709344486">
            <text:p>7709344486</text:p>
          </table:table-cell>
          <table:table-cell office:value-type="string">
            <text:p>[👹] Steal a Brainrot</text:p>
          </table:table-cell>
          <table:table-cell office:value-type="string">
            <text:p>BRAZILIAN SPYDER</text:p>
          </table:table-cell>
          <table:table-cell office:value-type="float" office:value="235">
            <text:p>235</text:p>
          </table:table-cell>
          <table:table-cell office:value-type="float" office:value="2127552">
            <text:p>2127552</text:p>
          </table:table-cell>
          <table:table-cell office:value-type="float" office:value="53053580821">
            <text:p>5305358082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766">
            <text:p>2766</text:p>
          </table:table-cell>
        </table:table-row>
        <table:table-row>
          <table:table-cell office:value-type="float" office:value="6701277882">
            <text:p>6701277882</text:p>
          </table:table-cell>
          <table:table-cell office:value-type="string">
            <text:p>[💎UPD] Fish It! 🐟</text:p>
          </table:table-cell>
          <table:table-cell office:value-type="string">
            <text:p>Fish Atelier</text:p>
          </table:table-cell>
          <table:table-cell office:value-type="float" office:value="442">
            <text:p>442</text:p>
          </table:table-cell>
          <table:table-cell office:value-type="float" office:value="893610">
            <text:p>893610</text:p>
          </table:table-cell>
          <table:table-cell office:value-type="float" office:value="3040593158">
            <text:p>3040593158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1686885941">
            <text:p>1686885941</text:p>
          </table:table-cell>
          <table:table-cell office:value-type="string">
            <text:p>Brookhaven 🏡RP</text:p>
          </table:table-cell>
          <table:table-cell office:value-type="string">
            <text:p>Brookhaven by Voldex</text:p>
          </table:table-cell>
          <table:table-cell office:value-type="float" office:value="2086">
            <text:p>2086</text:p>
          </table:table-cell>
          <table:table-cell office:value-type="float" office:value="684048">
            <text:p>684048</text:p>
          </table:table-cell>
          <table:table-cell office:value-type="float" office:value="76947480913">
            <text:p>76947480913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57">
            <text:p>357</text:p>
          </table:table-cell>
        </table:table-row>
        <table:table-row>
          <table:table-cell office:value-type="float" office:value="7326934954">
            <text:p>7326934954</text:p>
          </table:table-cell>
          <table:table-cell office:value-type="string">
            <text:p>99 Nights in the Forest 🔦</text:p>
          </table:table-cell>
          <table:table-cell office:value-type="string">
            <text:p>Grandma's Favourite Games</text:p>
          </table:table-cell>
          <table:table-cell office:value-type="float" office:value="308">
            <text:p>308</text:p>
          </table:table-cell>
          <table:table-cell office:value-type="float" office:value="532860">
            <text:p>532860</text:p>
          </table:table-cell>
          <table:table-cell office:value-type="float" office:value="21901119274">
            <text:p>2190111927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94732206">
            <text:p>994732206</text:p>
          </table:table-cell>
          <table:table-cell office:value-type="string">
            <text:p>[🌐] Blox Fruits</text:p>
          </table:table-cell>
          <table:table-cell office:value-type="string">
            <text:p>Gamer Robot Inc</text:p>
          </table:table-cell>
          <table:table-cell office:value-type="float" office:value="2547">
            <text:p>2547</text:p>
          </table:table-cell>
          <table:table-cell office:value-type="float" office:value="375552">
            <text:p>375552</text:p>
          </table:table-cell>
          <table:table-cell office:value-type="float" office:value="57570200418">
            <text:p>5757020041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917">
            <text:p>917</text:p>
          </table:table-cell>
        </table:table-row>
        <table:table-row>
          <table:table-cell office:value-type="float" office:value="383310974">
            <text:p>383310974</text:p>
          </table:table-cell>
          <table:table-cell office:value-type="string">
            <text:p>[🐶] Adopt Me!</text:p>
          </table:table-cell>
          <table:table-cell office:value-type="string">
            <text:p>Uplift Games</text:p>
          </table:table-cell>
          <table:table-cell office:value-type="float" office:value="3098">
            <text:p>3098</text:p>
          </table:table-cell>
          <table:table-cell office:value-type="float" office:value="286288">
            <text:p>286288</text:p>
          </table:table-cell>
          <table:table-cell office:value-type="float" office:value="41698556097">
            <text:p>41698556097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601130232">
            <text:p>601130232</text:p>
          </table:table-cell>
          <table:table-cell office:value-type="string">
            <text:p>🎁 Bee Swarm Simulator</text:p>
          </table:table-cell>
          <table:table-cell office:value-type="string">
            <text:p>Onett</text:p>
          </table:table-cell>
          <table:table-cell office:value-type="float" office:value="2848">
            <text:p>2848</text:p>
          </table:table-cell>
          <table:table-cell office:value-type="float" office:value="185406">
            <text:p>185406</text:p>
          </table:table-cell>
          <table:table-cell office:value-type="float" office:value="3733903908">
            <text:p>373390390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035872082">
            <text:p>6035872082</text:p>
          </table:table-cell>
          <table:table-cell office:value-type="string">
            <text:p>RIVALS</text:p>
          </table:table-cell>
          <table:table-cell office:value-type="string">
            <text:p>Nosniy Games</text:p>
          </table:table-cell>
          <table:table-cell office:value-type="float" office:value="590">
            <text:p>590</text:p>
          </table:table-cell>
          <table:table-cell office:value-type="float" office:value="179107">
            <text:p>179107</text:p>
          </table:table-cell>
          <table:table-cell office:value-type="float" office:value="10253405820">
            <text:p>1025340582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7671049560">
            <text:p>7671049560</text:p>
          </table:table-cell>
          <table:table-cell office:value-type="string">
            <text:p>The Forge [XMAS]</text:p>
          </table:table-cell>
          <table:table-cell office:value-type="string">
            <text:p>The Forge Community</text:p>
          </table:table-cell>
          <table:table-cell office:value-type="float" office:value="241">
            <text:p>241</text:p>
          </table:table-cell>
          <table:table-cell office:value-type="float" office:value="161648">
            <text:p>161648</text:p>
          </table:table-cell>
          <table:table-cell office:value-type="float" office:value="832365645">
            <text:p>83236564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3808081382">
            <text:p>3808081382</text:p>
          </table:table-cell>
          <table:table-cell office:value-type="string">
            <text:p>The Strongest Battlegrounds</text:p>
          </table:table-cell>
          <table:table-cell office:value-type="string">
            <text:p>Yielding Arts</text:p>
          </table:table-cell>
          <table:table-cell office:value-type="float" office:value="1253">
            <text:p>1253</text:p>
          </table:table-cell>
          <table:table-cell office:value-type="float" office:value="122758">
            <text:p>122758</text:p>
          </table:table-cell>
          <table:table-cell office:value-type="float" office:value="16082301563">
            <text:p>1608230156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</table:table-row>
        <table:table-row>
          <table:table-cell office:value-type="float" office:value="6331902150">
            <text:p>6331902150</text:p>
          </table:table-cell>
          <table:table-cell office:value-type="string">
            <text:p>[🎆] Forsaken</text:p>
          </table:table-cell>
          <table:table-cell office:value-type="string">
            <text:p>Forsaken Dev Team</text:p>
          </table:table-cell>
          <table:table-cell office:value-type="float" office:value="527">
            <text:p>527</text:p>
          </table:table-cell>
          <table:table-cell office:value-type="float" office:value="108803">
            <text:p>108803</text:p>
          </table:table-cell>
          <table:table-cell office:value-type="float" office:value="3977289941">
            <text:p>397728994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5569032992">
            <text:p>5569032992</text:p>
          </table:table-cell>
          <table:table-cell office:value-type="string">
            <text:p>🎄 Dandy's World [ALPHA]</text:p>
          </table:table-cell>
          <table:table-cell office:value-type="string">
            <text:p>BlushCrunch Studio</text:p>
          </table:table-cell>
          <table:table-cell office:value-type="float" office:value="711">
            <text:p>711</text:p>
          </table:table-cell>
          <table:table-cell office:value-type="float" office:value="105416">
            <text:p>105416</text:p>
          </table:table-cell>
          <table:table-cell office:value-type="float" office:value="5585565533">
            <text:p>558556553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8539298853">
            <text:p>8539298853</text:p>
          </table:table-cell>
          <table:table-cell office:value-type="string">
            <text:p>Scary Shawarma Kiosk: the ANOMALY [horror]</text:p>
          </table:table-cell>
          <table:table-cell office:value-type="string">
            <text:p>kharbor_ykt</text:p>
          </table:table-cell>
          <table:table-cell office:value-type="float" office:value="134">
            <text:p>134</text:p>
          </table:table-cell>
          <table:table-cell office:value-type="float" office:value="97630">
            <text:p>97630</text:p>
          </table:table-cell>
          <table:table-cell office:value-type="float" office:value="405316492">
            <text:p>40531649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931042565">
            <text:p>6931042565</text:p>
          </table:table-cell>
          <table:table-cell office:value-type="string">
            <text:p>[UPD] Volleyball Legends</text:p>
          </table:table-cell>
          <table:table-cell office:value-type="string">
            <text:p>Volleyball Game Group</text:p>
          </table:table-cell>
          <table:table-cell office:value-type="float" office:value="385">
            <text:p>385</text:p>
          </table:table-cell>
          <table:table-cell office:value-type="float" office:value="90974">
            <text:p>90974</text:p>
          </table:table-cell>
          <table:table-cell office:value-type="float" office:value="2536148452">
            <text:p>2536148452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74">
            <text:p>374</text:p>
          </table:table-cell>
        </table:table-row>
        <table:table-row>
          <table:table-cell office:value-type="float" office:value="3508322461">
            <text:p>3508322461</text:p>
          </table:table-cell>
          <table:table-cell office:value-type="string">
            <text:p>[🎅 -20%] Jujutsu Shenanigans</text:p>
          </table:table-cell>
          <table:table-cell office:value-type="string">
            <text:p>Tze's Shenanigans</text:p>
          </table:table-cell>
          <table:table-cell office:value-type="float" office:value="1360">
            <text:p>1360</text:p>
          </table:table-cell>
          <table:table-cell office:value-type="float" office:value="81657">
            <text:p>81657</text:p>
          </table:table-cell>
          <table:table-cell office:value-type="float" office:value="2798552103">
            <text:p>279855210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5203828273">
            <text:p>5203828273</text:p>
          </table:table-cell>
          <table:table-cell office:value-type="string">
            <text:p><text:s/>[🎉NEW YEAR] Dress To Impress✨</text:p>
          </table:table-cell>
          <table:table-cell office:value-type="string">
            <text:p>Dress To Impress Group</text:p>
          </table:table-cell>
          <table:table-cell office:value-type="float" office:value="811">
            <text:p>811</text:p>
          </table:table-cell>
          <table:table-cell office:value-type="float" office:value="78540">
            <text:p>78540</text:p>
          </table:table-cell>
          <table:table-cell office:value-type="float" office:value="9144004607">
            <text:p>914400460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3240075297">
            <text:p>3240075297</text:p>
          </table:table-cell>
          <table:table-cell office:value-type="string">
            <text:p>Berry Avenue 🏠 RP</text:p>
          </table:table-cell>
          <table:table-cell office:value-type="string">
            <text:p>Amberry Games</text:p>
          </table:table-cell>
          <table:table-cell office:value-type="float" office:value="1459">
            <text:p>1459</text:p>
          </table:table-cell>
          <table:table-cell office:value-type="float" office:value="76743">
            <text:p>76743</text:p>
          </table:table-cell>
          <table:table-cell office:value-type="float" office:value="7522823358">
            <text:p>752282335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5750914919">
            <text:p>5750914919</text:p>
          </table:table-cell>
          <table:table-cell office:value-type="string">
            <text:p>Fisch ❄️</text:p>
          </table:table-cell>
          <table:table-cell office:value-type="string">
            <text:p>Fisching</text:p>
          </table:table-cell>
          <table:table-cell office:value-type="float" office:value="664">
            <text:p>664</text:p>
          </table:table-cell>
          <table:table-cell office:value-type="float" office:value="63045">
            <text:p>63045</text:p>
          </table:table-cell>
          <table:table-cell office:value-type="float" office:value="4068667954">
            <text:p>406866795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7436755782">
            <text:p>7436755782</text:p>
          </table:table-cell>
          <table:table-cell office:value-type="string">
            <text:p>[🍿] Grow a Garden 🌶️</text:p>
          </table:table-cell>
          <table:table-cell office:value-type="string">
            <text:p>The Garden Game</text:p>
          </table:table-cell>
          <table:table-cell office:value-type="float" office:value="287">
            <text:p>287</text:p>
          </table:table-cell>
          <table:table-cell office:value-type="float" office:value="62352">
            <text:p>62352</text:p>
          </table:table-cell>
          <table:table-cell office:value-type="float" office:value="34387763713">
            <text:p>3438776371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839802560">
            <text:p>4839802560</text:p>
          </table:table-cell>
          <table:table-cell office:value-type="string">
            <text:p>LifeTogether 🏠 RP [🎄 UPDATE]</text:p>
          </table:table-cell>
          <table:table-cell office:value-type="string">
            <text:p>Cinnamon Software</text:p>
          </table:table-cell>
          <table:table-cell office:value-type="float" office:value="916">
            <text:p>916</text:p>
          </table:table-cell>
          <table:table-cell office:value-type="float" office:value="56573">
            <text:p>56573</text:p>
          </table:table-cell>
          <table:table-cell office:value-type="float" office:value="2878956334">
            <text:p>287895633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361032378">
            <text:p>5361032378</text:p>
          </table:table-cell>
          <table:table-cell office:value-type="string">
            <text:p>Sol's RNG [Christmas🎁]</text:p>
          </table:table-cell>
          <table:table-cell office:value-type="string">
            <text:p>Sol's Studio</text:p>
          </table:table-cell>
          <table:table-cell office:value-type="float" office:value="765">
            <text:p>765</text:p>
          </table:table-cell>
          <table:table-cell office:value-type="float" office:value="48953">
            <text:p>48953</text:p>
          </table:table-cell>
          <table:table-cell office:value-type="float" office:value="1554130536">
            <text:p>155413053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9266873836">
            <text:p>9266873836</text:p>
          </table:table-cell>
          <table:table-cell office:value-type="string">
            <text:p>[🎁] Anime Fighting Simulator: Endless</text:p>
          </table:table-cell>
          <table:table-cell office:value-type="string">
            <text:p>AFS: Endless</text:p>
          </table:table-cell>
          <table:table-cell office:value-type="float" office:value="38">
            <text:p>38</text:p>
          </table:table-cell>
          <table:table-cell office:value-type="float" office:value="47370">
            <text:p>47370</text:p>
          </table:table-cell>
          <table:table-cell office:value-type="float" office:value="27128043">
            <text:p>27128043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9363735110">
            <text:p>9363735110</text:p>
          </table:table-cell>
          <table:table-cell office:value-type="string">
            <text:p>Escape Tsunami For Brainrots!</text:p>
          </table:table-cell>
          <table:table-cell office:value-type="string">
            <text:p>Wave of Brainrots</text:p>
          </table:table-cell>
          <table:table-cell office:value-type="float" office:value="22">
            <text:p>22</text:p>
          </table:table-cell>
          <table:table-cell office:value-type="float" office:value="45600">
            <text:p>45600</text:p>
          </table:table-cell>
          <table:table-cell office:value-type="float" office:value="15054893">
            <text:p>1505489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995470825">
            <text:p>5995470825</text:p>
          </table:table-cell>
          <table:table-cell office:value-type="string">
            <text:p>[🔥]<text:s text:c="2"/>Hypershot</text:p>
          </table:table-cell>
          <table:table-cell office:value-type="string">
            <text:p>Frosted Studio</text:p>
          </table:table-cell>
          <table:table-cell office:value-type="float" office:value="599">
            <text:p>599</text:p>
          </table:table-cell>
          <table:table-cell office:value-type="float" office:value="38501">
            <text:p>38501</text:p>
          </table:table-cell>
          <table:table-cell office:value-type="float" office:value="525177585">
            <text:p>52517758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3647333358">
            <text:p>3647333358</text:p>
          </table:table-cell>
          <table:table-cell office:value-type="string">
            <text:p>🎄Evade🎄</text:p>
          </table:table-cell>
          <table:table-cell office:value-type="string">
            <text:p>Hexagon Development Community</text:p>
          </table:table-cell>
          <table:table-cell office:value-type="float" office:value="1306">
            <text:p>1306</text:p>
          </table:table-cell>
          <table:table-cell office:value-type="float" office:value="35757">
            <text:p>35757</text:p>
          </table:table-cell>
          <table:table-cell office:value-type="float" office:value="7922979409">
            <text:p>792297940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</table:table-row>
        <table:table-row>
          <table:table-cell office:value-type="float" office:value="3317771874">
            <text:p>3317771874</text:p>
          </table:table-cell>
          <table:table-cell office:value-type="string">
            <text:p>🎅 Pet Simulator 99! 🎄</text:p>
          </table:table-cell>
          <table:table-cell office:value-type="string">
            <text:p>BIG Games Pets</text:p>
          </table:table-cell>
          <table:table-cell office:value-type="float" office:value="1431">
            <text:p>1431</text:p>
          </table:table-cell>
          <table:table-cell office:value-type="float" office:value="32946">
            <text:p>32946</text:p>
          </table:table-cell>
          <table:table-cell office:value-type="float" office:value="2318242034">
            <text:p>231824203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113">
            <text:p>1113</text:p>
          </table:table-cell>
        </table:table-row>
        <table:table-row>
          <table:table-cell office:value-type="float" office:value="9330730057">
            <text:p>9330730057</text:p>
          </table:table-cell>
          <table:table-cell office:value-type="string">
            <text:p>💣 Bomb Chip</text:p>
          </table:table-cell>
          <table:table-cell office:value-type="string">
            <text:p>Atys Games</text:p>
          </table:table-cell>
          <table:table-cell office:value-type="float" office:value="27">
            <text:p>27</text:p>
          </table:table-cell>
          <table:table-cell office:value-type="float" office:value="30530">
            <text:p>30530</text:p>
          </table:table-cell>
          <table:table-cell office:value-type="float" office:value="86481689">
            <text:p>8648168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19619496">
            <text:p>2619619496</text:p>
          </table:table-cell>
          <table:table-cell office:value-type="string">
            <text:p>BedWars [🔥2XP WEEKEND]</text:p>
          </table:table-cell>
          <table:table-cell office:value-type="string">
            <text:p>Easy.gg</text:p>
          </table:table-cell>
          <table:table-cell office:value-type="float" office:value="1685">
            <text:p>1685</text:p>
          </table:table-cell>
          <table:table-cell office:value-type="float" office:value="29819">
            <text:p>29819</text:p>
          </table:table-cell>
          <table:table-cell office:value-type="float" office:value="10923249863">
            <text:p>10923249863</text:p>
          </table:table-cell>
          <table:table-cell/>
          <table:table-cell/>
          <table:table-cell office:value-type="float" office:value="50">
            <text:p>50</text:p>
          </table:table-cell>
          <table:table-cell office:value-type="float" office:value="415">
            <text:p>415</text:p>
          </table:table-cell>
        </table:table-row>
        <table:table-row>
          <table:table-cell office:value-type="float" office:value="2668101271">
            <text:p>2668101271</text:p>
          </table:table-cell>
          <table:table-cell office:value-type="string">
            <text:p>Fling Things and People</text:p>
          </table:table-cell>
          <table:table-cell office:value-type="string">
            <text:p>Horomori</text:p>
          </table:table-cell>
          <table:table-cell office:value-type="float" office:value="1665">
            <text:p>1665</text:p>
          </table:table-cell>
          <table:table-cell office:value-type="float" office:value="29629">
            <text:p>29629</text:p>
          </table:table-cell>
          <table:table-cell office:value-type="float" office:value="2522523519">
            <text:p>252252351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8779464785">
            <text:p>8779464785</text:p>
          </table:table-cell>
          <table:table-cell office:value-type="string">
            <text:p>✨ Tap Simulator</text:p>
          </table:table-cell>
          <table:table-cell office:value-type="string">
            <text:p>Cursor Makers</text:p>
          </table:table-cell>
          <table:table-cell office:value-type="float" office:value="106">
            <text:p>106</text:p>
          </table:table-cell>
          <table:table-cell office:value-type="float" office:value="28895">
            <text:p>28895</text:p>
          </table:table-cell>
          <table:table-cell office:value-type="float" office:value="31002685">
            <text:p>31002685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8316902627">
            <text:p>8316902627</text:p>
          </table:table-cell>
          <table:table-cell office:value-type="string">
            <text:p>[💪] Plants Vs Brainrots 🌻</text:p>
          </table:table-cell>
          <table:table-cell office:value-type="string">
            <text:p>Yo Gurt Studio</text:p>
          </table:table-cell>
          <table:table-cell office:value-type="float" office:value="158">
            <text:p>158</text:p>
          </table:table-cell>
          <table:table-cell office:value-type="float" office:value="28366">
            <text:p>28366</text:p>
          </table:table-cell>
          <table:table-cell office:value-type="float" office:value="4433318640">
            <text:p>443331864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8834587397">
            <text:p>8834587397</text:p>
          </table:table-cell>
          <table:table-cell office:value-type="string">
            <text:p>Find the Brainrot [323]</text:p>
          </table:table-cell>
          <table:table-cell office:value-type="string">
            <text:p>Find The Games World</text:p>
          </table:table-cell>
          <table:table-cell office:value-type="float" office:value="99">
            <text:p>99</text:p>
          </table:table-cell>
          <table:table-cell office:value-type="float" office:value="27912">
            <text:p>27912</text:p>
          </table:table-cell>
          <table:table-cell office:value-type="float" office:value="449387708">
            <text:p>44938770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</table:table-row>
        <table:table-row>
          <table:table-cell office:value-type="float" office:value="1176784616">
            <text:p>1176784616</text:p>
          </table:table-cell>
          <table:table-cell office:value-type="string">
            <text:p>🎆NEW YEARS🎆<text:s text:c="3"/>Tower Defense Simulator</text:p>
          </table:table-cell>
          <table:table-cell office:value-type="string">
            <text:p>Paradoxum Games</text:p>
          </table:table-cell>
          <table:table-cell office:value-type="float" office:value="2407">
            <text:p>2407</text:p>
          </table:table-cell>
          <table:table-cell office:value-type="float" office:value="26497">
            <text:p>26497</text:p>
          </table:table-cell>
          <table:table-cell office:value-type="float" office:value="4431477637">
            <text:p>4431477637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45">
            <text:p>1245</text:p>
          </table:table-cell>
        </table:table-row>
        <table:table-row>
          <table:table-cell office:value-type="float" office:value="3808223175">
            <text:p>3808223175</text:p>
          </table:table-cell>
          <table:table-cell office:value-type="string">
            <text:p>[🔥✂️] Jujutsu Infinite</text:p>
          </table:table-cell>
          <table:table-cell office:value-type="string">
            <text:p>Awesome Ninja Games</text:p>
          </table:table-cell>
          <table:table-cell office:value-type="float" office:value="1253">
            <text:p>1253</text:p>
          </table:table-cell>
          <table:table-cell office:value-type="float" office:value="26080">
            <text:p>26080</text:p>
          </table:table-cell>
          <table:table-cell office:value-type="float" office:value="523205173">
            <text:p>52320517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372226183">
            <text:p>372226183</text:p>
          </table:table-cell>
          <table:table-cell office:value-type="string">
            <text:p>❄️Flee the Facility🎁</text:p>
          </table:table-cell>
          <table:table-cell office:value-type="string">
            <text:p>A.W. Apps</text:p>
          </table:table-cell>
          <table:table-cell office:value-type="float" office:value="3111">
            <text:p>3111</text:p>
          </table:table-cell>
          <table:table-cell office:value-type="float" office:value="26021">
            <text:p>26021</text:p>
          </table:table-cell>
          <table:table-cell office:value-type="float" office:value="5257971656">
            <text:p>525797165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</table:table-row>
        <table:table-row>
          <table:table-cell office:value-type="float" office:value="9228045253">
            <text:p>9228045253</text:p>
          </table:table-cell>
          <table:table-cell office:value-type="string">
            <text:p>🌴 Chop Your Tree</text:p>
          </table:table-cell>
          <table:table-cell office:value-type="string">
            <text:p>Simple Bricks Trees</text:p>
          </table:table-cell>
          <table:table-cell office:value-type="float" office:value="44">
            <text:p>44</text:p>
          </table:table-cell>
          <table:table-cell office:value-type="float" office:value="25670">
            <text:p>25670</text:p>
          </table:table-cell>
          <table:table-cell office:value-type="float" office:value="46070781">
            <text:p>4607078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3317679266">
            <text:p>3317679266</text:p>
          </table:table-cell>
          <table:table-cell office:value-type="string">
            <text:p>[🎄] PLS DONATE 💸</text:p>
          </table:table-cell>
          <table:table-cell office:value-type="string">
            <text:p>haz3mn</text:p>
          </table:table-cell>
          <table:table-cell office:value-type="float" office:value="1431">
            <text:p>1431</text:p>
          </table:table-cell>
          <table:table-cell office:value-type="float" office:value="25495">
            <text:p>25495</text:p>
          </table:table-cell>
          <table:table-cell office:value-type="float" office:value="4630913312">
            <text:p>463091331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4578">
            <text:p>14578</text:p>
          </table:table-cell>
        </table:table-row>
        <table:table-row>
          <table:table-cell office:value-type="float" office:value="88070565">
            <text:p>88070565</text:p>
          </table:table-cell>
          <table:table-cell office:value-type="string">
            <text:p>[🚕] Welcome to Bloxburg</text:p>
          </table:table-cell>
          <table:table-cell office:value-type="string">
            <text:p>Bloxburg Development</text:p>
          </table:table-cell>
          <table:table-cell office:value-type="float" office:value="4081">
            <text:p>4081</text:p>
          </table:table-cell>
          <table:table-cell office:value-type="float" office:value="24398">
            <text:p>24398</text:p>
          </table:table-cell>
          <table:table-cell office:value-type="float" office:value="9754379069">
            <text:p>975437906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</table:table-row>
        <table:table-row>
          <table:table-cell office:value-type="float" office:value="5578556129">
            <text:p>5578556129</text:p>
          </table:table-cell>
          <table:table-cell office:value-type="string">
            <text:p>[🏴‍☠️ 10 🏴‍☠️] Anime Vanguards</text:p>
          </table:table-cell>
          <table:table-cell office:value-type="string">
            <text:p>Kitawari</text:p>
          </table:table-cell>
          <table:table-cell office:value-type="float" office:value="709">
            <text:p>709</text:p>
          </table:table-cell>
          <table:table-cell office:value-type="float" office:value="23650">
            <text:p>23650</text:p>
          </table:table-cell>
          <table:table-cell office:value-type="float" office:value="1651730112">
            <text:p>165173011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</table:table-row>
        <table:table-row>
          <table:table-cell office:value-type="float" office:value="65241">
            <text:p>65241</text:p>
          </table:table-cell>
          <table:table-cell office:value-type="string">
            <text:p>Natural Disaster Survival</text:p>
          </table:table-cell>
          <table:table-cell office:value-type="string">
            <text:p>Stickmasterluke</text:p>
          </table:table-cell>
          <table:table-cell office:value-type="float" office:value="6493">
            <text:p>6493</text:p>
          </table:table-cell>
          <table:table-cell office:value-type="float" office:value="22776">
            <text:p>22776</text:p>
          </table:table-cell>
          <table:table-cell office:value-type="float" office:value="4023826701">
            <text:p>402382670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4777817887">
            <text:p>4777817887</text:p>
          </table:table-cell>
          <table:table-cell office:value-type="string">
            <text:p>Blade Ball</text:p>
          </table:table-cell>
          <table:table-cell office:value-type="string">
            <text:p>Wiggity.</text:p>
          </table:table-cell>
          <table:table-cell office:value-type="float" office:value="934">
            <text:p>934</text:p>
          </table:table-cell>
          <table:table-cell office:value-type="float" office:value="22401">
            <text:p>22401</text:p>
          </table:table-cell>
          <table:table-cell office:value-type="float" office:value="5846346156">
            <text:p>584634615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</table:table-row>
        <table:table-row>
          <table:table-cell office:value-type="float" office:value="7332711118">
            <text:p>7332711118</text:p>
          </table:table-cell>
          <table:table-cell office:value-type="string">
            <text:p>Brainrot Evolution</text:p>
          </table:table-cell>
          <table:table-cell office:value-type="string">
            <text:p>Brainrot Evolution</text:p>
          </table:table-cell>
          <table:table-cell office:value-type="float" office:value="307">
            <text:p>307</text:p>
          </table:table-cell>
          <table:table-cell office:value-type="float" office:value="21959">
            <text:p>21959</text:p>
          </table:table-cell>
          <table:table-cell office:value-type="float" office:value="1610048845">
            <text:p>161004884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</table:table-row>
        <table:table-row>
          <table:table-cell office:value-type="float" office:value="1831550657">
            <text:p>1831550657</text:p>
          </table:table-cell>
          <table:table-cell office:value-type="string">
            <text:p>❄️ Creatures of Sonaria 🎁 Survive Kaiju Animals</text:p>
          </table:table-cell>
          <table:table-cell office:value-type="string">
            <text:p>Sonar Studios</text:p>
          </table:table-cell>
          <table:table-cell office:value-type="float" office:value="2021">
            <text:p>2021</text:p>
          </table:table-cell>
          <table:table-cell office:value-type="float" office:value="21708">
            <text:p>21708</text:p>
          </table:table-cell>
          <table:table-cell office:value-type="float" office:value="1716562140">
            <text:p>171656214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145063979">
            <text:p>9145063979</text:p>
          </table:table-cell>
          <table:table-cell office:value-type="string">
            <text:p>⛏️Dig to Escape</text:p>
          </table:table-cell>
          <table:table-cell office:value-type="string">
            <text:p>Breakout Funs</text:p>
          </table:table-cell>
          <table:table-cell office:value-type="float" office:value="57">
            <text:p>57</text:p>
          </table:table-cell>
          <table:table-cell office:value-type="float" office:value="21520">
            <text:p>21520</text:p>
          </table:table-cell>
          <table:table-cell office:value-type="float" office:value="219672017">
            <text:p>21967201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</table:table-row>
        <table:table-row>
          <table:table-cell office:value-type="float" office:value="6325068386">
            <text:p>6325068386</text:p>
          </table:table-cell>
          <table:table-cell office:value-type="string">
            <text:p>[🎆] Blue Lock: Rivals</text:p>
          </table:table-cell>
          <table:table-cell office:value-type="string">
            <text:p>Blue Lock Rivals Unofficial Fans</text:p>
          </table:table-cell>
          <table:table-cell office:value-type="float" office:value="529">
            <text:p>529</text:p>
          </table:table-cell>
          <table:table-cell office:value-type="float" office:value="21255">
            <text:p>21255</text:p>
          </table:table-cell>
          <table:table-cell office:value-type="float" office:value="4334117534">
            <text:p>433411753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</table:table-row>
        <table:table-row>
          <table:table-cell office:value-type="float" office:value="9277195104">
            <text:p>9277195104</text:p>
          </table:table-cell>
          <table:table-cell office:value-type="string">
            <text:p>[UPD] Blind Shot</text:p>
          </table:table-cell>
          <table:table-cell office:value-type="string">
            <text:p>Blind Shot Group</text:p>
          </table:table-cell>
          <table:table-cell office:value-type="float" office:value="36">
            <text:p>36</text:p>
          </table:table-cell>
          <table:table-cell office:value-type="float" office:value="20744">
            <text:p>20744</text:p>
          </table:table-cell>
          <table:table-cell office:value-type="float" office:value="127544209">
            <text:p>12754420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8916375040">
            <text:p>8916375040</text:p>
          </table:table-cell>
          <table:table-cell office:value-type="string">
            <text:p>My Fishing Brainrots</text:p>
          </table:table-cell>
          <table:table-cell office:value-type="string">
            <text:p>Fish In The Waters</text:p>
          </table:table-cell>
          <table:table-cell office:value-type="float" office:value="88">
            <text:p>88</text:p>
          </table:table-cell>
          <table:table-cell office:value-type="float" office:value="20721">
            <text:p>20721</text:p>
          </table:table-cell>
          <table:table-cell office:value-type="float" office:value="53742471">
            <text:p>5374247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9344307274">
            <text:p>9344307274</text:p>
          </table:table-cell>
          <table:table-cell office:value-type="string">
            <text:p>⛏️ Break a Lucky Block!</text:p>
          </table:table-cell>
          <table:table-cell office:value-type="string">
            <text:p>Slime Time Studios</text:p>
          </table:table-cell>
          <table:table-cell office:value-type="float" office:value="25">
            <text:p>25</text:p>
          </table:table-cell>
          <table:table-cell office:value-type="float" office:value="20258">
            <text:p>20258</text:p>
          </table:table-cell>
          <table:table-cell office:value-type="float" office:value="21018211">
            <text:p>2101821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3124385">
            <text:p>703124385</text:p>
          </table:table-cell>
          <table:table-cell office:value-type="string">
            <text:p>Tower of Hell</text:p>
          </table:table-cell>
          <table:table-cell office:value-type="string">
            <text:p>YXceptional Studios</text:p>
          </table:table-cell>
          <table:table-cell office:value-type="float" office:value="2759">
            <text:p>2759</text:p>
          </table:table-cell>
          <table:table-cell office:value-type="float" office:value="20180">
            <text:p>20180</text:p>
          </table:table-cell>
          <table:table-cell office:value-type="float" office:value="27156107084">
            <text:p>2715610708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7660436108">
            <text:p>7660436108</text:p>
          </table:table-cell>
          <table:table-cell office:value-type="string">
            <text:p>[🐉] Anime Crusaders</text:p>
          </table:table-cell>
          <table:table-cell office:value-type="string">
            <text:p>32x</text:p>
          </table:table-cell>
          <table:table-cell office:value-type="float" office:value="244">
            <text:p>244</text:p>
          </table:table-cell>
          <table:table-cell office:value-type="float" office:value="19465">
            <text:p>19465</text:p>
          </table:table-cell>
          <table:table-cell office:value-type="float" office:value="77765456">
            <text:p>7776545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</table:table-row>
        <table:table-row>
          <table:table-cell office:value-type="float" office:value="210851291">
            <text:p>210851291</text:p>
          </table:table-cell>
          <table:table-cell office:value-type="string">
            <text:p>Build A Boat For Treasure</text:p>
          </table:table-cell>
          <table:table-cell office:value-type="string">
            <text:p>Chillz Studios</text:p>
          </table:table-cell>
          <table:table-cell office:value-type="float" office:value="3352">
            <text:p>3352</text:p>
          </table:table-cell>
          <table:table-cell office:value-type="float" office:value="19349">
            <text:p>19349</text:p>
          </table:table-cell>
          <table:table-cell office:value-type="float" office:value="4829477671">
            <text:p>482947767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</table:table-row>
        <table:table-row>
          <table:table-cell office:value-type="float" office:value="7008097940">
            <text:p>7008097940</text:p>
          </table:table-cell>
          <table:table-cell office:value-type="string">
            <text:p>[💪] Ink Game</text:p>
          </table:table-cell>
          <table:table-cell office:value-type="string">
            <text:p>games i think</text:p>
          </table:table-cell>
          <table:table-cell office:value-type="float" office:value="371">
            <text:p>371</text:p>
          </table:table-cell>
          <table:table-cell office:value-type="float" office:value="19297">
            <text:p>19297</text:p>
          </table:table-cell>
          <table:table-cell office:value-type="float" office:value="2841034539">
            <text:p>284103453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8791358380">
            <text:p>8791358380</text:p>
          </table:table-cell>
          <table:table-cell office:value-type="string">
            <text:p>Don’t Steal the Bubu 🐻</text:p>
          </table:table-cell>
          <table:table-cell office:value-type="string">
            <text:p>lol games..</text:p>
          </table:table-cell>
          <table:table-cell office:value-type="float" office:value="104">
            <text:p>104</text:p>
          </table:table-cell>
          <table:table-cell office:value-type="float" office:value="19212">
            <text:p>19212</text:p>
          </table:table-cell>
          <table:table-cell office:value-type="float" office:value="186738993">
            <text:p>18673899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88190691">
            <text:p>7488190691</text:p>
          </table:table-cell>
          <table:table-cell office:value-type="string">
            <text:p>[☠️0.5☠️] Universal Tower Defense</text:p>
          </table:table-cell>
          <table:table-cell office:value-type="string">
            <text:p>Universal Tower Defense [UTD]</text:p>
          </table:table-cell>
          <table:table-cell office:value-type="float" office:value="277">
            <text:p>277</text:p>
          </table:table-cell>
          <table:table-cell office:value-type="float" office:value="19037">
            <text:p>19037</text:p>
          </table:table-cell>
          <table:table-cell office:value-type="float" office:value="59676363">
            <text:p>5967636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4348829796">
            <text:p>4348829796</text:p>
          </table:table-cell>
          <table:table-cell office:value-type="string">
            <text:p>Murderers VS Sheriffs DUELS</text:p>
          </table:table-cell>
          <table:table-cell office:value-type="string">
            <text:p>Red21 Games</text:p>
          </table:table-cell>
          <table:table-cell office:value-type="float" office:value="1069">
            <text:p>1069</text:p>
          </table:table-cell>
          <table:table-cell office:value-type="float" office:value="18606">
            <text:p>18606</text:p>
          </table:table-cell>
          <table:table-cell office:value-type="float" office:value="2184893685">
            <text:p>218489368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5650396773">
            <text:p>5650396773</text:p>
          </table:table-cell>
          <table:table-cell office:value-type="string">
            <text:p>a dusty trip [🚗QUEST]</text:p>
          </table:table-cell>
          <table:table-cell office:value-type="string">
            <text:p>Jandel's Road Trip</text:p>
          </table:table-cell>
          <table:table-cell office:value-type="float" office:value="690">
            <text:p>690</text:p>
          </table:table-cell>
          <table:table-cell office:value-type="float" office:value="18010">
            <text:p>18010</text:p>
          </table:table-cell>
          <table:table-cell office:value-type="float" office:value="2074077070">
            <text:p>2074077070</text:p>
          </table:table-cell>
          <table:table-cell/>
          <table:table-cell/>
          <table:table-cell office:value-type="float" office:value="33">
            <text:p>33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184199275">
            <text:p>184199275</text:p>
          </table:table-cell>
          <table:table-cell office:value-type="string">
            <text:p>[🎆UPD] NFL Universe Football</text:p>
          </table:table-cell>
          <table:table-cell office:value-type="string">
            <text:p>NFL Universe Football by Voldex</text:p>
          </table:table-cell>
          <table:table-cell office:value-type="float" office:value="2673">
            <text:p>2673</text:p>
          </table:table-cell>
          <table:table-cell office:value-type="float" office:value="17436">
            <text:p>17436</text:p>
          </table:table-cell>
          <table:table-cell office:value-type="float" office:value="804922892">
            <text:p>804922892</text:p>
          </table:table-cell>
          <table:table-cell/>
          <table:table-cell/>
          <table:table-cell office:value-type="float" office:value="24">
            <text:p>24</text:p>
          </table:table-cell>
          <table:table-cell office:value-type="float" office:value="672">
            <text:p>672</text:p>
          </table:table-cell>
        </table:table-row>
        <table:table-row>
          <table:table-cell office:value-type="float" office:value="5166944221">
            <text:p>5166944221</text:p>
          </table:table-cell>
          <table:table-cell office:value-type="string">
            <text:p>Death Ball</text:p>
          </table:table-cell>
          <table:table-cell office:value-type="string">
            <text:p>⨯ Small World Games</text:p>
          </table:table-cell>
          <table:table-cell office:value-type="float" office:value="821">
            <text:p>821</text:p>
          </table:table-cell>
          <table:table-cell office:value-type="float" office:value="17434">
            <text:p>17434</text:p>
          </table:table-cell>
          <table:table-cell office:value-type="float" office:value="1390255825">
            <text:p>139025582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8722889197">
            <text:p>8722889197</text:p>
          </table:table-cell>
          <table:table-cell office:value-type="string">
            <text:p>Don’t Steal the Brainrots 🧠</text:p>
          </table:table-cell>
          <table:table-cell office:value-type="string">
            <text:p>lol games..</text:p>
          </table:table-cell>
          <table:table-cell office:value-type="float" office:value="113">
            <text:p>113</text:p>
          </table:table-cell>
          <table:table-cell office:value-type="float" office:value="17295">
            <text:p>17295</text:p>
          </table:table-cell>
          <table:table-cell office:value-type="float" office:value="86012693">
            <text:p>8601269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568630521">
            <text:p>4568630521</text:p>
          </table:table-cell>
          <table:table-cell office:value-type="string">
            <text:p>[CHRISTMAS🎄] Heroes Battlegrounds</text:p>
          </table:table-cell>
          <table:table-cell office:value-type="string">
            <text:p>more awesome games yo</text:p>
          </table:table-cell>
          <table:table-cell office:value-type="float" office:value="1001">
            <text:p>1001</text:p>
          </table:table-cell>
          <table:table-cell office:value-type="float" office:value="17104">
            <text:p>17104</text:p>
          </table:table-cell>
          <table:table-cell office:value-type="float" office:value="1385134275">
            <text:p>138513427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73885730">
            <text:p>73885730</text:p>
          </table:table-cell>
          <table:table-cell office:value-type="string">
            <text:p>Prison Life</text:p>
          </table:table-cell>
          <table:table-cell office:value-type="string">
            <text:p>Aesthetical</text:p>
          </table:table-cell>
          <table:table-cell office:value-type="float" office:value="4267">
            <text:p>4267</text:p>
          </table:table-cell>
          <table:table-cell office:value-type="float" office:value="16454">
            <text:p>16454</text:p>
          </table:table-cell>
          <table:table-cell office:value-type="float" office:value="2714665664">
            <text:p>271466566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7882829745">
            <text:p>7882829745</text:p>
          </table:table-cell>
          <table:table-cell office:value-type="string">
            <text:p>[🐉🔥] Anime Eternal</text:p>
          </table:table-cell>
          <table:table-cell office:value-type="string">
            <text:p>New ProjectR</text:p>
          </table:table-cell>
          <table:table-cell office:value-type="float" office:value="210">
            <text:p>210</text:p>
          </table:table-cell>
          <table:table-cell office:value-type="float" office:value="16223">
            <text:p>16223</text:p>
          </table:table-cell>
          <table:table-cell office:value-type="float" office:value="296684570">
            <text:p>296684570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29">
            <text:p>429</text:p>
          </table:table-cell>
        </table:table-row>
        <table:table-row>
          <table:table-cell office:value-type="float" office:value="4540138978">
            <text:p>4540138978</text:p>
          </table:table-cell>
          <table:table-cell office:value-type="string">
            <text:p>Metro Life 🎄 City RP</text:p>
          </table:table-cell>
          <table:table-cell office:value-type="string">
            <text:p>Century Creators</text:p>
          </table:table-cell>
          <table:table-cell office:value-type="float" office:value="1009">
            <text:p>1009</text:p>
          </table:table-cell>
          <table:table-cell office:value-type="float" office:value="16210">
            <text:p>16210</text:p>
          </table:table-cell>
          <table:table-cell office:value-type="float" office:value="1951488390">
            <text:p>195148839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1202096104">
            <text:p>1202096104</text:p>
          </table:table-cell>
          <table:table-cell office:value-type="string">
            <text:p>[❄️WINTERFEST] Driving Empire🏎️ Car Racing</text:p>
          </table:table-cell>
          <table:table-cell office:value-type="string">
            <text:p>Driving Empire by Voldex</text:p>
          </table:table-cell>
          <table:table-cell office:value-type="float" office:value="2389">
            <text:p>2389</text:p>
          </table:table-cell>
          <table:table-cell office:value-type="float" office:value="16209">
            <text:p>16209</text:p>
          </table:table-cell>
          <table:table-cell office:value-type="float" office:value="2466579275">
            <text:p>246657927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7094518649">
            <text:p>7094518649</text:p>
          </table:table-cell>
          <table:table-cell office:value-type="string">
            <text:p>Restaurant Tycoon 3</text:p>
          </table:table-cell>
          <table:table-cell office:value-type="string">
            <text:p>Ultraw</text:p>
          </table:table-cell>
          <table:table-cell office:value-type="float" office:value="355">
            <text:p>355</text:p>
          </table:table-cell>
          <table:table-cell office:value-type="float" office:value="15176">
            <text:p>15176</text:p>
          </table:table-cell>
          <table:table-cell office:value-type="float" office:value="170248198">
            <text:p>17024819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74">
            <text:p>474</text:p>
          </table:table-cell>
        </table:table-row>
        <table:table-row>
          <table:table-cell office:value-type="float" office:value="2380077519">
            <text:p>2380077519</text:p>
          </table:table-cell>
          <table:table-cell office:value-type="string">
            <text:p>[👜 SHOPKEEPER] Slap Battles👏</text:p>
          </table:table-cell>
          <table:table-cell office:value-type="string">
            <text:p>Slap Battles</text:p>
          </table:table-cell>
          <table:table-cell office:value-type="float" office:value="1785">
            <text:p>1785</text:p>
          </table:table-cell>
          <table:table-cell office:value-type="float" office:value="14921">
            <text:p>14921</text:p>
          </table:table-cell>
          <table:table-cell office:value-type="float" office:value="3265516339">
            <text:p>3265516339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321778215">
            <text:p>321778215</text:p>
          </table:table-cell>
          <table:table-cell office:value-type="string">
            <text:p>Royale🌹High [💕Mermaid Potions!]</text:p>
          </table:table-cell>
          <table:table-cell office:value-type="string">
            <text:p>callmehbob</text:p>
          </table:table-cell>
          <table:table-cell office:value-type="float" office:value="3193">
            <text:p>3193</text:p>
          </table:table-cell>
          <table:table-cell office:value-type="float" office:value="14818">
            <text:p>14818</text:p>
          </table:table-cell>
          <table:table-cell office:value-type="float" office:value="10309669200">
            <text:p>1030966920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3990106548">
            <text:p>3990106548</text:p>
          </table:table-cell>
          <table:table-cell office:value-type="string">
            <text:p>Baddies 💅</text:p>
          </table:table-cell>
          <table:table-cell office:value-type="string">
            <text:p>Meow Meow Games!</text:p>
          </table:table-cell>
          <table:table-cell office:value-type="float" office:value="1190">
            <text:p>1190</text:p>
          </table:table-cell>
          <table:table-cell office:value-type="float" office:value="14757">
            <text:p>14757</text:p>
          </table:table-cell>
          <table:table-cell office:value-type="float" office:value="1490597289">
            <text:p>149059728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89">
            <text:p>389</text:p>
          </table:table-cell>
        </table:table-row>
        <table:table-row>
          <table:table-cell office:value-type="float" office:value="2440500124">
            <text:p>2440500124</text:p>
          </table:table-cell>
          <table:table-cell office:value-type="string">
            <text:p>DOORS [DAILY RUNS📟]</text:p>
          </table:table-cell>
          <table:table-cell office:value-type="string">
            <text:p>LSPLASH</text:p>
          </table:table-cell>
          <table:table-cell office:value-type="float" office:value="1759">
            <text:p>1759</text:p>
          </table:table-cell>
          <table:table-cell office:value-type="float" office:value="14465">
            <text:p>14465</text:p>
          </table:table-cell>
          <table:table-cell office:value-type="float" office:value="7130462733">
            <text:p>713046273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245662005">
            <text:p>245662005</text:p>
          </table:table-cell>
          <table:table-cell office:value-type="string">
            <text:p>[🥶 Winter!] Jailbreak</text:p>
          </table:table-cell>
          <table:table-cell office:value-type="string">
            <text:p>Badimo</text:p>
          </table:table-cell>
          <table:table-cell office:value-type="float" office:value="3287">
            <text:p>3287</text:p>
          </table:table-cell>
          <table:table-cell office:value-type="float" office:value="14092">
            <text:p>14092</text:p>
          </table:table-cell>
          <table:table-cell office:value-type="float" office:value="7731847115">
            <text:p>773184711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1516533665">
            <text:p>1516533665</text:p>
          </table:table-cell>
          <table:table-cell office:value-type="string">
            <text:p>Piggy [NEW CHAPTER]</text:p>
          </table:table-cell>
          <table:table-cell office:value-type="string">
            <text:p>MiniToon</text:p>
          </table:table-cell>
          <table:table-cell office:value-type="float" office:value="2175">
            <text:p>2175</text:p>
          </table:table-cell>
          <table:table-cell office:value-type="float" office:value="14061">
            <text:p>14061</text:p>
          </table:table-cell>
          <table:table-cell office:value-type="float" office:value="14027349286">
            <text:p>1402734928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4658598196">
            <text:p>4658598196</text:p>
          </table:table-cell>
          <table:table-cell office:value-type="string">
            <text:p>Attack on Titan Revolution</text:p>
          </table:table-cell>
          <table:table-cell office:value-type="string">
            <text:p>AoTR [PI]</text:p>
          </table:table-cell>
          <table:table-cell office:value-type="float" office:value="975">
            <text:p>975</text:p>
          </table:table-cell>
          <table:table-cell office:value-type="float" office:value="13513">
            <text:p>13513</text:p>
          </table:table-cell>
          <table:table-cell office:value-type="float" office:value="663893011">
            <text:p>66389301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9274794049">
            <text:p>9274794049</text:p>
          </table:table-cell>
          <table:table-cell office:value-type="string">
            <text:p>[⚡] +1 Speed Bike Escape</text:p>
          </table:table-cell>
          <table:table-cell office:value-type="string">
            <text:p>Fun Speed Games</text:p>
          </table:table-cell>
          <table:table-cell office:value-type="float" office:value="37">
            <text:p>37</text:p>
          </table:table-cell>
          <table:table-cell office:value-type="float" office:value="13465">
            <text:p>13465</text:p>
          </table:table-cell>
          <table:table-cell office:value-type="float" office:value="37722968">
            <text:p>3772296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369934270">
            <text:p>6369934270</text:p>
          </table:table-cell>
          <table:table-cell office:value-type="string">
            <text:p>💀 Hide or Die!</text:p>
          </table:table-cell>
          <table:table-cell office:value-type="string">
            <text:p>0 CCU Games</text:p>
          </table:table-cell>
          <table:table-cell office:value-type="float" office:value="520">
            <text:p>520</text:p>
          </table:table-cell>
          <table:table-cell office:value-type="float" office:value="12912">
            <text:p>12912</text:p>
          </table:table-cell>
          <table:table-cell office:value-type="float" office:value="575778355">
            <text:p>57577835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2936053166">
            <text:p>2936053166</text:p>
          </table:table-cell>
          <table:table-cell office:value-type="string">
            <text:p>[🎅ADVENT] Squid Game X</text:p>
          </table:table-cell>
          <table:table-cell office:value-type="string">
            <text:p>redifi</text:p>
          </table:table-cell>
          <table:table-cell office:value-type="float" office:value="1564">
            <text:p>1564</text:p>
          </table:table-cell>
          <table:table-cell office:value-type="float" office:value="12772">
            <text:p>12772</text:p>
          </table:table-cell>
          <table:table-cell office:value-type="float" office:value="1663344531">
            <text:p>166334453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862">
            <text:p>862</text:p>
          </table:table-cell>
        </table:table-row>
        <table:table-row>
          <table:table-cell office:value-type="float" office:value="3308103880">
            <text:p>3308103880</text:p>
          </table:table-cell>
          <table:table-cell office:value-type="string">
            <text:p>Maple Hospital 🍂<text:s/></text:p>
          </table:table-cell>
          <table:table-cell office:value-type="string">
            <text:p>Marizma Games</text:p>
          </table:table-cell>
          <table:table-cell office:value-type="float" office:value="1435">
            <text:p>1435</text:p>
          </table:table-cell>
          <table:table-cell office:value-type="float" office:value="12772">
            <text:p>12772</text:p>
          </table:table-cell>
          <table:table-cell office:value-type="float" office:value="1532939078">
            <text:p>153293907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6945584306">
            <text:p>6945584306</text:p>
          </table:table-cell>
          <table:table-cell office:value-type="string">
            <text:p>[🧟ACE EATER] Azure Latch</text:p>
          </table:table-cell>
          <table:table-cell office:value-type="string">
            <text:p>[B:S] Azure Latch Team</text:p>
          </table:table-cell>
          <table:table-cell office:value-type="float" office:value="382">
            <text:p>382</text:p>
          </table:table-cell>
          <table:table-cell office:value-type="float" office:value="12526">
            <text:p>12526</text:p>
          </table:table-cell>
          <table:table-cell office:value-type="float" office:value="376715000">
            <text:p>37671500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</table:table-row>
        <table:table-row>
          <table:table-cell office:value-type="float" office:value="8066283370">
            <text:p>8066283370</text:p>
          </table:table-cell>
          <table:table-cell office:value-type="string">
            <text:p>[🎅]Build a Zoo</text:p>
          </table:table-cell>
          <table:table-cell office:value-type="string">
            <text:p>Century Farmers</text:p>
          </table:table-cell>
          <table:table-cell office:value-type="float" office:value="186">
            <text:p>186</text:p>
          </table:table-cell>
          <table:table-cell office:value-type="float" office:value="12034">
            <text:p>12034</text:p>
          </table:table-cell>
          <table:table-cell office:value-type="float" office:value="388771421">
            <text:p>388771421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7996365376">
            <text:p>7996365376</text:p>
          </table:table-cell>
          <table:table-cell office:value-type="string">
            <text:p>[💾] SHARP</text:p>
          </table:table-cell>
          <table:table-cell office:value-type="string">
            <text:p>MAD STUDIO</text:p>
          </table:table-cell>
          <table:table-cell office:value-type="float" office:value="195">
            <text:p>195</text:p>
          </table:table-cell>
          <table:table-cell office:value-type="float" office:value="12032">
            <text:p>12032</text:p>
          </table:table-cell>
          <table:table-cell office:value-type="float" office:value="145680694">
            <text:p>14568069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</table:table-row>
        <table:table-row>
          <table:table-cell office:value-type="float" office:value="2992873140">
            <text:p>2992873140</text:p>
          </table:table-cell>
          <table:table-cell office:value-type="string">
            <text:p>Emergency Hamburg</text:p>
          </table:table-cell>
          <table:table-cell office:value-type="string">
            <text:p>Emergency Hamburg</text:p>
          </table:table-cell>
          <table:table-cell office:value-type="float" office:value="1548">
            <text:p>1548</text:p>
          </table:table-cell>
          <table:table-cell office:value-type="float" office:value="11509">
            <text:p>11509</text:p>
          </table:table-cell>
          <table:table-cell office:value-type="float" office:value="1092345779">
            <text:p>109234577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4391829435">
            <text:p>4391829435</text:p>
          </table:table-cell>
          <table:table-cell office:value-type="string">
            <text:p>[FNAF 6 UPDATE!] FNAF: Co-op</text:p>
          </table:table-cell>
          <table:table-cell office:value-type="string">
            <text:p>Z0KTAR's Community Group</text:p>
          </table:table-cell>
          <table:table-cell office:value-type="float" office:value="1056">
            <text:p>1056</text:p>
          </table:table-cell>
          <table:table-cell office:value-type="float" office:value="11435">
            <text:p>11435</text:p>
          </table:table-cell>
          <table:table-cell office:value-type="float" office:value="317242178">
            <text:p>317242178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4730278139">
            <text:p>4730278139</text:p>
          </table:table-cell>
          <table:table-cell office:value-type="string">
            <text:p>[☄️SUPERNOVA] untitled boxing game 🥊</text:p>
          </table:table-cell>
          <table:table-cell office:value-type="string">
            <text:p>drowningsome</text:p>
          </table:table-cell>
          <table:table-cell office:value-type="float" office:value="949">
            <text:p>949</text:p>
          </table:table-cell>
          <table:table-cell office:value-type="float" office:value="11263">
            <text:p>11263</text:p>
          </table:table-cell>
          <table:table-cell office:value-type="float" office:value="1124316417">
            <text:p>112431641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8795154789">
            <text:p>8795154789</text:p>
          </table:table-cell>
          <table:table-cell office:value-type="string">
            <text:p>[FPS] Flick</text:p>
          </table:table-cell>
          <table:table-cell office:value-type="string">
            <text:p>Groundwork</text:p>
          </table:table-cell>
          <table:table-cell office:value-type="float" office:value="103">
            <text:p>103</text:p>
          </table:table-cell>
          <table:table-cell office:value-type="float" office:value="10973">
            <text:p>10973</text:p>
          </table:table-cell>
          <table:table-cell office:value-type="float" office:value="196327015">
            <text:p>19632701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937254139">
            <text:p>8937254139</text:p>
          </table:table-cell>
          <table:table-cell office:value-type="string">
            <text:p>🎄Dungeon Hunters [Beta]</text:p>
          </table:table-cell>
          <table:table-cell office:value-type="string">
            <text:p>The Evac Syndicate</text:p>
          </table:table-cell>
          <table:table-cell office:value-type="float" office:value="85">
            <text:p>85</text:p>
          </table:table-cell>
          <table:table-cell office:value-type="float" office:value="10786">
            <text:p>10786</text:p>
          </table:table-cell>
          <table:table-cell office:value-type="float" office:value="56833367">
            <text:p>5683336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6760085372">
            <text:p>6760085372</text:p>
          </table:table-cell>
          <table:table-cell office:value-type="string">
            <text:p>[⛩️UPD 1.5] Jujutsu: Zero</text:p>
          </table:table-cell>
          <table:table-cell office:value-type="string">
            <text:p>Studio Resonance</text:p>
          </table:table-cell>
          <table:table-cell office:value-type="float" office:value="428">
            <text:p>428</text:p>
          </table:table-cell>
          <table:table-cell office:value-type="float" office:value="10601">
            <text:p>10601</text:p>
          </table:table-cell>
          <table:table-cell office:value-type="float" office:value="16277368">
            <text:p>1627736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371263894">
            <text:p>371263894</text:p>
          </table:table-cell>
          <table:table-cell office:value-type="string">
            <text:p>(❄️PAGANI + 200K CASH) Greenville</text:p>
          </table:table-cell>
          <table:table-cell office:value-type="string">
            <text:p>Greenville, Wisconsin</text:p>
          </table:table-cell>
          <table:table-cell office:value-type="float" office:value="3114">
            <text:p>3114</text:p>
          </table:table-cell>
          <table:table-cell office:value-type="float" office:value="10581">
            <text:p>10581</text:p>
          </table:table-cell>
          <table:table-cell office:value-type="float" office:value="1297190707">
            <text:p>129719070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1235188606">
            <text:p>1235188606</text:p>
          </table:table-cell>
          <table:table-cell office:value-type="string">
            <text:p>[❄️ EVENT] Dragon Adventures 🐉</text:p>
          </table:table-cell>
          <table:table-cell office:value-type="string">
            <text:p>Sonar Studios</text:p>
          </table:table-cell>
          <table:table-cell office:value-type="float" office:value="2367">
            <text:p>2367</text:p>
          </table:table-cell>
          <table:table-cell office:value-type="float" office:value="10536">
            <text:p>10536</text:p>
          </table:table-cell>
          <table:table-cell office:value-type="float" office:value="1437625804">
            <text:p>143762580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9326439632">
            <text:p>9326439632</text:p>
          </table:table-cell>
          <table:table-cell office:value-type="string">
            <text:p>Fate Trigger [FPS]</text:p>
          </table:table-cell>
          <table:table-cell office:value-type="string">
            <text:p>Blox Saros</text:p>
          </table:table-cell>
          <table:table-cell office:value-type="float" office:value="28">
            <text:p>28</text:p>
          </table:table-cell>
          <table:table-cell office:value-type="float" office:value="10308">
            <text:p>10308</text:p>
          </table:table-cell>
          <table:table-cell office:value-type="float" office:value="27375631">
            <text:p>2737563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</table:table-row>
        <table:table-row>
          <table:table-cell office:value-type="float" office:value="6682487255">
            <text:p>6682487255</text:p>
          </table:table-cell>
          <table:table-cell office:value-type="string">
            <text:p>[🎁❄️🎄] Anime Card Clash</text:p>
          </table:table-cell>
          <table:table-cell office:value-type="string">
            <text:p>RNG Lab</text:p>
          </table:table-cell>
          <table:table-cell office:value-type="float" office:value="447">
            <text:p>447</text:p>
          </table:table-cell>
          <table:table-cell office:value-type="float" office:value="10285">
            <text:p>10285</text:p>
          </table:table-cell>
          <table:table-cell office:value-type="float" office:value="324557440">
            <text:p>32455744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7264587281">
            <text:p>7264587281</text:p>
          </table:table-cell>
          <table:table-cell office:value-type="string">
            <text:p>[ MATCHMAKING ] SNIPER DUELS</text:p>
          </table:table-cell>
          <table:table-cell office:value-type="string">
            <text:p>LOCKED IN NETWORK</text:p>
          </table:table-cell>
          <table:table-cell office:value-type="float" office:value="321">
            <text:p>321</text:p>
          </table:table-cell>
          <table:table-cell office:value-type="float" office:value="9970">
            <text:p>9970</text:p>
          </table:table-cell>
          <table:table-cell office:value-type="float" office:value="81380557">
            <text:p>8138055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74367816">
            <text:p>7474367816</text:p>
          </table:table-cell>
          <table:table-cell office:value-type="string">
            <text:p>Climb and Jump Tower [🎆New Years Event]</text:p>
          </table:table-cell>
          <table:table-cell office:value-type="string">
            <text:p>Climbing World</text:p>
          </table:table-cell>
          <table:table-cell office:value-type="float" office:value="279">
            <text:p>279</text:p>
          </table:table-cell>
          <table:table-cell office:value-type="float" office:value="9337">
            <text:p>9337</text:p>
          </table:table-cell>
          <table:table-cell office:value-type="float" office:value="836135258">
            <text:p>836135258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668992109">
            <text:p>1668992109</text:p>
          </table:table-cell>
          <table:table-cell office:value-type="string">
            <text:p>Total Roblox Drama</text:p>
          </table:table-cell>
          <table:table-cell office:value-type="string">
            <text:p>Mojo's Games</text:p>
          </table:table-cell>
          <table:table-cell office:value-type="float" office:value="2095">
            <text:p>2095</text:p>
          </table:table-cell>
          <table:table-cell office:value-type="float" office:value="9273">
            <text:p>9273</text:p>
          </table:table-cell>
          <table:table-cell office:value-type="float" office:value="711848778">
            <text:p>71184877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</table:table-row>
        <table:table-row>
          <table:table-cell office:value-type="float" office:value="4925331346">
            <text:p>4925331346</text:p>
          </table:table-cell>
          <table:table-cell office:value-type="string">
            <text:p>Giga Mansion Tycoon 🏝️ [UPDATE]</text:p>
          </table:table-cell>
          <table:table-cell office:value-type="string">
            <text:p>Loaded Studios</text:p>
          </table:table-cell>
          <table:table-cell office:value-type="float" office:value="892">
            <text:p>892</text:p>
          </table:table-cell>
          <table:table-cell office:value-type="float" office:value="9059">
            <text:p>9059</text:p>
          </table:table-cell>
          <table:table-cell office:value-type="float" office:value="239766460">
            <text:p>23976646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25">
            <text:p>425</text:p>
          </table:table-cell>
        </table:table-row>
        <table:table-row>
          <table:table-cell office:value-type="float" office:value="578392296">
            <text:p>578392296</text:p>
          </table:table-cell>
          <table:table-cell office:value-type="string">
            <text:p>ABA</text:p>
          </table:table-cell>
          <table:table-cell office:value-type="string">
            <text:p>Dogs Studios: South</text:p>
          </table:table-cell>
          <table:table-cell office:value-type="float" office:value="2872">
            <text:p>2872</text:p>
          </table:table-cell>
          <table:table-cell office:value-type="float" office:value="8963">
            <text:p>8963</text:p>
          </table:table-cell>
          <table:table-cell office:value-type="float" office:value="1157066681">
            <text:p>1157066681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4165164803">
            <text:p>4165164803</text:p>
          </table:table-cell>
          <table:table-cell office:value-type="string">
            <text:p>Clip It 😂🎬👗</text:p>
          </table:table-cell>
          <table:table-cell office:value-type="string">
            <text:p>Neura</text:p>
          </table:table-cell>
          <table:table-cell office:value-type="float" office:value="1126">
            <text:p>1126</text:p>
          </table:table-cell>
          <table:table-cell office:value-type="float" office:value="8881">
            <text:p>8881</text:p>
          </table:table-cell>
          <table:table-cell office:value-type="float" office:value="353953631">
            <text:p>35395363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</table:table-row>
        <table:table-row>
          <table:table-cell office:value-type="float" office:value="6504986360">
            <text:p>6504986360</text:p>
          </table:table-cell>
          <table:table-cell office:value-type="string">
            <text:p>[🎉] Bubble Gum Simulator INFINITY</text:p>
          </table:table-cell>
          <table:table-cell office:value-type="string">
            <text:p>Rumble Studios</text:p>
          </table:table-cell>
          <table:table-cell office:value-type="float" office:value="491">
            <text:p>491</text:p>
          </table:table-cell>
          <table:table-cell office:value-type="float" office:value="8802">
            <text:p>8802</text:p>
          </table:table-cell>
          <table:table-cell office:value-type="float" office:value="565881524">
            <text:p>56588152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</table:table-row>
        <table:table-row>
          <table:table-cell office:value-type="float" office:value="7703614594">
            <text:p>7703614594</text:p>
          </table:table-cell>
          <table:table-cell office:value-type="string">
            <text:p>[🎉] Garden Tower Defense 🌻</text:p>
          </table:table-cell>
          <table:table-cell office:value-type="string">
            <text:p>Garden Defenders</text:p>
          </table:table-cell>
          <table:table-cell office:value-type="float" office:value="237">
            <text:p>237</text:p>
          </table:table-cell>
          <table:table-cell office:value-type="float" office:value="8550">
            <text:p>8550</text:p>
          </table:table-cell>
          <table:table-cell office:value-type="float" office:value="546205352">
            <text:p>54620535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3">
            <text:p>383</text:p>
          </table:table-cell>
        </table:table-row>
        <table:table-row>
          <table:table-cell office:value-type="float" office:value="9312830998">
            <text:p>9312830998</text:p>
          </table:table-cell>
          <table:table-cell office:value-type="string">
            <text:p>Craft a Brainrot</text:p>
          </table:table-cell>
          <table:table-cell office:value-type="string">
            <text:p>xFrozen Admins</text:p>
          </table:table-cell>
          <table:table-cell office:value-type="float" office:value="30">
            <text:p>30</text:p>
          </table:table-cell>
          <table:table-cell office:value-type="float" office:value="8413">
            <text:p>8413</text:p>
          </table:table-cell>
          <table:table-cell office:value-type="float" office:value="19247430">
            <text:p>1924743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9291952559">
            <text:p>9291952559</text:p>
          </table:table-cell>
          <table:table-cell office:value-type="string">
            <text:p>Escape the Tsunami on Bike</text:p>
          </table:table-cell>
          <table:table-cell office:value-type="string">
            <text:p>Do you like a bike?</text:p>
          </table:table-cell>
          <table:table-cell office:value-type="float" office:value="34">
            <text:p>34</text:p>
          </table:table-cell>
          <table:table-cell office:value-type="float" office:value="8347">
            <text:p>8347</text:p>
          </table:table-cell>
          <table:table-cell office:value-type="float" office:value="14678616">
            <text:p>1467861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605887098">
            <text:p>605887098</text:p>
          </table:table-cell>
          <table:table-cell office:value-type="string">
            <text:p>🎆NY SALE! Car Dealership Tycoon</text:p>
          </table:table-cell>
          <table:table-cell office:value-type="string">
            <text:p>Foxzie</text:p>
          </table:table-cell>
          <table:table-cell office:value-type="float" office:value="2842">
            <text:p>2842</text:p>
          </table:table-cell>
          <table:table-cell office:value-type="float" office:value="8077">
            <text:p>8077</text:p>
          </table:table-cell>
          <table:table-cell office:value-type="float" office:value="2399084342">
            <text:p>239908434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6443367640">
            <text:p>6443367640</text:p>
          </table:table-cell>
          <table:table-cell office:value-type="string">
            <text:p>❄️ Gym Star Simulator</text:p>
          </table:table-cell>
          <table:table-cell office:value-type="string">
            <text:p>Gym Simulator Club</text:p>
          </table:table-cell>
          <table:table-cell office:value-type="float" office:value="504">
            <text:p>504</text:p>
          </table:table-cell>
          <table:table-cell office:value-type="float" office:value="7973">
            <text:p>7973</text:p>
          </table:table-cell>
          <table:table-cell office:value-type="float" office:value="464985294">
            <text:p>464985294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856">
            <text:p>856</text:p>
          </table:table-cell>
        </table:table-row>
        <table:table-row>
          <table:table-cell office:value-type="float" office:value="9260939847">
            <text:p>9260939847</text:p>
          </table:table-cell>
          <table:table-cell office:value-type="string">
            <text:p>[🏥 W4] Kick Door To Escape [💴 x2]</text:p>
          </table:table-cell>
          <table:table-cell office:value-type="string">
            <text:p>KICK 101</text:p>
          </table:table-cell>
          <table:table-cell office:value-type="float" office:value="39">
            <text:p>39</text:p>
          </table:table-cell>
          <table:table-cell office:value-type="float" office:value="7947">
            <text:p>7947</text:p>
          </table:table-cell>
          <table:table-cell office:value-type="float" office:value="22882825">
            <text:p>2288282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47545">
            <text:p>47545</text:p>
          </table:table-cell>
          <table:table-cell office:value-type="string">
            <text:p>🍕Work at a Pizza Place</text:p>
          </table:table-cell>
          <table:table-cell office:value-type="string">
            <text:p>Dued1</text:p>
          </table:table-cell>
          <table:table-cell office:value-type="float" office:value="6493">
            <text:p>6493</text:p>
          </table:table-cell>
          <table:table-cell office:value-type="float" office:value="7907">
            <text:p>7907</text:p>
          </table:table-cell>
          <table:table-cell office:value-type="float" office:value="5382949503">
            <text:p>5382949503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6275120808">
            <text:p>6275120808</text:p>
          </table:table-cell>
          <table:table-cell office:value-type="string">
            <text:p>[WINTER🎅] Jump Showdown</text:p>
          </table:table-cell>
          <table:table-cell office:value-type="string">
            <text:p>Jimpee’s Cabin</text:p>
          </table:table-cell>
          <table:table-cell office:value-type="float" office:value="539">
            <text:p>539</text:p>
          </table:table-cell>
          <table:table-cell office:value-type="float" office:value="7436">
            <text:p>7436</text:p>
          </table:table-cell>
          <table:table-cell office:value-type="float" office:value="150797474">
            <text:p>15079747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8520148363">
            <text:p>8520148363</text:p>
          </table:table-cell>
          <table:table-cell office:value-type="string">
            <text:p>💥 Tank Game!</text:p>
          </table:table-cell>
          <table:table-cell office:value-type="string">
            <text:p>7x3</text:p>
          </table:table-cell>
          <table:table-cell office:value-type="float" office:value="136">
            <text:p>136</text:p>
          </table:table-cell>
          <table:table-cell office:value-type="float" office:value="7368">
            <text:p>7368</text:p>
          </table:table-cell>
          <table:table-cell office:value-type="float" office:value="95441806">
            <text:p>9544180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083680687">
            <text:p>9083680687</text:p>
          </table:table-cell>
          <table:table-cell office:value-type="string">
            <text:p>Don't Steal the Baby Brainrots</text:p>
          </table:table-cell>
          <table:table-cell office:value-type="string">
            <text:p>Crazay Minds</text:p>
          </table:table-cell>
          <table:table-cell office:value-type="float" office:value="65">
            <text:p>65</text:p>
          </table:table-cell>
          <table:table-cell office:value-type="float" office:value="7356">
            <text:p>7356</text:p>
          </table:table-cell>
          <table:table-cell office:value-type="float" office:value="40054461">
            <text:p>4005446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1526814825">
            <text:p>1526814825</text:p>
          </table:table-cell>
          <table:table-cell office:value-type="string">
            <text:p>[J-50] War Tycoon</text:p>
          </table:table-cell>
          <table:table-cell office:value-type="string">
            <text:p>KizmoTek Studio</text:p>
          </table:table-cell>
          <table:table-cell office:value-type="float" office:value="2169">
            <text:p>2169</text:p>
          </table:table-cell>
          <table:table-cell office:value-type="float" office:value="7272">
            <text:p>7272</text:p>
          </table:table-cell>
          <table:table-cell office:value-type="float" office:value="917627792">
            <text:p>917627792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677">
            <text:p>677</text:p>
          </table:table-cell>
        </table:table-row>
        <table:table-row>
          <table:table-cell office:value-type="float" office:value="8832884753">
            <text:p>8832884753</text:p>
          </table:table-cell>
          <table:table-cell office:value-type="string">
            <text:p>[🌸UPD] Pickaxe Simulator! ⛏️</text:p>
          </table:table-cell>
          <table:table-cell office:value-type="string">
            <text:p>6 7 Games</text:p>
          </table:table-cell>
          <table:table-cell office:value-type="float" office:value="99">
            <text:p>99</text:p>
          </table:table-cell>
          <table:table-cell office:value-type="float" office:value="7222">
            <text:p>7222</text:p>
          </table:table-cell>
          <table:table-cell office:value-type="float" office:value="34114360">
            <text:p>34114360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5">
            <text:p>395</text:p>
          </table:table-cell>
        </table:table-row>
        <table:table-row>
          <table:table-cell office:value-type="float" office:value="5829613337">
            <text:p>5829613337</text:p>
          </table:table-cell>
          <table:table-cell office:value-type="string">
            <text:p>[🎅] something evil will happen</text:p>
          </table:table-cell>
          <table:table-cell office:value-type="string">
            <text:p>larvae studios</text:p>
          </table:table-cell>
          <table:table-cell office:value-type="float" office:value="643">
            <text:p>643</text:p>
          </table:table-cell>
          <table:table-cell office:value-type="float" office:value="7161">
            <text:p>7161</text:p>
          </table:table-cell>
          <table:table-cell office:value-type="float" office:value="243517393">
            <text:p>24351739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9155036056">
            <text:p>9155036056</text:p>
          </table:table-cell>
          <table:table-cell office:value-type="string">
            <text:p>Craft Food</text:p>
          </table:table-cell>
          <table:table-cell office:value-type="string">
            <text:p>Craft Food</text:p>
          </table:table-cell>
          <table:table-cell office:value-type="float" office:value="55">
            <text:p>55</text:p>
          </table:table-cell>
          <table:table-cell office:value-type="float" office:value="7109">
            <text:p>7109</text:p>
          </table:table-cell>
          <table:table-cell office:value-type="float" office:value="34991709">
            <text:p>3499170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525626450">
            <text:p>1525626450</text:p>
          </table:table-cell>
          <table:table-cell office:value-type="string">
            <text:p>(❄️ WINTER UPDATE) Rensselaer County</text:p>
          </table:table-cell>
          <table:table-cell office:value-type="string">
            <text:p>Rensselaer County Official</text:p>
          </table:table-cell>
          <table:table-cell office:value-type="float" office:value="2170">
            <text:p>2170</text:p>
          </table:table-cell>
          <table:table-cell office:value-type="float" office:value="6893">
            <text:p>6893</text:p>
          </table:table-cell>
          <table:table-cell office:value-type="float" office:value="190610018">
            <text:p>19061001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7178032757">
            <text:p>7178032757</text:p>
          </table:table-cell>
          <table:table-cell office:value-type="string">
            <text:p>[☁️] Rebirth Champions: Ultimate</text:p>
          </table:table-cell>
          <table:table-cell office:value-type="string">
            <text:p>Powerful Studio</text:p>
          </table:table-cell>
          <table:table-cell office:value-type="float" office:value="339">
            <text:p>339</text:p>
          </table:table-cell>
          <table:table-cell office:value-type="float" office:value="6878">
            <text:p>6878</text:p>
          </table:table-cell>
          <table:table-cell office:value-type="float" office:value="158088040">
            <text:p>158088040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456">
            <text:p>456</text:p>
          </table:table-cell>
        </table:table-row>
        <table:table-row>
          <table:table-cell office:value-type="float" office:value="7028566528">
            <text:p>7028566528</text:p>
          </table:table-cell>
          <table:table-cell office:value-type="string">
            <text:p>[LUKA] Basketball: Zero</text:p>
          </table:table-cell>
          <table:table-cell office:value-type="string">
            <text:p>Current.</text:p>
          </table:table-cell>
          <table:table-cell office:value-type="float" office:value="368">
            <text:p>368</text:p>
          </table:table-cell>
          <table:table-cell office:value-type="float" office:value="6877">
            <text:p>6877</text:p>
          </table:table-cell>
          <table:table-cell office:value-type="float" office:value="874398619">
            <text:p>87439861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</table:table-row>
        <table:table-row>
          <table:table-cell office:value-type="float" office:value="2783797267">
            <text:p>2783797267</text:p>
          </table:table-cell>
          <table:table-cell office:value-type="string">
            <text:p>[ 🔴ENCLOSED TRAILERS🔴] American Plains Mudding</text:p>
          </table:table-cell>
          <table:table-cell office:value-type="string">
            <text:p>American Plains Mudding</text:p>
          </table:table-cell>
          <table:table-cell office:value-type="float" office:value="1622">
            <text:p>1622</text:p>
          </table:table-cell>
          <table:table-cell office:value-type="float" office:value="6782">
            <text:p>6782</text:p>
          </table:table-cell>
          <table:table-cell office:value-type="float" office:value="422803161">
            <text:p>42280316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2851381018">
            <text:p>2851381018</text:p>
          </table:table-cell>
          <table:table-cell office:value-type="string">
            <text:p>[❄️🎄🇨🇭] Taxi Boss 🚖</text:p>
          </table:table-cell>
          <table:table-cell office:value-type="string">
            <text:p>Taxi Boss Group</text:p>
          </table:table-cell>
          <table:table-cell office:value-type="float" office:value="1598">
            <text:p>1598</text:p>
          </table:table-cell>
          <table:table-cell office:value-type="float" office:value="6724">
            <text:p>6724</text:p>
          </table:table-cell>
          <table:table-cell office:value-type="float" office:value="624576624">
            <text:p>62457662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950496606">
            <text:p>8950496606</text:p>
          </table:table-cell>
          <table:table-cell office:value-type="string">
            <text:p>[Stranger Things] Deadly Delivery</text:p>
          </table:table-cell>
          <table:table-cell office:value-type="string">
            <text:p>WTHHHELL BRO</text:p>
          </table:table-cell>
          <table:table-cell office:value-type="float" office:value="83">
            <text:p>83</text:p>
          </table:table-cell>
          <table:table-cell office:value-type="float" office:value="6631">
            <text:p>6631</text:p>
          </table:table-cell>
          <table:table-cell office:value-type="float" office:value="95834715">
            <text:p>9583471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>
          <table:table-cell office:value-type="float" office:value="9091133975">
            <text:p>9091133975</text:p>
          </table:table-cell>
          <table:table-cell office:value-type="string">
            <text:p>Catch And Tame!</text:p>
          </table:table-cell>
          <table:table-cell office:value-type="string">
            <text:p>Manta Games</text:p>
          </table:table-cell>
          <table:table-cell office:value-type="float" office:value="65">
            <text:p>65</text:p>
          </table:table-cell>
          <table:table-cell office:value-type="float" office:value="6479">
            <text:p>6479</text:p>
          </table:table-cell>
          <table:table-cell office:value-type="float" office:value="32072841">
            <text:p>3207284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4931927012">
            <text:p>4931927012</text:p>
          </table:table-cell>
          <table:table-cell office:value-type="string">
            <text:p>[🎄]🏀Basketball Legends🏀</text:p>
          </table:table-cell>
          <table:table-cell office:value-type="string">
            <text:p>InfinitySports</text:p>
          </table:table-cell>
          <table:table-cell office:value-type="float" office:value="890">
            <text:p>890</text:p>
          </table:table-cell>
          <table:table-cell office:value-type="float" office:value="6368">
            <text:p>6368</text:p>
          </table:table-cell>
          <table:table-cell office:value-type="float" office:value="631381680">
            <text:p>63138168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</table:table-row>
        <table:table-row>
          <table:table-cell office:value-type="float" office:value="4793836769">
            <text:p>4793836769</text:p>
          </table:table-cell>
          <table:table-cell office:value-type="string">
            <text:p><text:s/>[UPDATE!]🚗Midnight Chasers: Highway Racing</text:p>
          </table:table-cell>
          <table:table-cell office:value-type="string">
            <text:p>Midnight In-dev</text:p>
          </table:table-cell>
          <table:table-cell office:value-type="float" office:value="930">
            <text:p>930</text:p>
          </table:table-cell>
          <table:table-cell office:value-type="float" office:value="6311">
            <text:p>6311</text:p>
          </table:table-cell>
          <table:table-cell office:value-type="float" office:value="175037130">
            <text:p>17503713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9029463012">
            <text:p>9029463012</text:p>
          </table:table-cell>
          <table:table-cell office:value-type="string">
            <text:p>Terminal 13: Not Human [HORROR]</text:p>
          </table:table-cell>
          <table:table-cell office:value-type="string">
            <text:p>Dread Forge</text:p>
          </table:table-cell>
          <table:table-cell office:value-type="float" office:value="73">
            <text:p>73</text:p>
          </table:table-cell>
          <table:table-cell office:value-type="float" office:value="6256">
            <text:p>6256</text:p>
          </table:table-cell>
          <table:table-cell office:value-type="float" office:value="69241456">
            <text:p>6924145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1451439645">
            <text:p>1451439645</text:p>
          </table:table-cell>
          <table:table-cell office:value-type="string">
            <text:p>[⛈️UPD 9] King Legacy</text:p>
          </table:table-cell>
          <table:table-cell office:value-type="string">
            <text:p>Sea King Games</text:p>
          </table:table-cell>
          <table:table-cell office:value-type="float" office:value="2212">
            <text:p>2212</text:p>
          </table:table-cell>
          <table:table-cell office:value-type="float" office:value="6247">
            <text:p>6247</text:p>
          </table:table-cell>
          <table:table-cell office:value-type="float" office:value="3827929971">
            <text:p>382792997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229">
            <text:p>1229</text:p>
          </table:table-cell>
        </table:table-row>
        <table:table-row>
          <table:table-cell office:value-type="float" office:value="7883776681">
            <text:p>7883776681</text:p>
          </table:table-cell>
          <table:table-cell office:value-type="string">
            <text:p>Racket Rivals<text:s/></text:p>
          </table:table-cell>
          <table:table-cell office:value-type="string">
            <text:p>⨯ Small World Games</text:p>
          </table:table-cell>
          <table:table-cell office:value-type="float" office:value="210">
            <text:p>210</text:p>
          </table:table-cell>
          <table:table-cell office:value-type="float" office:value="6165">
            <text:p>6165</text:p>
          </table:table-cell>
          <table:table-cell office:value-type="float" office:value="283717108">
            <text:p>28371710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749060816">
            <text:p>6749060816</text:p>
          </table:table-cell>
          <table:table-cell office:value-type="string">
            <text:p>Asylum Life 🔊🎆</text:p>
          </table:table-cell>
          <table:table-cell office:value-type="string">
            <text:p>Stone-Haven County Asylum</text:p>
          </table:table-cell>
          <table:table-cell office:value-type="float" office:value="430">
            <text:p>430</text:p>
          </table:table-cell>
          <table:table-cell office:value-type="float" office:value="6073">
            <text:p>6073</text:p>
          </table:table-cell>
          <table:table-cell office:value-type="float" office:value="120993875">
            <text:p>120993875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7843413523">
            <text:p>7843413523</text:p>
          </table:table-cell>
          <table:table-cell office:value-type="string">
            <text:p>Supermarket Together</text:p>
          </table:table-cell>
          <table:table-cell office:value-type="string">
            <text:p>BambooST</text:p>
          </table:table-cell>
          <table:table-cell office:value-type="float" office:value="215">
            <text:p>215</text:p>
          </table:table-cell>
          <table:table-cell office:value-type="float" office:value="6032">
            <text:p>6032</text:p>
          </table:table-cell>
          <table:table-cell office:value-type="float" office:value="62295083">
            <text:p>6229508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11958650">
            <text:p>111958650</text:p>
          </table:table-cell>
          <table:table-cell office:value-type="string">
            <text:p>❄️Arsenal</text:p>
          </table:table-cell>
          <table:table-cell office:value-type="string">
            <text:p>ROLVe</text:p>
          </table:table-cell>
          <table:table-cell office:value-type="float" office:value="3794">
            <text:p>3794</text:p>
          </table:table-cell>
          <table:table-cell office:value-type="float" office:value="6025">
            <text:p>6025</text:p>
          </table:table-cell>
          <table:table-cell office:value-type="float" office:value="6095556081">
            <text:p>609555608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31970568">
            <text:p>31970568</text:p>
          </table:table-cell>
          <table:table-cell office:value-type="string">
            <text:p>Theme Park Tycoon 2</text:p>
          </table:table-cell>
          <table:table-cell office:value-type="string">
            <text:p>Den_S</text:p>
          </table:table-cell>
          <table:table-cell office:value-type="float" office:value="5118">
            <text:p>5118</text:p>
          </table:table-cell>
          <table:table-cell office:value-type="float" office:value="5996">
            <text:p>5996</text:p>
          </table:table-cell>
          <table:table-cell office:value-type="float" office:value="1525164931">
            <text:p>152516493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7487899635">
            <text:p>7487899635</text:p>
          </table:table-cell>
          <table:table-cell office:value-type="string">
            <text:p>[ NOW ] Anime Weapons</text:p>
          </table:table-cell>
          <table:table-cell office:value-type="string">
            <text:p>AlphaXnewera</text:p>
          </table:table-cell>
          <table:table-cell office:value-type="float" office:value="277">
            <text:p>277</text:p>
          </table:table-cell>
          <table:table-cell office:value-type="float" office:value="5971">
            <text:p>5971</text:p>
          </table:table-cell>
          <table:table-cell office:value-type="float" office:value="51266138">
            <text:p>51266138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487">
            <text:p>487</text:p>
          </table:table-cell>
        </table:table-row>
        <table:table-row>
          <table:table-cell office:value-type="float" office:value="8719555347">
            <text:p>8719555347</text:p>
          </table:table-cell>
          <table:table-cell office:value-type="string">
            <text:p>[🎆NY] Southern Mudding 🚜 OffRoading</text:p>
          </table:table-cell>
          <table:table-cell office:value-type="string">
            <text:p>Southern Mudding</text:p>
          </table:table-cell>
          <table:table-cell office:value-type="float" office:value="113">
            <text:p>113</text:p>
          </table:table-cell>
          <table:table-cell office:value-type="float" office:value="5967">
            <text:p>5967</text:p>
          </table:table-cell>
          <table:table-cell office:value-type="float" office:value="29256160">
            <text:p>2925616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8836568224">
            <text:p>8836568224</text:p>
          </table:table-cell>
          <table:table-cell office:value-type="string">
            <text:p>[W7] Kayak and Surf 🌊</text:p>
          </table:table-cell>
          <table:table-cell office:value-type="string">
            <text:p>Climb and Banana Studio</text:p>
          </table:table-cell>
          <table:table-cell office:value-type="float" office:value="98">
            <text:p>98</text:p>
          </table:table-cell>
          <table:table-cell office:value-type="float" office:value="5960">
            <text:p>5960</text:p>
          </table:table-cell>
          <table:table-cell office:value-type="float" office:value="62363963">
            <text:p>6236396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4673599750">
            <text:p>4673599750</text:p>
          </table:table-cell>
          <table:table-cell office:value-type="string">
            <text:p>Murderers vs Sheriffs 2</text:p>
          </table:table-cell>
          <table:table-cell office:value-type="string">
            <text:p>Murderers vs Sheriffs 2</text:p>
          </table:table-cell>
          <table:table-cell office:value-type="float" office:value="969">
            <text:p>969</text:p>
          </table:table-cell>
          <table:table-cell office:value-type="float" office:value="5949">
            <text:p>5949</text:p>
          </table:table-cell>
          <table:table-cell office:value-type="float" office:value="324108672">
            <text:p>32410867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</table:table-row>
        <table:table-row>
          <table:table-cell office:value-type="float" office:value="1278035280">
            <text:p>1278035280</text:p>
          </table:table-cell>
          <table:table-cell office:value-type="string">
            <text:p>Warrior Cats: Ultimate Edition</text:p>
          </table:table-cell>
          <table:table-cell office:value-type="string">
            <text:p>WarriorCatsRP</text:p>
          </table:table-cell>
          <table:table-cell office:value-type="float" office:value="2336">
            <text:p>2336</text:p>
          </table:table-cell>
          <table:table-cell office:value-type="float" office:value="5889">
            <text:p>5889</text:p>
          </table:table-cell>
          <table:table-cell office:value-type="float" office:value="696703981">
            <text:p>696703981</text:p>
          </table:table-cell>
          <table:table-cell/>
          <table:table-cell/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9100068452">
            <text:p>9100068452</text:p>
          </table:table-cell>
          <table:table-cell office:value-type="string">
            <text:p>[❄️] Park a Car🅿️</text:p>
          </table:table-cell>
          <table:table-cell office:value-type="string">
            <text:p>NoDrivingLicense</text:p>
          </table:table-cell>
          <table:table-cell office:value-type="float" office:value="63">
            <text:p>63</text:p>
          </table:table-cell>
          <table:table-cell office:value-type="float" office:value="5738">
            <text:p>5738</text:p>
          </table:table-cell>
          <table:table-cell office:value-type="float" office:value="23292993">
            <text:p>2329299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5265857965">
            <text:p>5265857965</text:p>
          </table:table-cell>
          <table:table-cell office:value-type="string">
            <text:p>Legends Battlegrounds</text:p>
          </table:table-cell>
          <table:table-cell office:value-type="string">
            <text:p>Arts of Vermillion</text:p>
          </table:table-cell>
          <table:table-cell office:value-type="float" office:value="793">
            <text:p>793</text:p>
          </table:table-cell>
          <table:table-cell office:value-type="float" office:value="5736">
            <text:p>5736</text:p>
          </table:table-cell>
          <table:table-cell office:value-type="float" office:value="358433438">
            <text:p>35843343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</table:table-row>
        <table:table-row>
          <table:table-cell office:value-type="float" office:value="7074860883">
            <text:p>7074860883</text:p>
          </table:table-cell>
          <table:table-cell office:value-type="string">
            <text:p>[⛄FINAL] Arise Crossover</text:p>
          </table:table-cell>
          <table:table-cell office:value-type="string">
            <text:p>CL GAMES!</text:p>
          </table:table-cell>
          <table:table-cell office:value-type="float" office:value="359">
            <text:p>359</text:p>
          </table:table-cell>
          <table:table-cell office:value-type="float" office:value="5665">
            <text:p>5665</text:p>
          </table:table-cell>
          <table:table-cell office:value-type="float" office:value="989505450">
            <text:p>989505450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9">
            <text:p>669</text:p>
          </table:table-cell>
        </table:table-row>
        <table:table-row>
          <table:table-cell office:value-type="float" office:value="8828612659">
            <text:p>8828612659</text:p>
          </table:table-cell>
          <table:table-cell office:value-type="string">
            <text:p>Get Tall and Fall [🎄EVENT]</text:p>
          </table:table-cell>
          <table:table-cell office:value-type="string">
            <text:p>Fun First</text:p>
          </table:table-cell>
          <table:table-cell office:value-type="float" office:value="99">
            <text:p>99</text:p>
          </table:table-cell>
          <table:table-cell office:value-type="float" office:value="5590">
            <text:p>5590</text:p>
          </table:table-cell>
          <table:table-cell office:value-type="float" office:value="58996783">
            <text:p>5899678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</table:table-row>
        <table:table-row>
          <table:table-cell office:value-type="float" office:value="9161811618">
            <text:p>9161811618</text:p>
          </table:table-cell>
          <table:table-cell office:value-type="string">
            <text:p>Survive Bikini Bottom ☠️ [BETA]</text:p>
          </table:table-cell>
          <table:table-cell office:value-type="string">
            <text:p>Krabby Krew</text:p>
          </table:table-cell>
          <table:table-cell office:value-type="float" office:value="54">
            <text:p>54</text:p>
          </table:table-cell>
          <table:table-cell office:value-type="float" office:value="5509">
            <text:p>5509</text:p>
          </table:table-cell>
          <table:table-cell office:value-type="float" office:value="27945848">
            <text:p>2794584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47524060">
            <text:p>547524060</text:p>
          </table:table-cell>
          <table:table-cell office:value-type="string">
            <text:p>Feather Family 🎆<text:s text:c="2"/>[Crowned Pigeon]</text:p>
          </table:table-cell>
          <table:table-cell office:value-type="string">
            <text:p>The Feather Family 🕊️</text:p>
          </table:table-cell>
          <table:table-cell office:value-type="float" office:value="2904">
            <text:p>2904</text:p>
          </table:table-cell>
          <table:table-cell office:value-type="float" office:value="5235">
            <text:p>5235</text:p>
          </table:table-cell>
          <table:table-cell office:value-type="float" office:value="1295130788">
            <text:p>129513078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5421899973">
            <text:p>5421899973</text:p>
          </table:table-cell>
          <table:table-cell office:value-type="string">
            <text:p>[❄️] Combat Arena</text:p>
          </table:table-cell>
          <table:table-cell office:value-type="string">
            <text:p>Atomic Horizon</text:p>
          </table:table-cell>
          <table:table-cell office:value-type="float" office:value="748">
            <text:p>748</text:p>
          </table:table-cell>
          <table:table-cell office:value-type="float" office:value="5232">
            <text:p>5232</text:p>
          </table:table-cell>
          <table:table-cell office:value-type="float" office:value="152677676">
            <text:p>15267767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</table:table-row>
        <table:table-row>
          <table:table-cell office:value-type="float" office:value="2682938349">
            <text:p>2682938349</text:p>
          </table:table-cell>
          <table:table-cell office:value-type="string">
            <text:p>🎅❄️ Wild Horse Islands</text:p>
          </table:table-cell>
          <table:table-cell office:value-type="string">
            <text:p>Happy Acres</text:p>
          </table:table-cell>
          <table:table-cell office:value-type="float" office:value="1659">
            <text:p>1659</text:p>
          </table:table-cell>
          <table:table-cell office:value-type="float" office:value="5229">
            <text:p>5229</text:p>
          </table:table-cell>
          <table:table-cell office:value-type="float" office:value="576541411">
            <text:p>57654141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6161049307">
            <text:p>6161049307</text:p>
          </table:table-cell>
          <table:table-cell office:value-type="string">
            <text:p>Pixel Blade [🔱DIVINITY]</text:p>
          </table:table-cell>
          <table:table-cell office:value-type="string">
            <text:p>Frost Blade Games</text:p>
          </table:table-cell>
          <table:table-cell office:value-type="float" office:value="562">
            <text:p>562</text:p>
          </table:table-cell>
          <table:table-cell office:value-type="float" office:value="5166">
            <text:p>5166</text:p>
          </table:table-cell>
          <table:table-cell office:value-type="float" office:value="151654580">
            <text:p>15165458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457700596">
            <text:p>3457700596</text:p>
          </table:table-cell>
          <table:table-cell office:value-type="string">
            <text:p>[OPE V2] Fruit Battlegrounds</text:p>
          </table:table-cell>
          <table:table-cell office:value-type="string">
            <text:p>P O P O</text:p>
          </table:table-cell>
          <table:table-cell office:value-type="float" office:value="1379">
            <text:p>1379</text:p>
          </table:table-cell>
          <table:table-cell office:value-type="float" office:value="5096">
            <text:p>5096</text:p>
          </table:table-cell>
          <table:table-cell office:value-type="float" office:value="982574781">
            <text:p>98257478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09">
            <text:p>509</text:p>
          </table:table-cell>
        </table:table-row>
        <table:table-row>
          <table:table-cell office:value-type="float" office:value="3624423521">
            <text:p>3624423521</text:p>
          </table:table-cell>
          <table:table-cell office:value-type="string">
            <text:p>[🎄] Underground War 2.0 ⚔️ [NUKE]</text:p>
          </table:table-cell>
          <table:table-cell office:value-type="string">
            <text:p>capserg</text:p>
          </table:table-cell>
          <table:table-cell office:value-type="float" office:value="1315">
            <text:p>1315</text:p>
          </table:table-cell>
          <table:table-cell office:value-type="float" office:value="5034">
            <text:p>5034</text:p>
          </table:table-cell>
          <table:table-cell office:value-type="float" office:value="814136236">
            <text:p>81413623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1480782352">
            <text:p>1480782352</text:p>
          </table:table-cell>
          <table:table-cell office:value-type="string">
            <text:p>[🎆NY] Vehicle Legends 🏎️ Cars!</text:p>
          </table:table-cell>
          <table:table-cell office:value-type="string">
            <text:p>QuadraTech</text:p>
          </table:table-cell>
          <table:table-cell office:value-type="float" office:value="2196">
            <text:p>2196</text:p>
          </table:table-cell>
          <table:table-cell office:value-type="float" office:value="4995">
            <text:p>4995</text:p>
          </table:table-cell>
          <table:table-cell office:value-type="float" office:value="1863330690">
            <text:p>186333069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68927906">
            <text:p>1268927906</text:p>
          </table:table-cell>
          <table:table-cell office:value-type="string">
            <text:p>💪Muscle Legends</text:p>
          </table:table-cell>
          <table:table-cell office:value-type="string">
            <text:p>Scriptbloxian Studios</text:p>
          </table:table-cell>
          <table:table-cell office:value-type="float" office:value="2342">
            <text:p>2342</text:p>
          </table:table-cell>
          <table:table-cell office:value-type="float" office:value="4903">
            <text:p>4903</text:p>
          </table:table-cell>
          <table:table-cell office:value-type="float" office:value="2173579803">
            <text:p>217357980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>
          <table:table-cell office:value-type="float" office:value="4181957649">
            <text:p>4181957649</text:p>
          </table:table-cell>
          <table:table-cell office:value-type="string">
            <text:p>Ultimate Battlegrounds</text:p>
          </table:table-cell>
          <table:table-cell office:value-type="string">
            <text:p>By</text:p>
          </table:table-cell>
          <table:table-cell office:value-type="float" office:value="1120">
            <text:p>1120</text:p>
          </table:table-cell>
          <table:table-cell office:value-type="float" office:value="4855">
            <text:p>4855</text:p>
          </table:table-cell>
          <table:table-cell office:value-type="float" office:value="572959104">
            <text:p>57295910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7673659635">
            <text:p>7673659635</text:p>
          </table:table-cell>
          <table:table-cell office:value-type="string">
            <text:p>[EVENT] Fix It Up!</text:p>
          </table:table-cell>
          <table:table-cell office:value-type="string">
            <text:p>.workspace</text:p>
          </table:table-cell>
          <table:table-cell office:value-type="float" office:value="241">
            <text:p>241</text:p>
          </table:table-cell>
          <table:table-cell office:value-type="float" office:value="4832">
            <text:p>4832</text:p>
          </table:table-cell>
          <table:table-cell office:value-type="float" office:value="67799697">
            <text:p>6779969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4807308814">
            <text:p>4807308814</text:p>
          </table:table-cell>
          <table:table-cell office:value-type="string">
            <text:p>Break In 2 (Story)</text:p>
          </table:table-cell>
          <table:table-cell office:value-type="string">
            <text:p>Cracky4</text:p>
          </table:table-cell>
          <table:table-cell office:value-type="float" office:value="926">
            <text:p>926</text:p>
          </table:table-cell>
          <table:table-cell office:value-type="float" office:value="4802">
            <text:p>4802</text:p>
          </table:table-cell>
          <table:table-cell office:value-type="float" office:value="923570759">
            <text:p>92357075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850110028">
            <text:p>850110028</text:p>
          </table:table-cell>
          <table:table-cell office:value-type="string">
            <text:p>[BURNOUT] Roanoke, VA Driving RP</text:p>
          </table:table-cell>
          <table:table-cell office:value-type="string">
            <text:p>Roanoke, VA</text:p>
          </table:table-cell>
          <table:table-cell office:value-type="float" office:value="2658">
            <text:p>2658</text:p>
          </table:table-cell>
          <table:table-cell office:value-type="float" office:value="4791">
            <text:p>4791</text:p>
          </table:table-cell>
          <table:table-cell office:value-type="float" office:value="57570706">
            <text:p>57570706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7960300951">
            <text:p>7960300951</text:p>
          </table:table-cell>
          <table:table-cell office:value-type="string">
            <text:p>Bridge Battles!</text:p>
          </table:table-cell>
          <table:table-cell office:value-type="string">
            <text:p>STUDMASTER</text:p>
          </table:table-cell>
          <table:table-cell office:value-type="float" office:value="199">
            <text:p>199</text:p>
          </table:table-cell>
          <table:table-cell office:value-type="float" office:value="4778">
            <text:p>4778</text:p>
          </table:table-cell>
          <table:table-cell office:value-type="float" office:value="96380968">
            <text:p>9638096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7934320560">
            <text:p>7934320560</text:p>
          </table:table-cell>
          <table:table-cell office:value-type="string">
            <text:p>Five Nights TD 2 [SOUL TRADING]</text:p>
          </table:table-cell>
          <table:table-cell office:value-type="string">
            <text:p>Hyper TD</text:p>
          </table:table-cell>
          <table:table-cell office:value-type="float" office:value="203">
            <text:p>203</text:p>
          </table:table-cell>
          <table:table-cell office:value-type="float" office:value="4740">
            <text:p>4740</text:p>
          </table:table-cell>
          <table:table-cell office:value-type="float" office:value="32864536">
            <text:p>3286453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</table:table-row>
        <table:table-row>
          <table:table-cell office:value-type="float" office:value="7661385356">
            <text:p>7661385356</text:p>
          </table:table-cell>
          <table:table-cell office:value-type="string">
            <text:p>Build a Haven</text:p>
          </table:table-cell>
          <table:table-cell office:value-type="string">
            <text:p>Crunchy Orc Casual</text:p>
          </table:table-cell>
          <table:table-cell office:value-type="float" office:value="243">
            <text:p>243</text:p>
          </table:table-cell>
          <table:table-cell office:value-type="float" office:value="4729">
            <text:p>4729</text:p>
          </table:table-cell>
          <table:table-cell office:value-type="float" office:value="23744040">
            <text:p>2374404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8967864843">
            <text:p>8967864843</text:p>
          </table:table-cell>
          <table:table-cell office:value-type="string">
            <text:p><text:s/>[UPD] You VS Homer</text:p>
          </table:table-cell>
          <table:table-cell office:value-type="string">
            <text:p>deerxsx</text:p>
          </table:table-cell>
          <table:table-cell office:value-type="float" office:value="81">
            <text:p>81</text:p>
          </table:table-cell>
          <table:table-cell office:value-type="float" office:value="4709">
            <text:p>4709</text:p>
          </table:table-cell>
          <table:table-cell office:value-type="float" office:value="3837157">
            <text:p>383715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6594435384">
            <text:p>6594435384</text:p>
          </table:table-cell>
          <table:table-cell office:value-type="string">
            <text:p>SpongeBob Tower Defense🍍</text:p>
          </table:table-cell>
          <table:table-cell office:value-type="string">
            <text:p>Krabby Krew</text:p>
          </table:table-cell>
          <table:table-cell office:value-type="float" office:value="469">
            <text:p>469</text:p>
          </table:table-cell>
          <table:table-cell office:value-type="float" office:value="4695">
            <text:p>4695</text:p>
          </table:table-cell>
          <table:table-cell office:value-type="float" office:value="528666031">
            <text:p>528666031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1278">
            <text:p>1278</text:p>
          </table:table-cell>
        </table:table-row>
        <table:table-row>
          <table:table-cell office:value-type="float" office:value="3916548970">
            <text:p>3916548970</text:p>
          </table:table-cell>
          <table:table-cell office:value-type="string">
            <text:p>🏷️ [1.5X] Fireworks Playground [BETA]</text:p>
          </table:table-cell>
          <table:table-cell office:value-type="string">
            <text:p>Pseudo Studio</text:p>
          </table:table-cell>
          <table:table-cell office:value-type="float" office:value="1217">
            <text:p>1217</text:p>
          </table:table-cell>
          <table:table-cell office:value-type="float" office:value="4613">
            <text:p>4613</text:p>
          </table:table-cell>
          <table:table-cell office:value-type="float" office:value="107769905">
            <text:p>10776990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1742264997">
            <text:p>1742264997</text:p>
          </table:table-cell>
          <table:table-cell office:value-type="string">
            <text:p>SCP: Roleplay</text:p>
          </table:table-cell>
          <table:table-cell office:value-type="string">
            <text:p>SCP | Roleplay Community</text:p>
          </table:table-cell>
          <table:table-cell office:value-type="float" office:value="2061">
            <text:p>2061</text:p>
          </table:table-cell>
          <table:table-cell office:value-type="float" office:value="4605">
            <text:p>4605</text:p>
          </table:table-cell>
          <table:table-cell office:value-type="float" office:value="445798415">
            <text:p>44579841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</table:table-row>
        <table:table-row>
          <table:table-cell office:value-type="float" office:value="5026970880">
            <text:p>5026970880</text:p>
          </table:table-cell>
          <table:table-cell office:value-type="string">
            <text:p>[UPD]❄️ BATHE DA BABY</text:p>
          </table:table-cell>
          <table:table-cell office:value-type="string">
            <text:p>baftime</text:p>
          </table:table-cell>
          <table:table-cell office:value-type="float" office:value="865">
            <text:p>865</text:p>
          </table:table-cell>
          <table:table-cell office:value-type="float" office:value="4596">
            <text:p>4596</text:p>
          </table:table-cell>
          <table:table-cell office:value-type="float" office:value="286856813">
            <text:p>28685681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03">
            <text:p>503</text:p>
          </table:table-cell>
        </table:table-row>
        <table:table-row>
          <table:table-cell office:value-type="float" office:value="540382210">
            <text:p>540382210</text:p>
          </table:table-cell>
          <table:table-cell office:value-type="string">
            <text:p>[FAZMAS EVENT!!!] Fredbear's Mega Roleplay</text:p>
          </table:table-cell>
          <table:table-cell office:value-type="string">
            <text:p>Kypher Studios</text:p>
          </table:table-cell>
          <table:table-cell office:value-type="float" office:value="2911">
            <text:p>2911</text:p>
          </table:table-cell>
          <table:table-cell office:value-type="float" office:value="4592">
            <text:p>4592</text:p>
          </table:table-cell>
          <table:table-cell office:value-type="float" office:value="291140940">
            <text:p>291140940</text:p>
          </table:table-cell>
          <table:table-cell/>
          <table:table-cell/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4434528807">
            <text:p>4434528807</text:p>
          </table:table-cell>
          <table:table-cell office:value-type="string">
            <text:p>Bayside High School 🍎</text:p>
          </table:table-cell>
          <table:table-cell office:value-type="string">
            <text:p>Double Bandit Studios</text:p>
          </table:table-cell>
          <table:table-cell office:value-type="float" office:value="1043">
            <text:p>1043</text:p>
          </table:table-cell>
          <table:table-cell office:value-type="float" office:value="4518">
            <text:p>4518</text:p>
          </table:table-cell>
          <table:table-cell office:value-type="float" office:value="728655877">
            <text:p>728655877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61">
            <text:p>461</text:p>
          </table:table-cell>
        </table:table-row>
        <table:table-row>
          <table:table-cell office:value-type="float" office:value="1489026993">
            <text:p>1489026993</text:p>
          </table:table-cell>
          <table:table-cell office:value-type="string">
            <text:p>🔪Survive the Killer!</text:p>
          </table:table-cell>
          <table:table-cell office:value-type="string">
            <text:p>Slyce Entertainment</text:p>
          </table:table-cell>
          <table:table-cell office:value-type="float" office:value="2192">
            <text:p>2192</text:p>
          </table:table-cell>
          <table:table-cell office:value-type="float" office:value="4457">
            <text:p>4457</text:p>
          </table:table-cell>
          <table:table-cell office:value-type="float" office:value="2521612926">
            <text:p>252161292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624">
            <text:p>624</text:p>
          </table:table-cell>
        </table:table-row>
        <table:table-row>
          <table:table-cell office:value-type="float" office:value="3164075108">
            <text:p>3164075108</text:p>
          </table:table-cell>
          <table:table-cell office:value-type="string">
            <text:p>✨ [2x][ZAMASU] Dragon Soul | Anime MMO 🐲</text:p>
          </table:table-cell>
          <table:table-cell office:value-type="string">
            <text:p>Dragon Soul (DS)</text:p>
          </table:table-cell>
          <table:table-cell office:value-type="float" office:value="1485">
            <text:p>1485</text:p>
          </table:table-cell>
          <table:table-cell office:value-type="float" office:value="4444">
            <text:p>4444</text:p>
          </table:table-cell>
          <table:table-cell office:value-type="float" office:value="227523699">
            <text:p>227523699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961">
            <text:p>961</text:p>
          </table:table-cell>
        </table:table-row>
        <table:table-row>
          <table:table-cell office:value-type="float" office:value="4130569984">
            <text:p>4130569984</text:p>
          </table:table-cell>
          <table:table-cell office:value-type="string">
            <text:p>[BLIZZARDS] Jurassic Blocky</text:p>
          </table:table-cell>
          <table:table-cell office:value-type="string">
            <text:p>Jurassic Blocky</text:p>
          </table:table-cell>
          <table:table-cell office:value-type="float" office:value="1139">
            <text:p>1139</text:p>
          </table:table-cell>
          <table:table-cell office:value-type="float" office:value="4365">
            <text:p>4365</text:p>
          </table:table-cell>
          <table:table-cell office:value-type="float" office:value="163157799">
            <text:p>16315779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321616508">
            <text:p>8321616508</text:p>
          </table:table-cell>
          <table:table-cell office:value-type="string">
            <text:p>[📖🍀ANTI-MAGIC] Rogue Piece</text:p>
          </table:table-cell>
          <table:table-cell office:value-type="string">
            <text:p>Vox's House</text:p>
          </table:table-cell>
          <table:table-cell office:value-type="float" office:value="157">
            <text:p>157</text:p>
          </table:table-cell>
          <table:table-cell office:value-type="float" office:value="4320">
            <text:p>4320</text:p>
          </table:table-cell>
          <table:table-cell office:value-type="float" office:value="19663422">
            <text:p>1966342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8854196497">
            <text:p>8854196497</text:p>
          </table:table-cell>
          <table:table-cell office:value-type="string">
            <text:p>[💸] Tap to Get Rich!</text:p>
          </table:table-cell>
          <table:table-cell office:value-type="string">
            <text:p>Loopin' Fun</text:p>
          </table:table-cell>
          <table:table-cell office:value-type="float" office:value="96">
            <text:p>96</text:p>
          </table:table-cell>
          <table:table-cell office:value-type="float" office:value="4232">
            <text:p>4232</text:p>
          </table:table-cell>
          <table:table-cell office:value-type="float" office:value="2555178">
            <text:p>255517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65">
            <text:p>265</text:p>
          </table:table-cell>
        </table:table-row>
        <table:table-row>
          <table:table-cell office:value-type="float" office:value="4778845442">
            <text:p>4778845442</text:p>
          </table:table-cell>
          <table:table-cell office:value-type="string">
            <text:p>[🎄CHRISTMAS] Toilet Tower Defense</text:p>
          </table:table-cell>
          <table:table-cell office:value-type="string">
            <text:p>Telanthric Development</text:p>
          </table:table-cell>
          <table:table-cell office:value-type="float" office:value="934">
            <text:p>934</text:p>
          </table:table-cell>
          <table:table-cell office:value-type="float" office:value="4171">
            <text:p>4171</text:p>
          </table:table-cell>
          <table:table-cell office:value-type="float" office:value="6038528697">
            <text:p>603852869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9299166304">
            <text:p>9299166304</text:p>
          </table:table-cell>
          <table:table-cell office:value-type="string">
            <text:p>Red VS Blue Tycoon (UPD)</text:p>
          </table:table-cell>
          <table:table-cell office:value-type="string">
            <text:p>Hype Tycoons</text:p>
          </table:table-cell>
          <table:table-cell office:value-type="float" office:value="32">
            <text:p>32</text:p>
          </table:table-cell>
          <table:table-cell office:value-type="float" office:value="4074">
            <text:p>4074</text:p>
          </table:table-cell>
          <table:table-cell office:value-type="float" office:value="9432180">
            <text:p>9432180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0">
            <text:p>390</text:p>
          </table:table-cell>
        </table:table-row>
        <table:table-row>
          <table:table-cell office:value-type="float" office:value="4509896324">
            <text:p>4509896324</text:p>
          </table:table-cell>
          <table:table-cell office:value-type="string">
            <text:p>[❄️ QOL + Event 🎅] Anime Last Stand</text:p>
          </table:table-cell>
          <table:table-cell office:value-type="string">
            <text:p>[B:S] ALS Team</text:p>
          </table:table-cell>
          <table:table-cell office:value-type="float" office:value="1019">
            <text:p>1019</text:p>
          </table:table-cell>
          <table:table-cell office:value-type="float" office:value="4068">
            <text:p>4068</text:p>
          </table:table-cell>
          <table:table-cell office:value-type="float" office:value="1059158203">
            <text:p>105915820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732">
            <text:p>732</text:p>
          </table:table-cell>
        </table:table-row>
        <table:table-row>
          <table:table-cell office:value-type="float" office:value="9329963026">
            <text:p>9329963026</text:p>
          </table:table-cell>
          <table:table-cell office:value-type="string">
            <text:p>Death Train</text:p>
          </table:table-cell>
          <table:table-cell office:value-type="string">
            <text:p>Tower battle！</text:p>
          </table:table-cell>
          <table:table-cell office:value-type="float" office:value="27">
            <text:p>27</text:p>
          </table:table-cell>
          <table:table-cell office:value-type="float" office:value="4026">
            <text:p>4026</text:p>
          </table:table-cell>
          <table:table-cell office:value-type="float" office:value="2871840">
            <text:p>2871840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</table:table-row>
        <table:table-row>
          <table:table-cell office:value-type="float" office:value="8620685718">
            <text:p>8620685718</text:p>
          </table:table-cell>
          <table:table-cell office:value-type="string">
            <text:p>[UPD] Don't Get Crushed By 67</text:p>
          </table:table-cell>
          <table:table-cell office:value-type="string">
            <text:p>Dig A Tunnel Studios</text:p>
          </table:table-cell>
          <table:table-cell office:value-type="float" office:value="125">
            <text:p>125</text:p>
          </table:table-cell>
          <table:table-cell office:value-type="float" office:value="4012">
            <text:p>4012</text:p>
          </table:table-cell>
          <table:table-cell office:value-type="float" office:value="138313666">
            <text:p>13831366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5239362765">
            <text:p>5239362765</text:p>
          </table:table-cell>
          <table:table-cell office:value-type="string">
            <text:p>DON'T GET ELIMINATED</text:p>
          </table:table-cell>
          <table:table-cell office:value-type="string">
            <text:p>Badass Experiences</text:p>
          </table:table-cell>
          <table:table-cell office:value-type="float" office:value="801">
            <text:p>801</text:p>
          </table:table-cell>
          <table:table-cell office:value-type="float" office:value="3984">
            <text:p>3984</text:p>
          </table:table-cell>
          <table:table-cell office:value-type="float" office:value="295220530">
            <text:p>29522053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6657933195">
            <text:p>6657933195</text:p>
          </table:table-cell>
          <table:table-cell office:value-type="string">
            <text:p>Supermarket Simulator</text:p>
          </table:table-cell>
          <table:table-cell office:value-type="string">
            <text:p>MagicCube</text:p>
          </table:table-cell>
          <table:table-cell office:value-type="float" office:value="453">
            <text:p>453</text:p>
          </table:table-cell>
          <table:table-cell office:value-type="float" office:value="3982">
            <text:p>3982</text:p>
          </table:table-cell>
          <table:table-cell office:value-type="float" office:value="213277285">
            <text:p>21327728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802741133">
            <text:p>1802741133</text:p>
          </table:table-cell>
          <table:table-cell office:value-type="string">
            <text:p>[🎄UPD] Cabin Crew Simulator ✈️</text:p>
          </table:table-cell>
          <table:table-cell office:value-type="string">
            <text:p>Cruising Studios</text:p>
          </table:table-cell>
          <table:table-cell office:value-type="float" office:value="2034">
            <text:p>2034</text:p>
          </table:table-cell>
          <table:table-cell office:value-type="float" office:value="3844">
            <text:p>3844</text:p>
          </table:table-cell>
          <table:table-cell office:value-type="float" office:value="355154387">
            <text:p>35515438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3405618667">
            <text:p>3405618667</text:p>
          </table:table-cell>
          <table:table-cell office:value-type="string">
            <text:p>[💎SALE]<text:s text:c="2"/>Sonic Speed Simulator</text:p>
          </table:table-cell>
          <table:table-cell office:value-type="string">
            <text:p>Gamefam x Sonic</text:p>
          </table:table-cell>
          <table:table-cell office:value-type="float" office:value="1399">
            <text:p>1399</text:p>
          </table:table-cell>
          <table:table-cell office:value-type="float" office:value="3821">
            <text:p>3821</text:p>
          </table:table-cell>
          <table:table-cell office:value-type="float" office:value="1383911019">
            <text:p>138391101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</table:table-row>
        <table:table-row>
          <table:table-cell office:value-type="float" office:value="1390601379">
            <text:p>1390601379</text:p>
          </table:table-cell>
          <table:table-cell office:value-type="string">
            <text:p>Combat Warriors</text:p>
          </table:table-cell>
          <table:table-cell office:value-type="string">
            <text:p>PlayCombatWarriors</text:p>
          </table:table-cell>
          <table:table-cell office:value-type="float" office:value="2256">
            <text:p>2256</text:p>
          </table:table-cell>
          <table:table-cell office:value-type="float" office:value="3754">
            <text:p>3754</text:p>
          </table:table-cell>
          <table:table-cell office:value-type="float" office:value="1380999029">
            <text:p>138099902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7812923977">
            <text:p>7812923977</text:p>
          </table:table-cell>
          <table:table-cell office:value-type="string">
            <text:p>Hug or Pass 🤗</text:p>
          </table:table-cell>
          <table:table-cell office:value-type="string">
            <text:p>Hug Playworks</text:p>
          </table:table-cell>
          <table:table-cell office:value-type="float" office:value="220">
            <text:p>220</text:p>
          </table:table-cell>
          <table:table-cell office:value-type="float" office:value="3746">
            <text:p>3746</text:p>
          </table:table-cell>
          <table:table-cell office:value-type="float" office:value="98529743">
            <text:p>9852974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7364297396">
            <text:p>7364297396</text:p>
          </table:table-cell>
          <table:table-cell office:value-type="string">
            <text:p>Webbed! ❄️ [2 Player Obby]</text:p>
          </table:table-cell>
          <table:table-cell office:value-type="string">
            <text:p>studio arsenic</text:p>
          </table:table-cell>
          <table:table-cell office:value-type="float" office:value="301">
            <text:p>301</text:p>
          </table:table-cell>
          <table:table-cell office:value-type="float" office:value="3715">
            <text:p>3715</text:p>
          </table:table-cell>
          <table:table-cell office:value-type="float" office:value="343386410">
            <text:p>34338641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40407187">
            <text:p>2640407187</text:p>
          </table:table-cell>
          <table:table-cell office:value-type="string">
            <text:p>(Update) Car Driving Indonesia</text:p>
          </table:table-cell>
          <table:table-cell office:value-type="string">
            <text:p>CDID Studio Official Group</text:p>
          </table:table-cell>
          <table:table-cell office:value-type="float" office:value="1676">
            <text:p>1676</text:p>
          </table:table-cell>
          <table:table-cell office:value-type="float" office:value="3699">
            <text:p>3699</text:p>
          </table:table-cell>
          <table:table-cell office:value-type="float" office:value="411994714">
            <text:p>41199471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3913007563">
            <text:p>3913007563</text:p>
          </table:table-cell>
          <table:table-cell office:value-type="string">
            <text:p>The Battle Bricks</text:p>
          </table:table-cell>
          <table:table-cell office:value-type="string">
            <text:p>Tumore</text:p>
          </table:table-cell>
          <table:table-cell office:value-type="float" office:value="1218">
            <text:p>1218</text:p>
          </table:table-cell>
          <table:table-cell office:value-type="float" office:value="3699">
            <text:p>3699</text:p>
          </table:table-cell>
          <table:table-cell office:value-type="float" office:value="72598986">
            <text:p>7259898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317476162">
            <text:p>6317476162</text:p>
          </table:table-cell>
          <table:table-cell office:value-type="string">
            <text:p>[🐉Pets][V47]Cultivation: Mortal to Immortal</text:p>
          </table:table-cell>
          <table:table-cell office:value-type="string">
            <text:p>Firefly Simulator</text:p>
          </table:table-cell>
          <table:table-cell office:value-type="float" office:value="530">
            <text:p>530</text:p>
          </table:table-cell>
          <table:table-cell office:value-type="float" office:value="3667">
            <text:p>3667</text:p>
          </table:table-cell>
          <table:table-cell office:value-type="float" office:value="87595692">
            <text:p>8759569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740162485">
            <text:p>5740162485</text:p>
          </table:table-cell>
          <table:table-cell office:value-type="string">
            <text:p>[❄️UPDATE❄️] Anime Auto Chess</text:p>
          </table:table-cell>
          <table:table-cell office:value-type="string">
            <text:p>RealBigCityBois</text:p>
          </table:table-cell>
          <table:table-cell office:value-type="float" office:value="667">
            <text:p>667</text:p>
          </table:table-cell>
          <table:table-cell office:value-type="float" office:value="3666">
            <text:p>3666</text:p>
          </table:table-cell>
          <table:table-cell office:value-type="float" office:value="3407761">
            <text:p>340776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5422546686">
            <text:p>5422546686</text:p>
          </table:table-cell>
          <table:table-cell office:value-type="string">
            <text:p>🌹 Horse Life 🐎</text:p>
          </table:table-cell>
          <table:table-cell office:value-type="string">
            <text:p>Sonar Studios</text:p>
          </table:table-cell>
          <table:table-cell office:value-type="float" office:value="747">
            <text:p>747</text:p>
          </table:table-cell>
          <table:table-cell office:value-type="float" office:value="3658">
            <text:p>3658</text:p>
          </table:table-cell>
          <table:table-cell office:value-type="float" office:value="302495899">
            <text:p>30249589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769712451">
            <text:p>1769712451</text:p>
          </table:table-cell>
          <table:table-cell office:value-type="string">
            <text:p>Southwest Florida Beta</text:p>
          </table:table-cell>
          <table:table-cell office:value-type="string">
            <text:p>Strigid</text:p>
          </table:table-cell>
          <table:table-cell office:value-type="float" office:value="2048">
            <text:p>2048</text:p>
          </table:table-cell>
          <table:table-cell office:value-type="float" office:value="3654">
            <text:p>3654</text:p>
          </table:table-cell>
          <table:table-cell office:value-type="float" office:value="747035127">
            <text:p>747035127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2788648141">
            <text:p>2788648141</text:p>
          </table:table-cell>
          <table:table-cell office:value-type="string">
            <text:p>[☢️TANK] Military Tycoon ®</text:p>
          </table:table-cell>
          <table:table-cell office:value-type="string">
            <text:p>InfinityInteractive</text:p>
          </table:table-cell>
          <table:table-cell office:value-type="float" office:value="1620">
            <text:p>1620</text:p>
          </table:table-cell>
          <table:table-cell office:value-type="float" office:value="3637">
            <text:p>3637</text:p>
          </table:table-cell>
          <table:table-cell office:value-type="float" office:value="932117761">
            <text:p>932117761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</table:table-row>
        <table:table-row>
          <table:table-cell office:value-type="float" office:value="9141743926">
            <text:p>9141743926</text:p>
          </table:table-cell>
          <table:table-cell office:value-type="string">
            <text:p>Catch a Monster [NEW]<text:s/></text:p>
          </table:table-cell>
          <table:table-cell office:value-type="string">
            <text:p>LDS II</text:p>
          </table:table-cell>
          <table:table-cell office:value-type="float" office:value="57">
            <text:p>57</text:p>
          </table:table-cell>
          <table:table-cell office:value-type="float" office:value="3581">
            <text:p>3581</text:p>
          </table:table-cell>
          <table:table-cell office:value-type="float" office:value="37769030">
            <text:p>3776903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8926300874">
            <text:p>8926300874</text:p>
          </table:table-cell>
          <table:table-cell office:value-type="string">
            <text:p>[⚡] Keyboard ASMR Speed Escape</text:p>
          </table:table-cell>
          <table:table-cell office:value-type="string">
            <text:p>Hotkeys Games</text:p>
          </table:table-cell>
          <table:table-cell office:value-type="float" office:value="87">
            <text:p>87</text:p>
          </table:table-cell>
          <table:table-cell office:value-type="float" office:value="3549">
            <text:p>3549</text:p>
          </table:table-cell>
          <table:table-cell office:value-type="float" office:value="7781220">
            <text:p>778122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193032947">
            <text:p>4193032947</text:p>
          </table:table-cell>
          <table:table-cell office:value-type="string">
            <text:p>🧇🍣 Conveyor Sushi Restaurant</text:p>
          </table:table-cell>
          <table:table-cell office:value-type="string">
            <text:p>DuoTale Studios</text:p>
          </table:table-cell>
          <table:table-cell office:value-type="float" office:value="1115">
            <text:p>1115</text:p>
          </table:table-cell>
          <table:table-cell office:value-type="float" office:value="3546">
            <text:p>3546</text:p>
          </table:table-cell>
          <table:table-cell office:value-type="float" office:value="267978515">
            <text:p>267978515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8209640691">
            <text:p>8209640691</text:p>
          </table:table-cell>
          <table:table-cell office:value-type="string">
            <text:p>One of Us</text:p>
          </table:table-cell>
          <table:table-cell office:value-type="string">
            <text:p>Purple Monster Games</text:p>
          </table:table-cell>
          <table:table-cell office:value-type="float" office:value="170">
            <text:p>170</text:p>
          </table:table-cell>
          <table:table-cell office:value-type="float" office:value="3520">
            <text:p>3520</text:p>
          </table:table-cell>
          <table:table-cell office:value-type="float" office:value="28934490">
            <text:p>2893449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9230423513">
            <text:p>9230423513</text:p>
          </table:table-cell>
          <table:table-cell office:value-type="string">
            <text:p>My Card Collection</text:p>
          </table:table-cell>
          <table:table-cell office:value-type="string">
            <text:p>Goofy Cards</text:p>
          </table:table-cell>
          <table:table-cell office:value-type="float" office:value="44">
            <text:p>44</text:p>
          </table:table-cell>
          <table:table-cell office:value-type="float" office:value="3486">
            <text:p>3486</text:p>
          </table:table-cell>
          <table:table-cell office:value-type="float" office:value="23811607">
            <text:p>2381160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9145282410">
            <text:p>9145282410</text:p>
          </table:table-cell>
          <table:table-cell office:value-type="string">
            <text:p>Movie Massacre 📼 [HORROR]</text:p>
          </table:table-cell>
          <table:table-cell office:value-type="string">
            <text:p>Cryptid Horror</text:p>
          </table:table-cell>
          <table:table-cell office:value-type="float" office:value="57">
            <text:p>57</text:p>
          </table:table-cell>
          <table:table-cell office:value-type="float" office:value="3476">
            <text:p>3476</text:p>
          </table:table-cell>
          <table:table-cell office:value-type="float" office:value="7247288">
            <text:p>724728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677613211">
            <text:p>5677613211</text:p>
          </table:table-cell>
          <table:table-cell office:value-type="string">
            <text:p>[❄️] Eat the World</text:p>
          </table:table-cell>
          <table:table-cell office:value-type="string">
            <text:p>mPhase</text:p>
          </table:table-cell>
          <table:table-cell office:value-type="float" office:value="684">
            <text:p>684</text:p>
          </table:table-cell>
          <table:table-cell office:value-type="float" office:value="3473">
            <text:p>3473</text:p>
          </table:table-cell>
          <table:table-cell office:value-type="float" office:value="524436632">
            <text:p>52443663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3359505957">
            <text:p>3359505957</text:p>
          </table:table-cell>
          <table:table-cell office:value-type="string">
            <text:p>Collect All Pets!</text:p>
          </table:table-cell>
          <table:table-cell office:value-type="string">
            <text:p>TwoZoos</text:p>
          </table:table-cell>
          <table:table-cell office:value-type="float" office:value="1416">
            <text:p>1416</text:p>
          </table:table-cell>
          <table:table-cell office:value-type="float" office:value="3438">
            <text:p>3438</text:p>
          </table:table-cell>
          <table:table-cell office:value-type="float" office:value="195029726">
            <text:p>19502972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</table:table-row>
        <table:table-row>
          <table:table-cell office:value-type="float" office:value="8741232785">
            <text:p>8741232785</text:p>
          </table:table-cell>
          <table:table-cell office:value-type="string">
            <text:p>Spear Fishing[🎄UPD]</text:p>
          </table:table-cell>
          <table:table-cell office:value-type="string">
            <text:p>Fishgig Game</text:p>
          </table:table-cell>
          <table:table-cell office:value-type="float" office:value="110">
            <text:p>110</text:p>
          </table:table-cell>
          <table:table-cell office:value-type="float" office:value="3416">
            <text:p>3416</text:p>
          </table:table-cell>
          <table:table-cell office:value-type="float" office:value="27926722">
            <text:p>2792672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7658304545">
            <text:p>7658304545</text:p>
          </table:table-cell>
          <table:table-cell office:value-type="string">
            <text:p>Case Paradise</text:p>
          </table:table-cell>
          <table:table-cell office:value-type="string">
            <text:p>CRYSTAZE</text:p>
          </table:table-cell>
          <table:table-cell office:value-type="float" office:value="244">
            <text:p>244</text:p>
          </table:table-cell>
          <table:table-cell office:value-type="float" office:value="3393">
            <text:p>3393</text:p>
          </table:table-cell>
          <table:table-cell office:value-type="float" office:value="4972758">
            <text:p>497275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</table:table-row>
        <table:table-row>
          <table:table-cell office:value-type="float" office:value="7629331599">
            <text:p>7629331599</text:p>
          </table:table-cell>
          <table:table-cell office:value-type="string">
            <text:p>[📗] Prospecting! 💎</text:p>
          </table:table-cell>
          <table:table-cell office:value-type="string">
            <text:p>Prospecting!</text:p>
          </table:table-cell>
          <table:table-cell office:value-type="float" office:value="249">
            <text:p>249</text:p>
          </table:table-cell>
          <table:table-cell office:value-type="float" office:value="3380">
            <text:p>3380</text:p>
          </table:table-cell>
          <table:table-cell office:value-type="float" office:value="188713087">
            <text:p>18871308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</table:table-row>
        <table:table-row>
          <table:table-cell office:value-type="float" office:value="5012222382">
            <text:p>5012222382</text:p>
          </table:table-cell>
          <table:table-cell office:value-type="string">
            <text:p>Gunfight Arena</text:p>
          </table:table-cell>
          <table:table-cell office:value-type="string">
            <text:p>Gunfight Studio</text:p>
          </table:table-cell>
          <table:table-cell office:value-type="float" office:value="869">
            <text:p>869</text:p>
          </table:table-cell>
          <table:table-cell office:value-type="float" office:value="3375">
            <text:p>3375</text:p>
          </table:table-cell>
          <table:table-cell office:value-type="float" office:value="974063371">
            <text:p>974063371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543">
            <text:p>543</text:p>
          </table:table-cell>
        </table:table-row>
        <table:table-row>
          <table:table-cell office:value-type="float" office:value="3551414857">
            <text:p>3551414857</text:p>
          </table:table-cell>
          <table:table-cell office:value-type="string">
            <text:p>Shrek in The Backrooms</text:p>
          </table:table-cell>
          <table:table-cell office:value-type="string">
            <text:p>The MonkeyMan Fan Club</text:p>
          </table:table-cell>
          <table:table-cell office:value-type="float" office:value="1344">
            <text:p>1344</text:p>
          </table:table-cell>
          <table:table-cell office:value-type="float" office:value="3291">
            <text:p>3291</text:p>
          </table:table-cell>
          <table:table-cell office:value-type="float" office:value="567847014">
            <text:p>567847014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</table:table-row>
        <table:table-row>
          <table:table-cell office:value-type="float" office:value="8181391950">
            <text:p>8181391950</text:p>
          </table:table-cell>
          <table:table-cell office:value-type="string">
            <text:p>[PARTY!] Neo Tennis</text:p>
          </table:table-cell>
          <table:table-cell office:value-type="string">
            <text:p>Century Athletes</text:p>
          </table:table-cell>
          <table:table-cell office:value-type="float" office:value="173">
            <text:p>173</text:p>
          </table:table-cell>
          <table:table-cell office:value-type="float" office:value="3266">
            <text:p>3266</text:p>
          </table:table-cell>
          <table:table-cell office:value-type="float" office:value="79702034">
            <text:p>7970203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274816972">
            <text:p>274816972</text:p>
          </table:table-cell>
          <table:table-cell office:value-type="string">
            <text:p>[New Car!💥] Car Crushers 2 - Physics Simulation</text:p>
          </table:table-cell>
          <table:table-cell office:value-type="string">
            <text:p>Car Crushers Community</text:p>
          </table:table-cell>
          <table:table-cell office:value-type="float" office:value="3251">
            <text:p>3251</text:p>
          </table:table-cell>
          <table:table-cell office:value-type="float" office:value="3203">
            <text:p>3203</text:p>
          </table:table-cell>
          <table:table-cell office:value-type="float" office:value="1277556996">
            <text:p>1277556996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9317784977">
            <text:p>9317784977</text:p>
          </table:table-cell>
          <table:table-cell office:value-type="string">
            <text:p>[FPS]Knife Arena</text:p>
          </table:table-cell>
          <table:table-cell office:value-type="string">
            <text:p>One Hit Studio(9D GAMES)</text:p>
          </table:table-cell>
          <table:table-cell office:value-type="float" office:value="30">
            <text:p>30</text:p>
          </table:table-cell>
          <table:table-cell office:value-type="float" office:value="3194">
            <text:p>3194</text:p>
          </table:table-cell>
          <table:table-cell office:value-type="float" office:value="25426384">
            <text:p>2542638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985420275">
            <text:p>8985420275</text:p>
          </table:table-cell>
          <table:table-cell office:value-type="string">
            <text:p>[🎅] +1 Speed Per Step</text:p>
          </table:table-cell>
          <table:table-cell office:value-type="string">
            <text:p>Christopher Stuff</text:p>
          </table:table-cell>
          <table:table-cell office:value-type="float" office:value="79">
            <text:p>79</text:p>
          </table:table-cell>
          <table:table-cell office:value-type="float" office:value="3179">
            <text:p>3179</text:p>
          </table:table-cell>
          <table:table-cell office:value-type="float" office:value="35878304">
            <text:p>3587830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019583467">
            <text:p>4019583467</text:p>
          </table:table-cell>
          <table:table-cell office:value-type="string">
            <text:p>[🎁GIFT] NPC or DIE! 💢</text:p>
          </table:table-cell>
          <table:table-cell office:value-type="string">
            <text:p>arashiyama</text:p>
          </table:table-cell>
          <table:table-cell office:value-type="float" office:value="1179">
            <text:p>1179</text:p>
          </table:table-cell>
          <table:table-cell office:value-type="float" office:value="3176">
            <text:p>3176</text:p>
          </table:table-cell>
          <table:table-cell office:value-type="float" office:value="292542056">
            <text:p>29254205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</table:table-row>
        <table:table-row>
          <table:table-cell office:value-type="float" office:value="1511883870">
            <text:p>1511883870</text:p>
          </table:table-cell>
          <table:table-cell office:value-type="string">
            <text:p>Shindo Life [242]</text:p>
          </table:table-cell>
          <table:table-cell office:value-type="string">
            <text:p>RELL World</text:p>
          </table:table-cell>
          <table:table-cell office:value-type="float" office:value="2178">
            <text:p>2178</text:p>
          </table:table-cell>
          <table:table-cell office:value-type="float" office:value="3152">
            <text:p>3152</text:p>
          </table:table-cell>
          <table:table-cell office:value-type="float" office:value="2635494994">
            <text:p>2635494994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4263576532">
            <text:p>4263576532</text:p>
          </table:table-cell>
          <table:table-cell office:value-type="string">
            <text:p>Cali Shootout 💥</text:p>
          </table:table-cell>
          <table:table-cell office:value-type="string">
            <text:p>Crimelife</text:p>
          </table:table-cell>
          <table:table-cell office:value-type="float" office:value="1095">
            <text:p>1095</text:p>
          </table:table-cell>
          <table:table-cell office:value-type="float" office:value="3109">
            <text:p>3109</text:p>
          </table:table-cell>
          <table:table-cell office:value-type="float" office:value="134619282">
            <text:p>134619282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110181652">
            <text:p>110181652</text:p>
          </table:table-cell>
          <table:table-cell office:value-type="string">
            <text:p>Epic Minigames ✨</text:p>
          </table:table-cell>
          <table:table-cell office:value-type="string">
            <text:p>TypicalType</text:p>
          </table:table-cell>
          <table:table-cell office:value-type="float" office:value="3814">
            <text:p>3814</text:p>
          </table:table-cell>
          <table:table-cell office:value-type="float" office:value="3108">
            <text:p>3108</text:p>
          </table:table-cell>
          <table:table-cell office:value-type="float" office:value="2287197964">
            <text:p>228719796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9271890694">
            <text:p>9271890694</text:p>
          </table:table-cell>
          <table:table-cell office:value-type="string">
            <text:p>[🙏] Faith Incremental</text:p>
          </table:table-cell>
          <table:table-cell office:value-type="string">
            <text:p>Blinky Studios Official</text:p>
          </table:table-cell>
          <table:table-cell office:value-type="float" office:value="37">
            <text:p>37</text:p>
          </table:table-cell>
          <table:table-cell office:value-type="float" office:value="3091">
            <text:p>3091</text:p>
          </table:table-cell>
          <table:table-cell office:value-type="float" office:value="1869849">
            <text:p>1869849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</table:table-row>
        <table:table-row>
          <table:table-cell office:value-type="float" office:value="4367208330">
            <text:p>4367208330</text:p>
          </table:table-cell>
          <table:table-cell office:value-type="string">
            <text:p>Pressure</text:p>
          </table:table-cell>
          <table:table-cell office:value-type="string">
            <text:p>Urbanshade: Hadal Division</text:p>
          </table:table-cell>
          <table:table-cell office:value-type="float" office:value="1064">
            <text:p>1064</text:p>
          </table:table-cell>
          <table:table-cell office:value-type="float" office:value="3062">
            <text:p>3062</text:p>
          </table:table-cell>
          <table:table-cell office:value-type="float" office:value="416809001">
            <text:p>41680900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113491250">
            <text:p>113491250</text:p>
          </table:table-cell>
          <table:table-cell office:value-type="string">
            <text:p>[December Holidays Update!] Phantom Forces</text:p>
          </table:table-cell>
          <table:table-cell office:value-type="string">
            <text:p>StyLiS Studios</text:p>
          </table:table-cell>
          <table:table-cell office:value-type="float" office:value="3781">
            <text:p>3781</text:p>
          </table:table-cell>
          <table:table-cell office:value-type="float" office:value="3045">
            <text:p>3045</text:p>
          </table:table-cell>
          <table:table-cell office:value-type="float" office:value="1738958798">
            <text:p>173895879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064619271">
            <text:p>3064619271</text:p>
          </table:table-cell>
          <table:table-cell office:value-type="string">
            <text:p>Final Stand: Remastered</text:p>
          </table:table-cell>
          <table:table-cell office:value-type="string">
            <text:p>Final Stand Remastered</text:p>
          </table:table-cell>
          <table:table-cell office:value-type="float" office:value="1522">
            <text:p>1522</text:p>
          </table:table-cell>
          <table:table-cell office:value-type="float" office:value="3028">
            <text:p>3028</text:p>
          </table:table-cell>
          <table:table-cell office:value-type="float" office:value="13336261">
            <text:p>1333626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3876150506">
            <text:p>3876150506</text:p>
          </table:table-cell>
          <table:table-cell office:value-type="string">
            <text:p>Drive World 🏎️ Drifting &amp; Racing</text:p>
          </table:table-cell>
          <table:table-cell office:value-type="string">
            <text:p>Drive World | Twin Atlas</text:p>
          </table:table-cell>
          <table:table-cell office:value-type="float" office:value="1231">
            <text:p>1231</text:p>
          </table:table-cell>
          <table:table-cell office:value-type="float" office:value="3023">
            <text:p>3023</text:p>
          </table:table-cell>
          <table:table-cell office:value-type="float" office:value="442415885">
            <text:p>44241588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1709917610">
            <text:p>1709917610</text:p>
          </table:table-cell>
          <table:table-cell office:value-type="string">
            <text:p>Regretevator [ ELEVATOR SIMULATOR ]</text:p>
          </table:table-cell>
          <table:table-cell office:value-type="string">
            <text:p>The Axolotl Sun</text:p>
          </table:table-cell>
          <table:table-cell office:value-type="float" office:value="2075">
            <text:p>2075</text:p>
          </table:table-cell>
          <table:table-cell office:value-type="float" office:value="2957">
            <text:p>2957</text:p>
          </table:table-cell>
          <table:table-cell office:value-type="float" office:value="223409236">
            <text:p>223409236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</table:table-row>
        <table:table-row>
          <table:table-cell office:value-type="float" office:value="79301772">
            <text:p>79301772</text:p>
          </table:table-cell>
          <table:table-cell office:value-type="string">
            <text:p>🔨Plane Crazy🔨 [UPDATE]</text:p>
          </table:table-cell>
          <table:table-cell office:value-type="string">
            <text:p>Plane Crazy Developers</text:p>
          </table:table-cell>
          <table:table-cell office:value-type="float" office:value="4192">
            <text:p>4192</text:p>
          </table:table-cell>
          <table:table-cell office:value-type="float" office:value="2917">
            <text:p>2917</text:p>
          </table:table-cell>
          <table:table-cell office:value-type="float" office:value="435801207">
            <text:p>43580120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411">
            <text:p>411</text:p>
          </table:table-cell>
        </table:table-row>
        <table:table-row>
          <table:table-cell office:value-type="float" office:value="7856508689">
            <text:p>7856508689</text:p>
          </table:table-cell>
          <table:table-cell office:value-type="string">
            <text:p>Better Avatar? 👕</text:p>
          </table:table-cell>
          <table:table-cell office:value-type="string">
            <text:p>Osyriss Studios</text:p>
          </table:table-cell>
          <table:table-cell office:value-type="float" office:value="214">
            <text:p>214</text:p>
          </table:table-cell>
          <table:table-cell office:value-type="float" office:value="2901">
            <text:p>2901</text:p>
          </table:table-cell>
          <table:table-cell office:value-type="float" office:value="36678375">
            <text:p>3667837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972475338">
            <text:p>972475338</text:p>
          </table:table-cell>
          <table:table-cell office:value-type="string">
            <text:p>🚩Expedition Antarctica</text:p>
          </table:table-cell>
          <table:table-cell office:value-type="string">
            <text:p>Playduo Studio</text:p>
          </table:table-cell>
          <table:table-cell office:value-type="float" office:value="2564">
            <text:p>2564</text:p>
          </table:table-cell>
          <table:table-cell office:value-type="float" office:value="2864">
            <text:p>2864</text:p>
          </table:table-cell>
          <table:table-cell office:value-type="float" office:value="609742824">
            <text:p>60974282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6858589072">
            <text:p>6858589072</text:p>
          </table:table-cell>
          <table:table-cell office:value-type="string">
            <text:p>Five Nights: Hunted [NEW YEARS 🎉]</text:p>
          </table:table-cell>
          <table:table-cell office:value-type="string">
            <text:p>Double Bandit: Hunted</text:p>
          </table:table-cell>
          <table:table-cell office:value-type="float" office:value="402">
            <text:p>402</text:p>
          </table:table-cell>
          <table:table-cell office:value-type="float" office:value="2860">
            <text:p>2860</text:p>
          </table:table-cell>
          <table:table-cell office:value-type="float" office:value="114435166">
            <text:p>11443516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9063849985">
            <text:p>9063849985</text:p>
          </table:table-cell>
          <table:table-cell office:value-type="string">
            <text:p>[📱] Scroll a Brainrot</text:p>
          </table:table-cell>
          <table:table-cell office:value-type="string">
            <text:p>My Brainrot Lamborghini</text:p>
          </table:table-cell>
          <table:table-cell office:value-type="float" office:value="68">
            <text:p>68</text:p>
          </table:table-cell>
          <table:table-cell office:value-type="float" office:value="2852">
            <text:p>2852</text:p>
          </table:table-cell>
          <table:table-cell office:value-type="float" office:value="18851955">
            <text:p>1885195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7009714292">
            <text:p>7009714292</text:p>
          </table:table-cell>
          <table:table-cell office:value-type="string">
            <text:p>❄️ The Apocalypse<text:s text:c="2"/></text:p>
          </table:table-cell>
          <table:table-cell office:value-type="string">
            <text:p>Per Games</text:p>
          </table:table-cell>
          <table:table-cell office:value-type="float" office:value="371">
            <text:p>371</text:p>
          </table:table-cell>
          <table:table-cell office:value-type="float" office:value="2839">
            <text:p>2839</text:p>
          </table:table-cell>
          <table:table-cell office:value-type="float" office:value="41156039">
            <text:p>4115603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21164849">
            <text:p>21164849</text:p>
          </table:table-cell>
          <table:table-cell office:value-type="string">
            <text:p>Pilot Training Flight Simulator</text:p>
          </table:table-cell>
          <table:table-cell office:value-type="string">
            <text:p>Orange12345</text:p>
          </table:table-cell>
          <table:table-cell office:value-type="float" office:value="5846">
            <text:p>5846</text:p>
          </table:table-cell>
          <table:table-cell office:value-type="float" office:value="2825">
            <text:p>2825</text:p>
          </table:table-cell>
          <table:table-cell office:value-type="float" office:value="652446407">
            <text:p>652446407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</table:table-row>
        <table:table-row>
          <table:table-cell office:value-type="float" office:value="8343243056">
            <text:p>8343243056</text:p>
          </table:table-cell>
          <table:table-cell office:value-type="string">
            <text:p>[2x💎🧨] Brainrot Tower Defense</text:p>
          </table:table-cell>
          <table:table-cell office:value-type="string">
            <text:p>Shock Wave Studio</text:p>
          </table:table-cell>
          <table:table-cell office:value-type="float" office:value="155">
            <text:p>155</text:p>
          </table:table-cell>
          <table:table-cell office:value-type="float" office:value="2814">
            <text:p>2814</text:p>
          </table:table-cell>
          <table:table-cell office:value-type="float" office:value="171874381">
            <text:p>17187438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5329077236">
            <text:p>5329077236</text:p>
          </table:table-cell>
          <table:table-cell office:value-type="string">
            <text:p>[UPD] Skibidi Tower Defense</text:p>
          </table:table-cell>
          <table:table-cell office:value-type="string">
            <text:p>SuperSkibidi Games</text:p>
          </table:table-cell>
          <table:table-cell office:value-type="float" office:value="774">
            <text:p>774</text:p>
          </table:table-cell>
          <table:table-cell office:value-type="float" office:value="2788">
            <text:p>2788</text:p>
          </table:table-cell>
          <table:table-cell office:value-type="float" office:value="703494912">
            <text:p>70349491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5200655965">
            <text:p>5200655965</text:p>
          </table:table-cell>
          <table:table-cell office:value-type="string">
            <text:p>[⭐x2 XP] Project Smash</text:p>
          </table:table-cell>
          <table:table-cell office:value-type="string">
            <text:p>Smash Series</text:p>
          </table:table-cell>
          <table:table-cell office:value-type="float" office:value="812">
            <text:p>812</text:p>
          </table:table-cell>
          <table:table-cell office:value-type="float" office:value="2782">
            <text:p>2782</text:p>
          </table:table-cell>
          <table:table-cell office:value-type="float" office:value="280480039">
            <text:p>28048003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</table:table-row>
        <table:table-row>
          <table:table-cell office:value-type="float" office:value="8570876289">
            <text:p>8570876289</text:p>
          </table:table-cell>
          <table:table-cell office:value-type="string">
            <text:p>UNTITLED RPG GAME [WEEKEND DROP 1.5X!]</text:p>
          </table:table-cell>
          <table:table-cell office:value-type="string">
            <text:p>Lunar's Studio.</text:p>
          </table:table-cell>
          <table:table-cell office:value-type="float" office:value="131">
            <text:p>131</text:p>
          </table:table-cell>
          <table:table-cell office:value-type="float" office:value="2758">
            <text:p>2758</text:p>
          </table:table-cell>
          <table:table-cell office:value-type="float" office:value="25324418">
            <text:p>2532441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983034985">
            <text:p>4983034985</text:p>
          </table:table-cell>
          <table:table-cell office:value-type="string">
            <text:p>Conquer The World [☢️ Nukes ] WW2</text:p>
          </table:table-cell>
          <table:table-cell office:value-type="string">
            <text:p>Marian_Dev</text:p>
          </table:table-cell>
          <table:table-cell office:value-type="float" office:value="877">
            <text:p>877</text:p>
          </table:table-cell>
          <table:table-cell office:value-type="float" office:value="2748">
            <text:p>2748</text:p>
          </table:table-cell>
          <table:table-cell office:value-type="float" office:value="122319082">
            <text:p>122319082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8687770965">
            <text:p>8687770965</text:p>
          </table:table-cell>
          <table:table-cell office:value-type="string">
            <text:p>(🦊) Hatch A Pet 🐈</text:p>
          </table:table-cell>
          <table:table-cell office:value-type="string">
            <text:p>ArenaDev Experimental</text:p>
          </table:table-cell>
          <table:table-cell office:value-type="float" office:value="117">
            <text:p>117</text:p>
          </table:table-cell>
          <table:table-cell office:value-type="float" office:value="2737">
            <text:p>2737</text:p>
          </table:table-cell>
          <table:table-cell office:value-type="float" office:value="4153661">
            <text:p>415366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1053132402">
            <text:p>1053132402</text:p>
          </table:table-cell>
          <table:table-cell office:value-type="string">
            <text:p>Obby Creator</text:p>
          </table:table-cell>
          <table:table-cell office:value-type="string">
            <text:p>Whirlpool Studio</text:p>
          </table:table-cell>
          <table:table-cell office:value-type="float" office:value="2502">
            <text:p>2502</text:p>
          </table:table-cell>
          <table:table-cell office:value-type="float" office:value="2729">
            <text:p>2729</text:p>
          </table:table-cell>
          <table:table-cell office:value-type="float" office:value="532494976">
            <text:p>53249497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7585079192">
            <text:p>7585079192</text:p>
          </table:table-cell>
          <table:table-cell office:value-type="string">
            <text:p>🎄Anime Story[New Portal]<text:s/></text:p>
          </table:table-cell>
          <table:table-cell office:value-type="string">
            <text:p>Anime Story Lab</text:p>
          </table:table-cell>
          <table:table-cell office:value-type="float" office:value="258">
            <text:p>258</text:p>
          </table:table-cell>
          <table:table-cell office:value-type="float" office:value="2714">
            <text:p>2714</text:p>
          </table:table-cell>
          <table:table-cell office:value-type="float" office:value="10627334">
            <text:p>1062733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</table:table-row>
        <table:table-row>
          <table:table-cell office:value-type="float" office:value="8513782720">
            <text:p>8513782720</text:p>
          </table:table-cell>
          <table:table-cell office:value-type="string">
            <text:p>[🔦] Steal a Stranger Things<text:s/></text:p>
          </table:table-cell>
          <table:table-cell office:value-type="string">
            <text:p>Exle Studio</text:p>
          </table:table-cell>
          <table:table-cell office:value-type="float" office:value="137">
            <text:p>137</text:p>
          </table:table-cell>
          <table:table-cell office:value-type="float" office:value="2704">
            <text:p>2704</text:p>
          </table:table-cell>
          <table:table-cell office:value-type="float" office:value="7283619">
            <text:p>728361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168615253">
            <text:p>3168615253</text:p>
          </table:table-cell>
          <table:table-cell office:value-type="string">
            <text:p>Ability Wars</text:p>
          </table:table-cell>
          <table:table-cell office:value-type="string">
            <text:p>Ability Wars</text:p>
          </table:table-cell>
          <table:table-cell office:value-type="float" office:value="1483">
            <text:p>1483</text:p>
          </table:table-cell>
          <table:table-cell office:value-type="float" office:value="2687">
            <text:p>2687</text:p>
          </table:table-cell>
          <table:table-cell office:value-type="float" office:value="495521113">
            <text:p>49552111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5698013839">
            <text:p>5698013839</text:p>
          </table:table-cell>
          <table:table-cell office:value-type="string">
            <text:p>A DEADLY BOAT TRIP</text:p>
          </table:table-cell>
          <table:table-cell office:value-type="string">
            <text:p>Badass Experiences</text:p>
          </table:table-cell>
          <table:table-cell office:value-type="float" office:value="678">
            <text:p>678</text:p>
          </table:table-cell>
          <table:table-cell office:value-type="float" office:value="2687">
            <text:p>2687</text:p>
          </table:table-cell>
          <table:table-cell office:value-type="float" office:value="45079380">
            <text:p>4507938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8641602265">
            <text:p>8641602265</text:p>
          </table:table-cell>
          <table:table-cell office:value-type="string">
            <text:p>Drift 36</text:p>
          </table:table-cell>
          <table:table-cell office:value-type="string">
            <text:p>AutoBlox Games</text:p>
          </table:table-cell>
          <table:table-cell office:value-type="float" office:value="123">
            <text:p>123</text:p>
          </table:table-cell>
          <table:table-cell office:value-type="float" office:value="2657">
            <text:p>2657</text:p>
          </table:table-cell>
          <table:table-cell office:value-type="float" office:value="16540532">
            <text:p>1654053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</table:table-row>
        <table:table-row>
          <table:table-cell office:value-type="float" office:value="8497165255">
            <text:p>8497165255</text:p>
          </table:table-cell>
          <table:table-cell office:value-type="string">
            <text:p>Spin a Brainrot🎲</text:p>
          </table:table-cell>
          <table:table-cell office:value-type="string">
            <text:p>RNG Creationss</text:p>
          </table:table-cell>
          <table:table-cell office:value-type="float" office:value="139">
            <text:p>139</text:p>
          </table:table-cell>
          <table:table-cell office:value-type="float" office:value="2646">
            <text:p>2646</text:p>
          </table:table-cell>
          <table:table-cell office:value-type="float" office:value="49021225">
            <text:p>4902122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</table:table-row>
        <table:table-row>
          <table:table-cell office:value-type="float" office:value="1160789089">
            <text:p>1160789089</text:p>
          </table:table-cell>
          <table:table-cell office:value-type="string">
            <text:p>[🎄] Flag Wars!<text:s/></text:p>
          </table:table-cell>
          <table:table-cell office:value-type="string">
            <text:p>Scriptly Studios™</text:p>
          </table:table-cell>
          <table:table-cell office:value-type="float" office:value="2419">
            <text:p>2419</text:p>
          </table:table-cell>
          <table:table-cell office:value-type="float" office:value="2629">
            <text:p>2629</text:p>
          </table:table-cell>
          <table:table-cell office:value-type="float" office:value="790083741">
            <text:p>790083741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718">
            <text:p>718</text:p>
          </table:table-cell>
        </table:table-row>
        <table:table-row>
          <table:table-cell office:value-type="float" office:value="8809915587">
            <text:p>8809915587</text:p>
          </table:table-cell>
          <table:table-cell office:value-type="string">
            <text:p>OP Blade</text:p>
          </table:table-cell>
          <table:table-cell office:value-type="string">
            <text:p>OP Blade</text:p>
          </table:table-cell>
          <table:table-cell office:value-type="float" office:value="101">
            <text:p>101</text:p>
          </table:table-cell>
          <table:table-cell office:value-type="float" office:value="2613">
            <text:p>2613</text:p>
          </table:table-cell>
          <table:table-cell office:value-type="float" office:value="2281174">
            <text:p>228117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6011188518">
            <text:p>6011188518</text:p>
          </table:table-cell>
          <table:table-cell office:value-type="string">
            <text:p>❄️ Animatronic Nights [SPRING]</text:p>
          </table:table-cell>
          <table:table-cell office:value-type="string">
            <text:p>PlayBox!</text:p>
          </table:table-cell>
          <table:table-cell office:value-type="float" office:value="596">
            <text:p>596</text:p>
          </table:table-cell>
          <table:table-cell office:value-type="float" office:value="2610">
            <text:p>2610</text:p>
          </table:table-cell>
          <table:table-cell office:value-type="float" office:value="13453610">
            <text:p>13453610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72">
            <text:p>772</text:p>
          </table:table-cell>
        </table:table-row>
        <table:table-row>
          <table:table-cell office:value-type="float" office:value="2564505263">
            <text:p>2564505263</text:p>
          </table:table-cell>
          <table:table-cell office:value-type="string">
            <text:p>[Xmas] Strongman Simulator</text:p>
          </table:table-cell>
          <table:table-cell office:value-type="string">
            <text:p>The Gang Stockholm</text:p>
          </table:table-cell>
          <table:table-cell office:value-type="float" office:value="1708">
            <text:p>1708</text:p>
          </table:table-cell>
          <table:table-cell office:value-type="float" office:value="2586">
            <text:p>2586</text:p>
          </table:table-cell>
          <table:table-cell office:value-type="float" office:value="1607780384">
            <text:p>160778038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</table:table-row>
        <table:table-row>
          <table:table-cell office:value-type="float" office:value="8232540509">
            <text:p>8232540509</text:p>
          </table:table-cell>
          <table:table-cell office:value-type="string">
            <text:p>[NIGHTMARES] Steal a FNAF</text:p>
          </table:table-cell>
          <table:table-cell office:value-type="string">
            <text:p>dahrius7777</text:p>
          </table:table-cell>
          <table:table-cell office:value-type="float" office:value="167">
            <text:p>167</text:p>
          </table:table-cell>
          <table:table-cell office:value-type="float" office:value="2576">
            <text:p>2576</text:p>
          </table:table-cell>
          <table:table-cell office:value-type="float" office:value="15813677">
            <text:p>1581367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3012965062">
            <text:p>3012965062</text:p>
          </table:table-cell>
          <table:table-cell office:value-type="string">
            <text:p>The Presentation Experience</text:p>
          </table:table-cell>
          <table:table-cell office:value-type="string">
            <text:p>Minimal Games</text:p>
          </table:table-cell>
          <table:table-cell office:value-type="float" office:value="1541">
            <text:p>1541</text:p>
          </table:table-cell>
          <table:table-cell office:value-type="float" office:value="2573">
            <text:p>2573</text:p>
          </table:table-cell>
          <table:table-cell office:value-type="float" office:value="584803494">
            <text:p>58480349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107172930">
            <text:p>107172930</text:p>
          </table:table-cell>
          <table:table-cell office:value-type="string">
            <text:p>Horrific Housing</text:p>
          </table:table-cell>
          <table:table-cell office:value-type="string">
            <text:p>CookieScript's games</text:p>
          </table:table-cell>
          <table:table-cell office:value-type="float" office:value="3846">
            <text:p>3846</text:p>
          </table:table-cell>
          <table:table-cell office:value-type="float" office:value="2556">
            <text:p>2556</text:p>
          </table:table-cell>
          <table:table-cell office:value-type="float" office:value="668936707">
            <text:p>66893670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2073329983">
            <text:p>2073329983</text:p>
          </table:table-cell>
          <table:table-cell office:value-type="string">
            <text:p>🎆2026 | Realistic Car Driving™</text:p>
          </table:table-cell>
          <table:table-cell office:value-type="string">
            <text:p>Ferdi26</text:p>
          </table:table-cell>
          <table:table-cell office:value-type="float" office:value="1910">
            <text:p>1910</text:p>
          </table:table-cell>
          <table:table-cell office:value-type="float" office:value="2554">
            <text:p>2554</text:p>
          </table:table-cell>
          <table:table-cell office:value-type="float" office:value="178696680">
            <text:p>17869668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86">
            <text:p>386</text:p>
          </table:table-cell>
        </table:table-row>
        <table:table-row>
          <table:table-cell office:value-type="float" office:value="8366716517">
            <text:p>8366716517</text:p>
          </table:table-cell>
          <table:table-cell office:value-type="string">
            <text:p>[🌍NOW] Sky Fighters</text:p>
          </table:table-cell>
          <table:table-cell office:value-type="string">
            <text:p>IRONPULSE GAMES</text:p>
          </table:table-cell>
          <table:table-cell office:value-type="float" office:value="152">
            <text:p>152</text:p>
          </table:table-cell>
          <table:table-cell office:value-type="float" office:value="2522">
            <text:p>2522</text:p>
          </table:table-cell>
          <table:table-cell office:value-type="float" office:value="34005628">
            <text:p>3400562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8574830649">
            <text:p>8574830649</text:p>
          </table:table-cell>
          <table:table-cell office:value-type="string">
            <text:p>Noob Invaders</text:p>
          </table:table-cell>
          <table:table-cell office:value-type="string">
            <text:p>Devs Devs Devs</text:p>
          </table:table-cell>
          <table:table-cell office:value-type="float" office:value="130">
            <text:p>130</text:p>
          </table:table-cell>
          <table:table-cell office:value-type="float" office:value="2508">
            <text:p>2508</text:p>
          </table:table-cell>
          <table:table-cell office:value-type="float" office:value="22244820">
            <text:p>2224482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738524573">
            <text:p>7738524573</text:p>
          </table:table-cell>
          <table:table-cell office:value-type="string">
            <text:p>[🍃] Retro Tower Defense</text:p>
          </table:table-cell>
          <table:table-cell office:value-type="string">
            <text:p>Plaything Games</text:p>
          </table:table-cell>
          <table:table-cell office:value-type="float" office:value="231">
            <text:p>231</text:p>
          </table:table-cell>
          <table:table-cell office:value-type="float" office:value="2419">
            <text:p>2419</text:p>
          </table:table-cell>
          <table:table-cell office:value-type="float" office:value="38234502">
            <text:p>3823450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8015734617">
            <text:p>8015734617</text:p>
          </table:table-cell>
          <table:table-cell office:value-type="string">
            <text:p>Steal Brainrots Trading Plaza 🛒</text:p>
          </table:table-cell>
          <table:table-cell office:value-type="string">
            <text:p>No CCU Games</text:p>
          </table:table-cell>
          <table:table-cell office:value-type="float" office:value="192">
            <text:p>192</text:p>
          </table:table-cell>
          <table:table-cell office:value-type="float" office:value="2398">
            <text:p>2398</text:p>
          </table:table-cell>
          <table:table-cell office:value-type="float" office:value="186741245">
            <text:p>18674124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7018980692">
            <text:p>7018980692</text:p>
          </table:table-cell>
          <table:table-cell office:value-type="string">
            <text:p>Heaven Line 🙏</text:p>
          </table:table-cell>
          <table:table-cell office:value-type="string">
            <text:p>PLEASE ALGORITHM</text:p>
          </table:table-cell>
          <table:table-cell office:value-type="float" office:value="370">
            <text:p>370</text:p>
          </table:table-cell>
          <table:table-cell office:value-type="float" office:value="2386">
            <text:p>2386</text:p>
          </table:table-cell>
          <table:table-cell office:value-type="float" office:value="15428859">
            <text:p>1542885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5170731021">
            <text:p>5170731021</text:p>
          </table:table-cell>
          <table:table-cell office:value-type="string">
            <text:p>[☀️UPD]Demon Blade</text:p>
          </table:table-cell>
          <table:table-cell office:value-type="string">
            <text:p>DemonCube</text:p>
          </table:table-cell>
          <table:table-cell office:value-type="float" office:value="820">
            <text:p>820</text:p>
          </table:table-cell>
          <table:table-cell office:value-type="float" office:value="2248">
            <text:p>2248</text:p>
          </table:table-cell>
          <table:table-cell office:value-type="float" office:value="194296335">
            <text:p>19429633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06">
            <text:p>1406</text:p>
          </table:table-cell>
        </table:table-row>
        <table:table-row>
          <table:table-cell office:value-type="float" office:value="7089588429">
            <text:p>7089588429</text:p>
          </table:table-cell>
          <table:table-cell office:value-type="string">
            <text:p>(MODIF x BIG UPDATE ❄️) Drag Drive Simulator</text:p>
          </table:table-cell>
          <table:table-cell office:value-type="string">
            <text:p>ADV Gamers Team</text:p>
          </table:table-cell>
          <table:table-cell office:value-type="float" office:value="356">
            <text:p>356</text:p>
          </table:table-cell>
          <table:table-cell office:value-type="float" office:value="2235">
            <text:p>2235</text:p>
          </table:table-cell>
          <table:table-cell office:value-type="float" office:value="123644106">
            <text:p>12364410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2092410051">
            <text:p>2092410051</text:p>
          </table:table-cell>
          <table:table-cell office:value-type="string">
            <text:p>Retail Tycoon 2</text:p>
          </table:table-cell>
          <table:table-cell office:value-type="string">
            <text:p>Secondhand Studios</text:p>
          </table:table-cell>
          <table:table-cell office:value-type="float" office:value="1901">
            <text:p>1901</text:p>
          </table:table-cell>
          <table:table-cell office:value-type="float" office:value="2214">
            <text:p>2214</text:p>
          </table:table-cell>
          <table:table-cell office:value-type="float" office:value="313079139">
            <text:p>31307913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466404775">
            <text:p>6466404775</text:p>
          </table:table-cell>
          <table:table-cell office:value-type="string">
            <text:p>[🐲] MOUNT RNG</text:p>
          </table:table-cell>
          <table:table-cell office:value-type="string">
            <text:p>TaleSun Studios</text:p>
          </table:table-cell>
          <table:table-cell office:value-type="float" office:value="499">
            <text:p>499</text:p>
          </table:table-cell>
          <table:table-cell office:value-type="float" office:value="2204">
            <text:p>2204</text:p>
          </table:table-cell>
          <table:table-cell office:value-type="float" office:value="42513863">
            <text:p>4251386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</table:table-row>
        <table:table-row>
          <table:table-cell office:value-type="float" office:value="7629884826">
            <text:p>7629884826</text:p>
          </table:table-cell>
          <table:table-cell office:value-type="string">
            <text:p>Cage Fishing 🐟</text:p>
          </table:table-cell>
          <table:table-cell office:value-type="string">
            <text:p>Pearl Point</text:p>
          </table:table-cell>
          <table:table-cell office:value-type="float" office:value="249">
            <text:p>249</text:p>
          </table:table-cell>
          <table:table-cell office:value-type="float" office:value="2183">
            <text:p>2183</text:p>
          </table:table-cell>
          <table:table-cell office:value-type="float" office:value="49187783">
            <text:p>4918778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</table:table-row>
        <table:table-row>
          <table:table-cell office:value-type="float" office:value="98929893">
            <text:p>98929893</text:p>
          </table:table-cell>
          <table:table-cell office:value-type="string">
            <text:p>NEW YEARS ⭐ | Dragon Ball Rage</text:p>
          </table:table-cell>
          <table:table-cell office:value-type="string">
            <text:p>Dragon Ball Rage Club</text:p>
          </table:table-cell>
          <table:table-cell office:value-type="float" office:value="5090">
            <text:p>5090</text:p>
          </table:table-cell>
          <table:table-cell office:value-type="float" office:value="2128">
            <text:p>2128</text:p>
          </table:table-cell>
          <table:table-cell office:value-type="float" office:value="946189100">
            <text:p>946189100</text:p>
          </table:table-cell>
          <table:table-cell/>
          <table:table-cell/>
          <table:table-cell office:value-type="float" office:value="26">
            <text:p>26</text:p>
          </table:table-cell>
          <table:table-cell office:value-type="float" office:value="398">
            <text:p>398</text:p>
          </table:table-cell>
        </table:table-row>
        <table:table-row>
          <table:table-cell office:value-type="float" office:value="7633926880">
            <text:p>7633926880</text:p>
          </table:table-cell>
          <table:table-cell office:value-type="string">
            <text:p>[❄️] BloxStrike</text:p>
          </table:table-cell>
          <table:table-cell office:value-type="string">
            <text:p>BloxStrike</text:p>
          </table:table-cell>
          <table:table-cell office:value-type="float" office:value="249">
            <text:p>249</text:p>
          </table:table-cell>
          <table:table-cell office:value-type="float" office:value="2102">
            <text:p>2102</text:p>
          </table:table-cell>
          <table:table-cell office:value-type="float" office:value="10745766">
            <text:p>1074576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279565647">
            <text:p>279565647</text:p>
          </table:table-cell>
          <table:table-cell office:value-type="string">
            <text:p>❓ LUCKY BLOCKS Battlegrounds</text:p>
          </table:table-cell>
          <table:table-cell office:value-type="string">
            <text:p>silky_dev</text:p>
          </table:table-cell>
          <table:table-cell office:value-type="float" office:value="3243">
            <text:p>3243</text:p>
          </table:table-cell>
          <table:table-cell office:value-type="float" office:value="2101">
            <text:p>2101</text:p>
          </table:table-cell>
          <table:table-cell office:value-type="float" office:value="1692946480">
            <text:p>169294648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</table:table-row>
        <table:table-row>
          <table:table-cell office:value-type="float" office:value="1312971993">
            <text:p>1312971993</text:p>
          </table:table-cell>
          <table:table-cell office:value-type="string">
            <text:p>Saber Simulator [UPD]</text:p>
          </table:table-cell>
          <table:table-cell office:value-type="string">
            <text:p>HD Games.</text:p>
          </table:table-cell>
          <table:table-cell office:value-type="float" office:value="2313">
            <text:p>2313</text:p>
          </table:table-cell>
          <table:table-cell office:value-type="float" office:value="2088">
            <text:p>2088</text:p>
          </table:table-cell>
          <table:table-cell office:value-type="float" office:value="620601138">
            <text:p>620601138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02">
            <text:p>402</text:p>
          </table:table-cell>
        </table:table-row>
        <table:table-row>
          <table:table-cell office:value-type="float" office:value="8104504677">
            <text:p>8104504677</text:p>
          </table:table-cell>
          <table:table-cell office:value-type="string">
            <text:p>[👮] Dispatch: Police Simulator</text:p>
          </table:table-cell>
          <table:table-cell office:value-type="string">
            <text:p>Always Ascending</text:p>
          </table:table-cell>
          <table:table-cell office:value-type="float" office:value="182">
            <text:p>182</text:p>
          </table:table-cell>
          <table:table-cell office:value-type="float" office:value="2085">
            <text:p>2085</text:p>
          </table:table-cell>
          <table:table-cell office:value-type="float" office:value="23206701">
            <text:p>2320670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7471000866">
            <text:p>7471000866</text:p>
          </table:table-cell>
          <table:table-cell office:value-type="string">
            <text:p>[❄️] Anime Evolution</text:p>
          </table:table-cell>
          <table:table-cell office:value-type="string">
            <text:p>AEVO</text:p>
          </table:table-cell>
          <table:table-cell office:value-type="float" office:value="280">
            <text:p>280</text:p>
          </table:table-cell>
          <table:table-cell office:value-type="float" office:value="2061">
            <text:p>2061</text:p>
          </table:table-cell>
          <table:table-cell office:value-type="float" office:value="35229078">
            <text:p>35229078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38">
            <text:p>438</text:p>
          </table:table-cell>
        </table:table-row>
        <table:table-row>
          <table:table-cell office:value-type="float" office:value="3541611379">
            <text:p>3541611379</text:p>
          </table:table-cell>
          <table:table-cell office:value-type="string">
            <text:p>🎁XMAS25🎁 Tower Defense X: BETA</text:p>
          </table:table-cell>
          <table:table-cell office:value-type="string">
            <text:p>Tower Defense X</text:p>
          </table:table-cell>
          <table:table-cell office:value-type="float" office:value="1347">
            <text:p>1347</text:p>
          </table:table-cell>
          <table:table-cell office:value-type="float" office:value="2060">
            <text:p>2060</text:p>
          </table:table-cell>
          <table:table-cell office:value-type="float" office:value="359604053">
            <text:p>35960405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6260656796">
            <text:p>6260656796</text:p>
          </table:table-cell>
          <table:table-cell office:value-type="string">
            <text:p>[🎄]🏀Playground Basketball🏀</text:p>
          </table:table-cell>
          <table:table-cell office:value-type="string">
            <text:p>Playground Basketball | Community</text:p>
          </table:table-cell>
          <table:table-cell office:value-type="float" office:value="542">
            <text:p>542</text:p>
          </table:table-cell>
          <table:table-cell office:value-type="float" office:value="2056">
            <text:p>2056</text:p>
          </table:table-cell>
          <table:table-cell office:value-type="float" office:value="36186339">
            <text:p>36186339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115797356">
            <text:p>115797356</text:p>
          </table:table-cell>
          <table:table-cell office:value-type="string">
            <text:p>[🎄] Counter Blox</text:p>
          </table:table-cell>
          <table:table-cell office:value-type="string">
            <text:p>Headwind</text:p>
          </table:table-cell>
          <table:table-cell office:value-type="float" office:value="3754">
            <text:p>3754</text:p>
          </table:table-cell>
          <table:table-cell office:value-type="float" office:value="2040">
            <text:p>2040</text:p>
          </table:table-cell>
          <table:table-cell office:value-type="float" office:value="1194589029">
            <text:p>119458902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593559630">
            <text:p>8593559630</text:p>
          </table:table-cell>
          <table:table-cell office:value-type="string">
            <text:p>[🥶] My Pooping Pigeons!</text:p>
          </table:table-cell>
          <table:table-cell office:value-type="string">
            <text:p>Pigeon Bird Studios</text:p>
          </table:table-cell>
          <table:table-cell office:value-type="float" office:value="128">
            <text:p>128</text:p>
          </table:table-cell>
          <table:table-cell office:value-type="float" office:value="2039">
            <text:p>2039</text:p>
          </table:table-cell>
          <table:table-cell office:value-type="float" office:value="3719499">
            <text:p>371949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4582358979">
            <text:p>4582358979</text:p>
          </table:table-cell>
          <table:table-cell office:value-type="string">
            <text:p>Arm Wrestle Simulator</text:p>
          </table:table-cell>
          <table:table-cell office:value-type="string">
            <text:p>Kubo Games</text:p>
          </table:table-cell>
          <table:table-cell office:value-type="float" office:value="998">
            <text:p>998</text:p>
          </table:table-cell>
          <table:table-cell office:value-type="float" office:value="2036">
            <text:p>2036</text:p>
          </table:table-cell>
          <table:table-cell office:value-type="float" office:value="1265071526">
            <text:p>1265071526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6751447237">
            <text:p>6751447237</text:p>
          </table:table-cell>
          <table:table-cell office:value-type="string">
            <text:p>[❄️EVENT❄️]Car Zone 🏎️ Racing &amp; Drifting</text:p>
          </table:table-cell>
          <table:table-cell office:value-type="string">
            <text:p>CODIV Studio</text:p>
          </table:table-cell>
          <table:table-cell office:value-type="float" office:value="430">
            <text:p>430</text:p>
          </table:table-cell>
          <table:table-cell office:value-type="float" office:value="2000">
            <text:p>2000</text:p>
          </table:table-cell>
          <table:table-cell office:value-type="float" office:value="59130980">
            <text:p>5913098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559">
            <text:p>559</text:p>
          </table:table-cell>
        </table:table-row>
        <table:table-row>
          <table:table-cell office:value-type="float" office:value="6738135827">
            <text:p>6738135827</text:p>
          </table:table-cell>
          <table:table-cell office:value-type="string">
            <text:p>[50% SALE] Choose Your Power</text:p>
          </table:table-cell>
          <table:table-cell office:value-type="string">
            <text:p>Golden Ratio Games</text:p>
          </table:table-cell>
          <table:table-cell office:value-type="float" office:value="433">
            <text:p>433</text:p>
          </table:table-cell>
          <table:table-cell office:value-type="float" office:value="1964">
            <text:p>1964</text:p>
          </table:table-cell>
          <table:table-cell office:value-type="float" office:value="38536819">
            <text:p>3853681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972059550">
            <text:p>5972059550</text:p>
          </table:table-cell>
          <table:table-cell office:value-type="string">
            <text:p>[UPD🎄] Gym League<text:s/></text:p>
          </table:table-cell>
          <table:table-cell office:value-type="string">
            <text:p>1v2 Studios</text:p>
          </table:table-cell>
          <table:table-cell office:value-type="float" office:value="605">
            <text:p>605</text:p>
          </table:table-cell>
          <table:table-cell office:value-type="float" office:value="1950">
            <text:p>1950</text:p>
          </table:table-cell>
          <table:table-cell office:value-type="float" office:value="750833173">
            <text:p>75083317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453">
            <text:p>453</text:p>
          </table:table-cell>
        </table:table-row>
        <table:table-row>
          <table:table-cell office:value-type="float" office:value="3989768869">
            <text:p>3989768869</text:p>
          </table:table-cell>
          <table:table-cell office:value-type="string">
            <text:p>The Survival Game</text:p>
          </table:table-cell>
          <table:table-cell office:value-type="string">
            <text:p>Simple Games Incorporated</text:p>
          </table:table-cell>
          <table:table-cell office:value-type="float" office:value="1191">
            <text:p>1191</text:p>
          </table:table-cell>
          <table:table-cell office:value-type="float" office:value="1924">
            <text:p>1924</text:p>
          </table:table-cell>
          <table:table-cell office:value-type="float" office:value="309602454">
            <text:p>309602454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62">
            <text:p>762</text:p>
          </table:table-cell>
        </table:table-row>
        <table:table-row>
          <table:table-cell office:value-type="float" office:value="1775919872">
            <text:p>1775919872</text:p>
          </table:table-cell>
          <table:table-cell office:value-type="string">
            <text:p>[🎄 RAIDS] Doodle World<text:s/></text:p>
          </table:table-cell>
          <table:table-cell office:value-type="string">
            <text:p>Doodle World Studios</text:p>
          </table:table-cell>
          <table:table-cell office:value-type="float" office:value="2046">
            <text:p>2046</text:p>
          </table:table-cell>
          <table:table-cell office:value-type="float" office:value="1887">
            <text:p>1887</text:p>
          </table:table-cell>
          <table:table-cell office:value-type="float" office:value="125609856">
            <text:p>125609856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67">
            <text:p>567</text:p>
          </table:table-cell>
        </table:table-row>
        <table:table-row>
          <table:table-cell office:value-type="float" office:value="1374118848">
            <text:p>1374118848</text:p>
          </table:table-cell>
          <table:table-cell office:value-type="string">
            <text:p>[INSTANT TRANSMISSION] Dragon Generations</text:p>
          </table:table-cell>
          <table:table-cell office:value-type="string">
            <text:p>Asunder Studios</text:p>
          </table:table-cell>
          <table:table-cell office:value-type="float" office:value="2266">
            <text:p>2266</text:p>
          </table:table-cell>
          <table:table-cell office:value-type="float" office:value="1852">
            <text:p>1852</text:p>
          </table:table-cell>
          <table:table-cell office:value-type="float" office:value="63038645">
            <text:p>63038645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</table:table-row>
        <table:table-row>
          <table:table-cell office:value-type="float" office:value="7920020824">
            <text:p>7920020824</text:p>
          </table:table-cell>
          <table:table-cell office:value-type="string">
            <text:p>💥Super Soldiers [UPD]</text:p>
          </table:table-cell>
          <table:table-cell office:value-type="string">
            <text:p>Casix Interactive</text:p>
          </table:table-cell>
          <table:table-cell office:value-type="float" office:value="205">
            <text:p>205</text:p>
          </table:table-cell>
          <table:table-cell office:value-type="float" office:value="1835">
            <text:p>1835</text:p>
          </table:table-cell>
          <table:table-cell office:value-type="float" office:value="8895172">
            <text:p>889517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7872343282">
            <text:p>7872343282</text:p>
          </table:table-cell>
          <table:table-cell office:value-type="string">
            <text:p>OVERKILL</text:p>
          </table:table-cell>
          <table:table-cell office:value-type="string">
            <text:p>Repotted</text:p>
          </table:table-cell>
          <table:table-cell office:value-type="float" office:value="212">
            <text:p>212</text:p>
          </table:table-cell>
          <table:table-cell office:value-type="float" office:value="1831">
            <text:p>1831</text:p>
          </table:table-cell>
          <table:table-cell office:value-type="float" office:value="3996469">
            <text:p>399646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884563721">
            <text:p>7884563721</text:p>
          </table:table-cell>
          <table:table-cell office:value-type="string">
            <text:p>[🔥 2X REP] Arcade Basketball 🏀<text:s/></text:p>
          </table:table-cell>
          <table:table-cell office:value-type="string">
            <text:p>Arcade Basketball</text:p>
          </table:table-cell>
          <table:table-cell office:value-type="float" office:value="210">
            <text:p>210</text:p>
          </table:table-cell>
          <table:table-cell office:value-type="float" office:value="1798">
            <text:p>1798</text:p>
          </table:table-cell>
          <table:table-cell office:value-type="float" office:value="57793809">
            <text:p>57793809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371112664">
            <text:p>371112664</text:p>
          </table:table-cell>
          <table:table-cell office:value-type="string">
            <text:p>[🎄UPD] Faction Defense Tycoon [⚔️]</text:p>
          </table:table-cell>
          <table:table-cell office:value-type="string">
            <text:p>ZedCo</text:p>
          </table:table-cell>
          <table:table-cell office:value-type="float" office:value="3112">
            <text:p>3112</text:p>
          </table:table-cell>
          <table:table-cell office:value-type="float" office:value="1796">
            <text:p>1796</text:p>
          </table:table-cell>
          <table:table-cell office:value-type="float" office:value="72136550">
            <text:p>7213655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084">
            <text:p>1084</text:p>
          </table:table-cell>
        </table:table-row>
        <table:table-row>
          <table:table-cell office:value-type="float" office:value="985731078">
            <text:p>985731078</text:p>
          </table:table-cell>
          <table:table-cell office:value-type="string">
            <text:p>World // Zero ⚔️ Anime RPG</text:p>
          </table:table-cell>
          <table:table-cell office:value-type="string">
            <text:p>World // Zero</text:p>
          </table:table-cell>
          <table:table-cell office:value-type="float" office:value="2555">
            <text:p>2555</text:p>
          </table:table-cell>
          <table:table-cell office:value-type="float" office:value="1783">
            <text:p>1783</text:p>
          </table:table-cell>
          <table:table-cell office:value-type="float" office:value="416640667">
            <text:p>41664066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</table:table-row>
        <table:table-row>
          <table:table-cell office:value-type="float" office:value="9345726704">
            <text:p>9345726704</text:p>
          </table:table-cell>
          <table:table-cell office:value-type="string">
            <text:p>[SOON] Subaru Stairs Experience</text:p>
          </table:table-cell>
          <table:table-cell office:value-type="string">
            <text:p>megmi game 2025</text:p>
          </table:table-cell>
          <table:table-cell office:value-type="float" office:value="24">
            <text:p>24</text:p>
          </table:table-cell>
          <table:table-cell office:value-type="float" office:value="1781">
            <text:p>1781</text:p>
          </table:table-cell>
          <table:table-cell office:value-type="float" office:value="1262273">
            <text:p>126227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1001911915">
            <text:p>1001911915</text:p>
          </table:table-cell>
          <table:table-cell office:value-type="string">
            <text:p>Farming and Friends</text:p>
          </table:table-cell>
          <table:table-cell office:value-type="string">
            <text:p>Dunn Games</text:p>
          </table:table-cell>
          <table:table-cell office:value-type="float" office:value="2542">
            <text:p>2542</text:p>
          </table:table-cell>
          <table:table-cell office:value-type="float" office:value="1763">
            <text:p>1763</text:p>
          </table:table-cell>
          <table:table-cell office:value-type="float" office:value="197172754">
            <text:p>19717275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069852763">
            <text:p>7069852763</text:p>
          </table:table-cell>
          <table:table-cell office:value-type="string">
            <text:p>Car Crash Simulator V3</text:p>
          </table:table-cell>
          <table:table-cell office:value-type="string">
            <text:p>SXRIING</text:p>
          </table:table-cell>
          <table:table-cell office:value-type="float" office:value="360">
            <text:p>360</text:p>
          </table:table-cell>
          <table:table-cell office:value-type="float" office:value="1759">
            <text:p>1759</text:p>
          </table:table-cell>
          <table:table-cell office:value-type="float" office:value="64062711">
            <text:p>6406271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7115773109">
            <text:p>7115773109</text:p>
          </table:table-cell>
          <table:table-cell office:value-type="string">
            <text:p>[UPDATE] Weird Gun Game<text:s/></text:p>
          </table:table-cell>
          <table:table-cell office:value-type="string">
            <text:p>Redscape Interactive Projects</text:p>
          </table:table-cell>
          <table:table-cell office:value-type="float" office:value="351">
            <text:p>351</text:p>
          </table:table-cell>
          <table:table-cell office:value-type="float" office:value="1702">
            <text:p>1702</text:p>
          </table:table-cell>
          <table:table-cell office:value-type="float" office:value="184470909">
            <text:p>18447090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8214054500">
            <text:p>8214054500</text:p>
          </table:table-cell>
          <table:table-cell office:value-type="string">
            <text:p>❄️ Build a Car</text:p>
          </table:table-cell>
          <table:table-cell office:value-type="string">
            <text:p>SUPER SUPER FAST</text:p>
          </table:table-cell>
          <table:table-cell office:value-type="float" office:value="170">
            <text:p>170</text:p>
          </table:table-cell>
          <table:table-cell office:value-type="float" office:value="1699">
            <text:p>1699</text:p>
          </table:table-cell>
          <table:table-cell office:value-type="float" office:value="99066183">
            <text:p>9906618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491246195">
            <text:p>4491246195</text:p>
          </table:table-cell>
          <table:table-cell office:value-type="string">
            <text:p>[🎄] War Machines</text:p>
          </table:table-cell>
          <table:table-cell office:value-type="string">
            <text:p>REDD's Wastelands</text:p>
          </table:table-cell>
          <table:table-cell office:value-type="float" office:value="1025">
            <text:p>1025</text:p>
          </table:table-cell>
          <table:table-cell office:value-type="float" office:value="1692">
            <text:p>1692</text:p>
          </table:table-cell>
          <table:table-cell office:value-type="float" office:value="377662945">
            <text:p>37766294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67">
            <text:p>767</text:p>
          </table:table-cell>
        </table:table-row>
        <table:table-row>
          <table:table-cell office:value-type="float" office:value="6069634717">
            <text:p>6069634717</text:p>
          </table:table-cell>
          <table:table-cell office:value-type="string">
            <text:p>[CHRISTMAS] Sorcerer Tower Defense<text:s/></text:p>
          </table:table-cell>
          <table:table-cell office:value-type="string">
            <text:p>Peanut Butter Entertainment</text:p>
          </table:table-cell>
          <table:table-cell office:value-type="float" office:value="582">
            <text:p>582</text:p>
          </table:table-cell>
          <table:table-cell office:value-type="float" office:value="1690">
            <text:p>1690</text:p>
          </table:table-cell>
          <table:table-cell office:value-type="float" office:value="91056434">
            <text:p>9105643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1335695570">
            <text:p>1335695570</text:p>
          </table:table-cell>
          <table:table-cell office:value-type="string">
            <text:p>⚡Ninja Legends</text:p>
          </table:table-cell>
          <table:table-cell office:value-type="string">
            <text:p>Scriptbloxian Studios</text:p>
          </table:table-cell>
          <table:table-cell office:value-type="float" office:value="2298">
            <text:p>2298</text:p>
          </table:table-cell>
          <table:table-cell office:value-type="float" office:value="1684">
            <text:p>1684</text:p>
          </table:table-cell>
          <table:table-cell office:value-type="float" office:value="2128777821">
            <text:p>2128777821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92">
            <text:p>692</text:p>
          </table:table-cell>
        </table:table-row>
        <table:table-row>
          <table:table-cell office:value-type="float" office:value="5479908441">
            <text:p>5479908441</text:p>
          </table:table-cell>
          <table:table-cell office:value-type="string">
            <text:p>Five Nights TD [FNTD2]</text:p>
          </table:table-cell>
          <table:table-cell office:value-type="string">
            <text:p>Hyper TD</text:p>
          </table:table-cell>
          <table:table-cell office:value-type="float" office:value="735">
            <text:p>735</text:p>
          </table:table-cell>
          <table:table-cell office:value-type="float" office:value="1668">
            <text:p>1668</text:p>
          </table:table-cell>
          <table:table-cell office:value-type="float" office:value="738175356">
            <text:p>73817535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</table:table-row>
        <table:table-row>
          <table:table-cell office:value-type="float" office:value="321279858">
            <text:p>321279858</text:p>
          </table:table-cell>
          <table:table-cell office:value-type="string">
            <text:p>SharkBite Classic 🦈</text:p>
          </table:table-cell>
          <table:table-cell office:value-type="string">
            <text:p>Abracadabra</text:p>
          </table:table-cell>
          <table:table-cell office:value-type="float" office:value="3193">
            <text:p>3193</text:p>
          </table:table-cell>
          <table:table-cell office:value-type="float" office:value="1659">
            <text:p>1659</text:p>
          </table:table-cell>
          <table:table-cell office:value-type="float" office:value="1638086905">
            <text:p>163808690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4069560710">
            <text:p>4069560710</text:p>
          </table:table-cell>
          <table:table-cell office:value-type="string">
            <text:p>[🐉DB + 🏷️ SALE + 📈2X] ONE FRUIT</text:p>
          </table:table-cell>
          <table:table-cell office:value-type="string">
            <text:p>[B:S] One Fruit Team</text:p>
          </table:table-cell>
          <table:table-cell office:value-type="float" office:value="1161">
            <text:p>1161</text:p>
          </table:table-cell>
          <table:table-cell office:value-type="float" office:value="1650">
            <text:p>1650</text:p>
          </table:table-cell>
          <table:table-cell office:value-type="float" office:value="279275015">
            <text:p>279275015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444">
            <text:p>444</text:p>
          </table:table-cell>
        </table:table-row>
        <table:table-row>
          <table:table-cell office:value-type="float" office:value="7274244096">
            <text:p>7274244096</text:p>
          </table:table-cell>
          <table:table-cell office:value-type="string">
            <text:p>[UTLCM!] Toilet World Roleplay 2<text:s/></text:p>
          </table:table-cell>
          <table:table-cell office:value-type="string">
            <text:p>Toilet World Roleplay Community</text:p>
          </table:table-cell>
          <table:table-cell office:value-type="float" office:value="319">
            <text:p>319</text:p>
          </table:table-cell>
          <table:table-cell office:value-type="float" office:value="1628">
            <text:p>1628</text:p>
          </table:table-cell>
          <table:table-cell office:value-type="float" office:value="73679460">
            <text:p>73679460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7703544118">
            <text:p>7703544118</text:p>
          </table:table-cell>
          <table:table-cell office:value-type="string">
            <text:p>[❄️] Container RNG 📦</text:p>
          </table:table-cell>
          <table:table-cell office:value-type="string">
            <text:p>Exply Studios</text:p>
          </table:table-cell>
          <table:table-cell office:value-type="float" office:value="237">
            <text:p>237</text:p>
          </table:table-cell>
          <table:table-cell office:value-type="float" office:value="1628">
            <text:p>1628</text:p>
          </table:table-cell>
          <table:table-cell office:value-type="float" office:value="57873316">
            <text:p>5787331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4263371487">
            <text:p>4263371487</text:p>
          </table:table-cell>
          <table:table-cell office:value-type="string">
            <text:p>Primal Pursuit 🦖</text:p>
          </table:table-cell>
          <table:table-cell office:value-type="string">
            <text:p>Primal Pursuit</text:p>
          </table:table-cell>
          <table:table-cell office:value-type="float" office:value="1095">
            <text:p>1095</text:p>
          </table:table-cell>
          <table:table-cell office:value-type="float" office:value="1626">
            <text:p>1626</text:p>
          </table:table-cell>
          <table:table-cell office:value-type="float" office:value="85991533">
            <text:p>85991533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972">
            <text:p>972</text:p>
          </table:table-cell>
        </table:table-row>
        <table:table-row>
          <table:table-cell office:value-type="float" office:value="6336741296">
            <text:p>6336741296</text:p>
          </table:table-cell>
          <table:table-cell office:value-type="string">
            <text:p>[EVENT🎁] Flight World ✈️</text:p>
          </table:table-cell>
          <table:table-cell office:value-type="string">
            <text:p>Limitless Flight</text:p>
          </table:table-cell>
          <table:table-cell office:value-type="float" office:value="526">
            <text:p>526</text:p>
          </table:table-cell>
          <table:table-cell office:value-type="float" office:value="1604">
            <text:p>1604</text:p>
          </table:table-cell>
          <table:table-cell office:value-type="float" office:value="27085557">
            <text:p>2708555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9261918211">
            <text:p>9261918211</text:p>
          </table:table-cell>
          <table:table-cell office:value-type="string">
            <text:p>[⚡] Bird Game</text:p>
          </table:table-cell>
          <table:table-cell office:value-type="string">
            <text:p>Game Squared 2</text:p>
          </table:table-cell>
          <table:table-cell office:value-type="float" office:value="38">
            <text:p>38</text:p>
          </table:table-cell>
          <table:table-cell office:value-type="float" office:value="1587">
            <text:p>1587</text:p>
          </table:table-cell>
          <table:table-cell office:value-type="float" office:value="4149884">
            <text:p>414988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9141263942">
            <text:p>9141263942</text:p>
          </table:table-cell>
          <table:table-cell office:value-type="string">
            <text:p>[NEW 🥚] My Anime Egg Farm</text:p>
          </table:table-cell>
          <table:table-cell office:value-type="string">
            <text:p>Yet More Games</text:p>
          </table:table-cell>
          <table:table-cell office:value-type="float" office:value="57">
            <text:p>57</text:p>
          </table:table-cell>
          <table:table-cell office:value-type="float" office:value="1549">
            <text:p>1549</text:p>
          </table:table-cell>
          <table:table-cell office:value-type="float" office:value="7382945">
            <text:p>738294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8380716357">
            <text:p>8380716357</text:p>
          </table:table-cell>
          <table:table-cell office:value-type="string">
            <text:p>Seishun: School Life Roleplay</text:p>
          </table:table-cell>
          <table:table-cell office:value-type="string">
            <text:p>Bay Bridge</text:p>
          </table:table-cell>
          <table:table-cell office:value-type="float" office:value="151">
            <text:p>151</text:p>
          </table:table-cell>
          <table:table-cell office:value-type="float" office:value="1545">
            <text:p>1545</text:p>
          </table:table-cell>
          <table:table-cell office:value-type="float" office:value="4343272">
            <text:p>434327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240">
            <text:p>1240</text:p>
          </table:table-cell>
        </table:table-row>
        <table:table-row>
          <table:table-cell office:value-type="float" office:value="8964844004">
            <text:p>8964844004</text:p>
          </table:table-cell>
          <table:table-cell office:value-type="string">
            <text:p>My Boba Stand</text:p>
          </table:table-cell>
          <table:table-cell office:value-type="string">
            <text:p>Habit Games!</text:p>
          </table:table-cell>
          <table:table-cell office:value-type="float" office:value="81">
            <text:p>81</text:p>
          </table:table-cell>
          <table:table-cell office:value-type="float" office:value="1543">
            <text:p>1543</text:p>
          </table:table-cell>
          <table:table-cell office:value-type="float" office:value="8660419">
            <text:p>866041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238186753">
            <text:p>9238186753</text:p>
          </table:table-cell>
          <table:table-cell office:value-type="string">
            <text:p>Trust or Trick 💰😈</text:p>
          </table:table-cell>
          <table:table-cell office:value-type="string">
            <text:p>0 CCU PLEASE</text:p>
          </table:table-cell>
          <table:table-cell office:value-type="float" office:value="43">
            <text:p>43</text:p>
          </table:table-cell>
          <table:table-cell office:value-type="float" office:value="1535">
            <text:p>1535</text:p>
          </table:table-cell>
          <table:table-cell office:value-type="float" office:value="4915252">
            <text:p>491525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88">
            <text:p>88</text:p>
          </table:table-cell>
        </table:table-row>
        <table:table-row>
          <table:table-cell office:value-type="float" office:value="4147392742">
            <text:p>4147392742</text:p>
          </table:table-cell>
          <table:table-cell office:value-type="string">
            <text:p>🥳 Yeet A Friend!<text:s/></text:p>
          </table:table-cell>
          <table:table-cell office:value-type="string">
            <text:p>Low Effort Studios.</text:p>
          </table:table-cell>
          <table:table-cell office:value-type="float" office:value="1133">
            <text:p>1133</text:p>
          </table:table-cell>
          <table:table-cell office:value-type="float" office:value="1523">
            <text:p>1523</text:p>
          </table:table-cell>
          <table:table-cell office:value-type="float" office:value="487156528">
            <text:p>487156528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327">
            <text:p>327</text:p>
          </table:table-cell>
        </table:table-row>
        <table:table-row>
          <table:table-cell office:value-type="float" office:value="8313824597">
            <text:p>8313824597</text:p>
          </table:table-cell>
          <table:table-cell office:value-type="string">
            <text:p>[🔥UPDATE 5❄️] 🎲 Emote RNG</text:p>
          </table:table-cell>
          <table:table-cell office:value-type="string">
            <text:p>Emote Clan</text:p>
          </table:table-cell>
          <table:table-cell office:value-type="float" office:value="158">
            <text:p>158</text:p>
          </table:table-cell>
          <table:table-cell office:value-type="float" office:value="1502">
            <text:p>1502</text:p>
          </table:table-cell>
          <table:table-cell office:value-type="float" office:value="6518865">
            <text:p>651886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6935083490">
            <text:p>6935083490</text:p>
          </table:table-cell>
          <table:table-cell office:value-type="string">
            <text:p>Be Fish</text:p>
          </table:table-cell>
          <table:table-cell office:value-type="string">
            <text:p>Goofy Vegetables</text:p>
          </table:table-cell>
          <table:table-cell office:value-type="float" office:value="384">
            <text:p>384</text:p>
          </table:table-cell>
          <table:table-cell office:value-type="float" office:value="1485">
            <text:p>1485</text:p>
          </table:table-cell>
          <table:table-cell office:value-type="float" office:value="68540089">
            <text:p>6854008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280343502">
            <text:p>280343502</text:p>
          </table:table-cell>
          <table:table-cell office:value-type="string">
            <text:p>Pick A Side</text:p>
          </table:table-cell>
          <table:table-cell office:value-type="string">
            <text:p>Ming's Pick</text:p>
          </table:table-cell>
          <table:table-cell office:value-type="float" office:value="3242">
            <text:p>3242</text:p>
          </table:table-cell>
          <table:table-cell office:value-type="float" office:value="1484">
            <text:p>1484</text:p>
          </table:table-cell>
          <table:table-cell office:value-type="float" office:value="387475703">
            <text:p>38747570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</table:table-row>
        <table:table-row>
          <table:table-cell office:value-type="float" office:value="6221848978">
            <text:p>6221848978</text:p>
          </table:table-cell>
          <table:table-cell office:value-type="string">
            <text:p>Eurotunnel, Border Roleplay</text:p>
          </table:table-cell>
          <table:table-cell office:value-type="string">
            <text:p>Eurotunnel | Le Shuttle |</text:p>
          </table:table-cell>
          <table:table-cell office:value-type="float" office:value="549">
            <text:p>549</text:p>
          </table:table-cell>
          <table:table-cell office:value-type="float" office:value="1481">
            <text:p>1481</text:p>
          </table:table-cell>
          <table:table-cell office:value-type="float" office:value="26415395">
            <text:p>2641539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9191100702">
            <text:p>9191100702</text:p>
          </table:table-cell>
          <table:table-cell office:value-type="string">
            <text:p>Fireball Training🔥</text:p>
          </table:table-cell>
          <table:table-cell office:value-type="string">
            <text:p>Back Off Games</text:p>
          </table:table-cell>
          <table:table-cell office:value-type="float" office:value="50">
            <text:p>50</text:p>
          </table:table-cell>
          <table:table-cell office:value-type="float" office:value="1470">
            <text:p>1470</text:p>
          </table:table-cell>
          <table:table-cell office:value-type="float" office:value="8072838">
            <text:p>807283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4987856151">
            <text:p>4987856151</text:p>
          </table:table-cell>
          <table:table-cell office:value-type="string">
            <text:p>🎄Wanted</text:p>
          </table:table-cell>
          <table:table-cell office:value-type="string">
            <text:p>DevvGames</text:p>
          </table:table-cell>
          <table:table-cell office:value-type="float" office:value="876">
            <text:p>876</text:p>
          </table:table-cell>
          <table:table-cell office:value-type="float" office:value="1469">
            <text:p>1469</text:p>
          </table:table-cell>
          <table:table-cell office:value-type="float" office:value="10175979">
            <text:p>1017597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365661357">
            <text:p>3365661357</text:p>
          </table:table-cell>
          <table:table-cell office:value-type="string">
            <text:p>🎄 SharkBite 2 🦈</text:p>
          </table:table-cell>
          <table:table-cell office:value-type="string">
            <text:p>Abracadabra</text:p>
          </table:table-cell>
          <table:table-cell office:value-type="float" office:value="1413">
            <text:p>1413</text:p>
          </table:table-cell>
          <table:table-cell office:value-type="float" office:value="1465">
            <text:p>1465</text:p>
          </table:table-cell>
          <table:table-cell office:value-type="float" office:value="441951414">
            <text:p>44195141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6216468795">
            <text:p>6216468795</text:p>
          </table:table-cell>
          <table:table-cell office:value-type="string">
            <text:p>[🎆] Weak Legacy 2</text:p>
          </table:table-cell>
          <table:table-cell office:value-type="string">
            <text:p>Weak Games Corp.</text:p>
          </table:table-cell>
          <table:table-cell office:value-type="float" office:value="550">
            <text:p>550</text:p>
          </table:table-cell>
          <table:table-cell office:value-type="float" office:value="1465">
            <text:p>1465</text:p>
          </table:table-cell>
          <table:table-cell office:value-type="float" office:value="142739293">
            <text:p>14273929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7872170209">
            <text:p>7872170209</text:p>
          </table:table-cell>
          <table:table-cell office:value-type="string">
            <text:p>[❄️2.5❄️] Anime Celestial X</text:p>
          </table:table-cell>
          <table:table-cell office:value-type="string">
            <text:p>CS studios x</text:p>
          </table:table-cell>
          <table:table-cell office:value-type="float" office:value="212">
            <text:p>212</text:p>
          </table:table-cell>
          <table:table-cell office:value-type="float" office:value="1442">
            <text:p>1442</text:p>
          </table:table-cell>
          <table:table-cell office:value-type="float" office:value="7637478">
            <text:p>7637478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4">
            <text:p>664</text:p>
          </table:table-cell>
        </table:table-row>
        <table:table-row>
          <table:table-cell office:value-type="float" office:value="3864279452">
            <text:p>3864279452</text:p>
          </table:table-cell>
          <table:table-cell office:value-type="string">
            <text:p>cart ride around nothing</text:p>
          </table:table-cell>
          <table:table-cell office:value-type="string">
            <text:p>OneSkyVed</text:p>
          </table:table-cell>
          <table:table-cell office:value-type="float" office:value="1235">
            <text:p>1235</text:p>
          </table:table-cell>
          <table:table-cell office:value-type="float" office:value="1425">
            <text:p>1425</text:p>
          </table:table-cell>
          <table:table-cell office:value-type="float" office:value="481956114">
            <text:p>48195611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</table:table-row>
        <table:table-row>
          <table:table-cell office:value-type="float" office:value="5682590751">
            <text:p>5682590751</text:p>
          </table:table-cell>
          <table:table-cell office:value-type="string">
            <text:p>Lootify🎄</text:p>
          </table:table-cell>
          <table:table-cell office:value-type="string">
            <text:p>Yes Madam</text:p>
          </table:table-cell>
          <table:table-cell office:value-type="float" office:value="682">
            <text:p>682</text:p>
          </table:table-cell>
          <table:table-cell office:value-type="float" office:value="1425">
            <text:p>1425</text:p>
          </table:table-cell>
          <table:table-cell office:value-type="float" office:value="151566453">
            <text:p>15156645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8909575988">
            <text:p>8909575988</text:p>
          </table:table-cell>
          <table:table-cell office:value-type="string">
            <text:p>[👶] Grow a BRAINROT!</text:p>
          </table:table-cell>
          <table:table-cell office:value-type="string">
            <text:p>Mightystudios and Waredev</text:p>
          </table:table-cell>
          <table:table-cell office:value-type="float" office:value="88">
            <text:p>88</text:p>
          </table:table-cell>
          <table:table-cell office:value-type="float" office:value="1423">
            <text:p>1423</text:p>
          </table:table-cell>
          <table:table-cell office:value-type="float" office:value="48654990">
            <text:p>48654990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23675642">
            <text:p>323675642</text:p>
          </table:table-cell>
          <table:table-cell office:value-type="string">
            <text:p>[COLLAB] Flood Escape 2 🌊</text:p>
          </table:table-cell>
          <table:table-cell office:value-type="string">
            <text:p>Crazyblox Games</text:p>
          </table:table-cell>
          <table:table-cell office:value-type="float" office:value="3190">
            <text:p>3190</text:p>
          </table:table-cell>
          <table:table-cell office:value-type="float" office:value="1420">
            <text:p>1420</text:p>
          </table:table-cell>
          <table:table-cell office:value-type="float" office:value="573655226">
            <text:p>57365522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9374636864">
            <text:p>9374636864</text:p>
          </table:table-cell>
          <table:table-cell office:value-type="string">
            <text:p>100 Players Blind Shot</text:p>
          </table:table-cell>
          <table:table-cell office:value-type="string">
            <text:p>God Bless Zak</text:p>
          </table:table-cell>
          <table:table-cell office:value-type="float" office:value="19">
            <text:p>19</text:p>
          </table:table-cell>
          <table:table-cell office:value-type="float" office:value="1417">
            <text:p>1417</text:p>
          </table:table-cell>
          <table:table-cell office:value-type="float" office:value="2346192">
            <text:p>234619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546582051">
            <text:p>7546582051</text:p>
          </table:table-cell>
          <table:table-cell office:value-type="string">
            <text:p>[2X❄️] Dungeon Heroes ⚔️</text:p>
          </table:table-cell>
          <table:table-cell office:value-type="string">
            <text:p>Dungeon Heroes | Twin Atlas</text:p>
          </table:table-cell>
          <table:table-cell office:value-type="float" office:value="265">
            <text:p>265</text:p>
          </table:table-cell>
          <table:table-cell office:value-type="float" office:value="1400">
            <text:p>1400</text:p>
          </table:table-cell>
          <table:table-cell office:value-type="float" office:value="189258607">
            <text:p>18925860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6570785859">
            <text:p>6570785859</text:p>
          </table:table-cell>
          <table:table-cell office:value-type="string">
            <text:p>Border Line 💀</text:p>
          </table:table-cell>
          <table:table-cell office:value-type="string">
            <text:p>yellow basketball</text:p>
          </table:table-cell>
          <table:table-cell office:value-type="float" office:value="475">
            <text:p>475</text:p>
          </table:table-cell>
          <table:table-cell office:value-type="float" office:value="1399">
            <text:p>1399</text:p>
          </table:table-cell>
          <table:table-cell office:value-type="float" office:value="9130713">
            <text:p>913071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2820580801">
            <text:p>2820580801</text:p>
          </table:table-cell>
          <table:table-cell office:value-type="string">
            <text:p>🎉 Ohio.</text:p>
          </table:table-cell>
          <table:table-cell office:value-type="string">
            <text:p>DevvGames</text:p>
          </table:table-cell>
          <table:table-cell office:value-type="float" office:value="1609">
            <text:p>1609</text:p>
          </table:table-cell>
          <table:table-cell office:value-type="float" office:value="1386">
            <text:p>1386</text:p>
          </table:table-cell>
          <table:table-cell office:value-type="float" office:value="295439985">
            <text:p>29543998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7486728492">
            <text:p>7486728492</text:p>
          </table:table-cell>
          <table:table-cell office:value-type="string">
            <text:p>Japanese Supermarket Simulator</text:p>
          </table:table-cell>
          <table:table-cell office:value-type="string">
            <text:p>Japanese Supermarket Simulator</text:p>
          </table:table-cell>
          <table:table-cell office:value-type="float" office:value="277">
            <text:p>277</text:p>
          </table:table-cell>
          <table:table-cell office:value-type="float" office:value="1369">
            <text:p>1369</text:p>
          </table:table-cell>
          <table:table-cell office:value-type="float" office:value="11941638">
            <text:p>1194163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</table:table-row>
        <table:table-row>
          <table:table-cell office:value-type="float" office:value="8639693426">
            <text:p>8639693426</text:p>
          </table:table-cell>
          <table:table-cell office:value-type="string">
            <text:p>[🎅SANTA] SLAP</text:p>
          </table:table-cell>
          <table:table-cell office:value-type="string">
            <text:p>SLAP by Current.</text:p>
          </table:table-cell>
          <table:table-cell office:value-type="float" office:value="123">
            <text:p>123</text:p>
          </table:table-cell>
          <table:table-cell office:value-type="float" office:value="1361">
            <text:p>1361</text:p>
          </table:table-cell>
          <table:table-cell office:value-type="float" office:value="19889650">
            <text:p>1988965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9253055099">
            <text:p>9253055099</text:p>
          </table:table-cell>
          <table:table-cell office:value-type="string">
            <text:p>Mutate or Lose Fish</text:p>
          </table:table-cell>
          <table:table-cell office:value-type="string">
            <text:p>OuiOuiOuiCroissant</text:p>
          </table:table-cell>
          <table:table-cell office:value-type="float" office:value="40">
            <text:p>40</text:p>
          </table:table-cell>
          <table:table-cell office:value-type="float" office:value="1354">
            <text:p>1354</text:p>
          </table:table-cell>
          <table:table-cell office:value-type="float" office:value="938857">
            <text:p>93885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</table:table-row>
        <table:table-row>
          <table:table-cell office:value-type="float" office:value="9168386959">
            <text:p>9168386959</text:p>
          </table:table-cell>
          <table:table-cell office:value-type="string">
            <text:p>Zombie RNG 🎲</text:p>
          </table:table-cell>
          <table:table-cell office:value-type="string">
            <text:p>banjo boiler room</text:p>
          </table:table-cell>
          <table:table-cell office:value-type="float" office:value="53">
            <text:p>53</text:p>
          </table:table-cell>
          <table:table-cell office:value-type="float" office:value="1324">
            <text:p>1324</text:p>
          </table:table-cell>
          <table:table-cell office:value-type="float" office:value="19863813">
            <text:p>1986381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191429227">
            <text:p>8191429227</text:p>
          </table:table-cell>
          <table:table-cell office:value-type="string">
            <text:p>Cut Trees</text:p>
          </table:table-cell>
          <table:table-cell office:value-type="string">
            <text:p>BEEP GAMES</text:p>
          </table:table-cell>
          <table:table-cell office:value-type="float" office:value="172">
            <text:p>172</text:p>
          </table:table-cell>
          <table:table-cell office:value-type="float" office:value="1315">
            <text:p>1315</text:p>
          </table:table-cell>
          <table:table-cell office:value-type="float" office:value="68747179">
            <text:p>6874717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4154513353">
            <text:p>4154513353</text:p>
          </table:table-cell>
          <table:table-cell office:value-type="string">
            <text:p>Booga Booga</text:p>
          </table:table-cell>
          <table:table-cell office:value-type="string">
            <text:p>Gang O' Fries Entertainment</text:p>
          </table:table-cell>
          <table:table-cell office:value-type="float" office:value="1130">
            <text:p>1130</text:p>
          </table:table-cell>
          <table:table-cell office:value-type="float" office:value="1293">
            <text:p>1293</text:p>
          </table:table-cell>
          <table:table-cell office:value-type="float" office:value="237290789">
            <text:p>23729078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</table:table-row>
        <table:table-row>
          <table:table-cell office:value-type="float" office:value="6097519616">
            <text:p>6097519616</text:p>
          </table:table-cell>
          <table:table-cell office:value-type="string">
            <text:p>[🎄TOJI RELEASE] Jujutsu Beatdown</text:p>
          </table:table-cell>
          <table:table-cell office:value-type="string">
            <text:p>Accel Grounds</text:p>
          </table:table-cell>
          <table:table-cell office:value-type="float" office:value="576">
            <text:p>576</text:p>
          </table:table-cell>
          <table:table-cell office:value-type="float" office:value="1290">
            <text:p>1290</text:p>
          </table:table-cell>
          <table:table-cell office:value-type="float" office:value="85057949">
            <text:p>8505794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4938220315">
            <text:p>4938220315</text:p>
          </table:table-cell>
          <table:table-cell office:value-type="string">
            <text:p>[CHRISTMAS + UPD 4] Skibi Defense</text:p>
          </table:table-cell>
          <table:table-cell office:value-type="string">
            <text:p>Archkos Studios</text:p>
          </table:table-cell>
          <table:table-cell office:value-type="float" office:value="889">
            <text:p>889</text:p>
          </table:table-cell>
          <table:table-cell office:value-type="float" office:value="1272">
            <text:p>1272</text:p>
          </table:table-cell>
          <table:table-cell office:value-type="float" office:value="371990680">
            <text:p>371990680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1144">
            <text:p>1144</text:p>
          </table:table-cell>
        </table:table-row>
        <table:table-row>
          <table:table-cell office:value-type="float" office:value="5237019718">
            <text:p>5237019718</text:p>
          </table:table-cell>
          <table:table-cell office:value-type="string">
            <text:p>[Roaring Knight] Impact Arena</text:p>
          </table:table-cell>
          <table:table-cell office:value-type="string">
            <text:p>Dissentent Studios</text:p>
          </table:table-cell>
          <table:table-cell office:value-type="float" office:value="801">
            <text:p>801</text:p>
          </table:table-cell>
          <table:table-cell office:value-type="float" office:value="1265">
            <text:p>1265</text:p>
          </table:table-cell>
          <table:table-cell office:value-type="float" office:value="1544179">
            <text:p>154417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5015364201">
            <text:p>5015364201</text:p>
          </table:table-cell>
          <table:table-cell office:value-type="string">
            <text:p>Parkour Champions [BETA]</text:p>
          </table:table-cell>
          <table:table-cell office:value-type="string">
            <text:p>Studio 8K</text:p>
          </table:table-cell>
          <table:table-cell office:value-type="float" office:value="868">
            <text:p>868</text:p>
          </table:table-cell>
          <table:table-cell office:value-type="float" office:value="1260">
            <text:p>1260</text:p>
          </table:table-cell>
          <table:table-cell office:value-type="float" office:value="12357203">
            <text:p>1235720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</table:table-row>
        <table:table-row>
          <table:table-cell office:value-type="float" office:value="7738860417">
            <text:p>7738860417</text:p>
          </table:table-cell>
          <table:table-cell office:value-type="string">
            <text:p>Road-Side Sushi [HORROR]</text:p>
          </table:table-cell>
          <table:table-cell office:value-type="string">
            <text:p>Gundami</text:p>
          </table:table-cell>
          <table:table-cell office:value-type="float" office:value="231">
            <text:p>231</text:p>
          </table:table-cell>
          <table:table-cell office:value-type="float" office:value="1259">
            <text:p>1259</text:p>
          </table:table-cell>
          <table:table-cell office:value-type="float" office:value="8337457">
            <text:p>833745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</table:table-row>
        <table:table-row>
          <table:table-cell office:value-type="float" office:value="97314177">
            <text:p>97314177</text:p>
          </table:table-cell>
          <table:table-cell office:value-type="string">
            <text:p>[RikaRinn] Ninja Tycoon (v4.5.8)</text:p>
          </table:table-cell>
          <table:table-cell office:value-type="string">
            <text:p>Coldjason</text:p>
          </table:table-cell>
          <table:table-cell office:value-type="float" office:value="3965">
            <text:p>3965</text:p>
          </table:table-cell>
          <table:table-cell office:value-type="float" office:value="1256">
            <text:p>1256</text:p>
          </table:table-cell>
          <table:table-cell office:value-type="float" office:value="566534038">
            <text:p>566534038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58">
            <text:p>358</text:p>
          </table:table-cell>
        </table:table-row>
        <table:table-row>
          <table:table-cell office:value-type="float" office:value="1393178180">
            <text:p>1393178180</text:p>
          </table:table-cell>
          <table:table-cell office:value-type="string">
            <text:p>[Winter⛄] Polish Car Driving</text:p>
          </table:table-cell>
          <table:table-cell office:value-type="string">
            <text:p>Polish Car Driving | Official Group</text:p>
          </table:table-cell>
          <table:table-cell office:value-type="float" office:value="2255">
            <text:p>2255</text:p>
          </table:table-cell>
          <table:table-cell office:value-type="float" office:value="1234">
            <text:p>1234</text:p>
          </table:table-cell>
          <table:table-cell office:value-type="float" office:value="76109361">
            <text:p>7610936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269273068">
            <text:p>8269273068</text:p>
          </table:table-cell>
          <table:table-cell office:value-type="string">
            <text:p>[UPD 1.1] Uma Racing</text:p>
          </table:table-cell>
          <table:table-cell office:value-type="string">
            <text:p>uma racing Community</text:p>
          </table:table-cell>
          <table:table-cell office:value-type="float" office:value="163">
            <text:p>163</text:p>
          </table:table-cell>
          <table:table-cell office:value-type="float" office:value="1230">
            <text:p>1230</text:p>
          </table:table-cell>
          <table:table-cell office:value-type="float" office:value="23106746">
            <text:p>2310674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6736482454">
            <text:p>6736482454</text:p>
          </table:table-cell>
          <table:table-cell office:value-type="string">
            <text:p>[❄️] DUEL Warriors</text:p>
          </table:table-cell>
          <table:table-cell office:value-type="string">
            <text:p>EOM STUDIO</text:p>
          </table:table-cell>
          <table:table-cell office:value-type="float" office:value="433">
            <text:p>433</text:p>
          </table:table-cell>
          <table:table-cell office:value-type="float" office:value="1197">
            <text:p>1197</text:p>
          </table:table-cell>
          <table:table-cell office:value-type="float" office:value="144282741">
            <text:p>14428274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</table:table-row>
        <table:table-row>
          <table:table-cell office:value-type="float" office:value="117307972">
            <text:p>117307972</text:p>
          </table:table-cell>
          <table:table-cell office:value-type="string">
            <text:p>🎄Holiday Event🎄 Loomian Legacy</text:p>
          </table:table-cell>
          <table:table-cell office:value-type="string">
            <text:p>Llama Train Studio</text:p>
          </table:table-cell>
          <table:table-cell office:value-type="float" office:value="3735">
            <text:p>3735</text:p>
          </table:table-cell>
          <table:table-cell office:value-type="float" office:value="1193">
            <text:p>1193</text:p>
          </table:table-cell>
          <table:table-cell office:value-type="float" office:value="891940941">
            <text:p>89194094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</table:table-row>
        <table:table-row>
          <table:table-cell office:value-type="float" office:value="9216306565">
            <text:p>9216306565</text:p>
          </table:table-cell>
          <table:table-cell office:value-type="string">
            <text:p>Gun Simulator</text:p>
          </table:table-cell>
          <table:table-cell office:value-type="string">
            <text:p>fun sport games</text:p>
          </table:table-cell>
          <table:table-cell office:value-type="float" office:value="46">
            <text:p>46</text:p>
          </table:table-cell>
          <table:table-cell office:value-type="float" office:value="1188">
            <text:p>1188</text:p>
          </table:table-cell>
          <table:table-cell office:value-type="float" office:value="2961662">
            <text:p>2961662</text:p>
          </table:table-cell>
          <table:table-cell/>
          <table:table-cell/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4785982047">
            <text:p>4785982047</text:p>
          </table:table-cell>
          <table:table-cell office:value-type="string">
            <text:p>[3X🎄] FLASHPOINT⚡</text:p>
          </table:table-cell>
          <table:table-cell office:value-type="string">
            <text:p>Varis Studios</text:p>
          </table:table-cell>
          <table:table-cell office:value-type="float" office:value="932">
            <text:p>932</text:p>
          </table:table-cell>
          <table:table-cell office:value-type="float" office:value="1183">
            <text:p>1183</text:p>
          </table:table-cell>
          <table:table-cell office:value-type="float" office:value="168690629">
            <text:p>168690629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496">
            <text:p>496</text:p>
          </table:table-cell>
        </table:table-row>
        <table:table-row>
          <table:table-cell office:value-type="float" office:value="6255392043">
            <text:p>6255392043</text:p>
          </table:table-cell>
          <table:table-cell office:value-type="string">
            <text:p>Tower Defense RNG</text:p>
          </table:table-cell>
          <table:table-cell office:value-type="string">
            <text:p>Stouts Studio</text:p>
          </table:table-cell>
          <table:table-cell office:value-type="float" office:value="543">
            <text:p>543</text:p>
          </table:table-cell>
          <table:table-cell office:value-type="float" office:value="1167">
            <text:p>1167</text:p>
          </table:table-cell>
          <table:table-cell office:value-type="float" office:value="50898115">
            <text:p>50898115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</table:table-row>
        <table:table-row>
          <table:table-cell office:value-type="float" office:value="2251388500">
            <text:p>2251388500</text:p>
          </table:table-cell>
          <table:table-cell office:value-type="string">
            <text:p>Twisted [BETA]</text:p>
          </table:table-cell>
          <table:table-cell office:value-type="string">
            <text:p>Twisted Official</text:p>
          </table:table-cell>
          <table:table-cell office:value-type="float" office:value="1833">
            <text:p>1833</text:p>
          </table:table-cell>
          <table:table-cell office:value-type="float" office:value="1146">
            <text:p>1146</text:p>
          </table:table-cell>
          <table:table-cell office:value-type="float" office:value="85278693">
            <text:p>8527869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2082205150">
            <text:p>2082205150</text:p>
          </table:table-cell>
          <table:table-cell office:value-type="string">
            <text:p>RetroStudio 🔨</text:p>
          </table:table-cell>
          <table:table-cell office:value-type="string">
            <text:p>Retro Dev</text:p>
          </table:table-cell>
          <table:table-cell office:value-type="float" office:value="1906">
            <text:p>1906</text:p>
          </table:table-cell>
          <table:table-cell office:value-type="float" office:value="1111">
            <text:p>1111</text:p>
          </table:table-cell>
          <table:table-cell office:value-type="float" office:value="153844351">
            <text:p>15384435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114144926">
            <text:p>2114144926</text:p>
          </table:table-cell>
          <table:table-cell office:value-type="string">
            <text:p>[CHRISTMAS!] Ultimate Tower Defense!</text:p>
          </table:table-cell>
          <table:table-cell office:value-type="string">
            <text:p>Ghostworks</text:p>
          </table:table-cell>
          <table:table-cell office:value-type="float" office:value="1892">
            <text:p>1892</text:p>
          </table:table-cell>
          <table:table-cell office:value-type="float" office:value="1104">
            <text:p>1104</text:p>
          </table:table-cell>
          <table:table-cell office:value-type="float" office:value="1083360039">
            <text:p>108336003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</table:table-row>
        <table:table-row>
          <table:table-cell office:value-type="float" office:value="8225616258">
            <text:p>8225616258</text:p>
          </table:table-cell>
          <table:table-cell office:value-type="string">
            <text:p>[UPD 4 🎄] My Frog Pond! 🐸</text:p>
          </table:table-cell>
          <table:table-cell office:value-type="string">
            <text:p>Catqube</text:p>
          </table:table-cell>
          <table:table-cell office:value-type="float" office:value="168">
            <text:p>168</text:p>
          </table:table-cell>
          <table:table-cell office:value-type="float" office:value="1098">
            <text:p>1098</text:p>
          </table:table-cell>
          <table:table-cell office:value-type="float" office:value="5461865">
            <text:p>546186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234554323">
            <text:p>8234554323</text:p>
          </table:table-cell>
          <table:table-cell office:value-type="string">
            <text:p>[❄️] Survive The Sniper</text:p>
          </table:table-cell>
          <table:table-cell office:value-type="string">
            <text:p>Acego: Kiwi</text:p>
          </table:table-cell>
          <table:table-cell office:value-type="float" office:value="167">
            <text:p>167</text:p>
          </table:table-cell>
          <table:table-cell office:value-type="float" office:value="1091">
            <text:p>1091</text:p>
          </table:table-cell>
          <table:table-cell office:value-type="float" office:value="51119767">
            <text:p>5111976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</table:table-row>
        <table:table-row>
          <table:table-cell office:value-type="float" office:value="8809304623">
            <text:p>8809304623</text:p>
          </table:table-cell>
          <table:table-cell office:value-type="string">
            <text:p>Peak Evolution</text:p>
          </table:table-cell>
          <table:table-cell office:value-type="string">
            <text:p>Infinite Evolution</text:p>
          </table:table-cell>
          <table:table-cell office:value-type="float" office:value="101">
            <text:p>101</text:p>
          </table:table-cell>
          <table:table-cell office:value-type="float" office:value="1076">
            <text:p>1076</text:p>
          </table:table-cell>
          <table:table-cell office:value-type="float" office:value="9567599">
            <text:p>956759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</table:table-row>
        <table:table-row>
          <table:table-cell office:value-type="float" office:value="5576955991">
            <text:p>5576955991</text:p>
          </table:table-cell>
          <table:table-cell office:value-type="string">
            <text:p>[❄️] Sail and Sink Simulator! [UPDATE]</text:p>
          </table:table-cell>
          <table:table-cell office:value-type="string">
            <text:p>PokeCrafterC</text:p>
          </table:table-cell>
          <table:table-cell office:value-type="float" office:value="710">
            <text:p>710</text:p>
          </table:table-cell>
          <table:table-cell office:value-type="float" office:value="1075">
            <text:p>1075</text:p>
          </table:table-cell>
          <table:table-cell office:value-type="float" office:value="40601062">
            <text:p>40601062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</table:table-row>
        <table:table-row>
          <table:table-cell office:value-type="float" office:value="8937766034">
            <text:p>8937766034</text:p>
          </table:table-cell>
          <table:table-cell office:value-type="string">
            <text:p>Ride Friend to Fight</text:p>
          </table:table-cell>
          <table:table-cell office:value-type="string">
            <text:p>BestRiderGames</text:p>
          </table:table-cell>
          <table:table-cell office:value-type="float" office:value="85">
            <text:p>85</text:p>
          </table:table-cell>
          <table:table-cell office:value-type="float" office:value="1075">
            <text:p>1075</text:p>
          </table:table-cell>
          <table:table-cell office:value-type="float" office:value="3619443">
            <text:p>361944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1247975681">
            <text:p>1247975681</text:p>
          </table:table-cell>
          <table:table-cell office:value-type="string">
            <text:p>BIG Paintball! Classic 🔫</text:p>
          </table:table-cell>
          <table:table-cell office:value-type="string">
            <text:p>BIG Games™</text:p>
          </table:table-cell>
          <table:table-cell office:value-type="float" office:value="2358">
            <text:p>2358</text:p>
          </table:table-cell>
          <table:table-cell office:value-type="float" office:value="1068">
            <text:p>1068</text:p>
          </table:table-cell>
          <table:table-cell office:value-type="float" office:value="1844111546">
            <text:p>184411154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053">
            <text:p>1053</text:p>
          </table:table-cell>
        </table:table-row>
        <table:table-row>
          <table:table-cell office:value-type="float" office:value="8964336233">
            <text:p>8964336233</text:p>
          </table:table-cell>
          <table:table-cell office:value-type="string">
            <text:p>[💩] Poop a Big Poop 🧻</text:p>
          </table:table-cell>
          <table:table-cell office:value-type="string">
            <text:p>Deardin Studios</text:p>
          </table:table-cell>
          <table:table-cell office:value-type="float" office:value="81">
            <text:p>81</text:p>
          </table:table-cell>
          <table:table-cell office:value-type="float" office:value="1068">
            <text:p>1068</text:p>
          </table:table-cell>
          <table:table-cell office:value-type="float" office:value="33231157">
            <text:p>3323115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8974769492">
            <text:p>8974769492</text:p>
          </table:table-cell>
          <table:table-cell office:value-type="string">
            <text:p>Arise Ragnarok [🎄Christmas ]</text:p>
          </table:table-cell>
          <table:table-cell office:value-type="string">
            <text:p>CLGAMES</text:p>
          </table:table-cell>
          <table:table-cell office:value-type="float" office:value="80">
            <text:p>80</text:p>
          </table:table-cell>
          <table:table-cell office:value-type="float" office:value="1068">
            <text:p>1068</text:p>
          </table:table-cell>
          <table:table-cell office:value-type="float" office:value="9094353">
            <text:p>909435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8970620890">
            <text:p>8970620890</text:p>
          </table:table-cell>
          <table:table-cell office:value-type="string">
            <text:p>🥖 Fight in a Supermarket!</text:p>
          </table:table-cell>
          <table:table-cell office:value-type="string">
            <text:p>Big Baguette</text:p>
          </table:table-cell>
          <table:table-cell office:value-type="float" office:value="80">
            <text:p>80</text:p>
          </table:table-cell>
          <table:table-cell office:value-type="float" office:value="1043">
            <text:p>1043</text:p>
          </table:table-cell>
          <table:table-cell office:value-type="float" office:value="12480706">
            <text:p>1248070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</table:table-row>
        <table:table-row>
          <table:table-cell office:value-type="float" office:value="3825332406">
            <text:p>3825332406</text:p>
          </table:table-cell>
          <table:table-cell office:value-type="string">
            <text:p>[🎄] Elemental Dungeons</text:p>
          </table:table-cell>
          <table:table-cell office:value-type="string">
            <text:p>Malt Games</text:p>
          </table:table-cell>
          <table:table-cell office:value-type="float" office:value="1248">
            <text:p>1248</text:p>
          </table:table-cell>
          <table:table-cell office:value-type="float" office:value="1040">
            <text:p>1040</text:p>
          </table:table-cell>
          <table:table-cell office:value-type="float" office:value="238974808">
            <text:p>23897480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</table:table-row>
        <table:table-row>
          <table:table-cell office:value-type="float" office:value="6596627293">
            <text:p>6596627293</text:p>
          </table:table-cell>
          <table:table-cell office:value-type="string">
            <text:p>🎄Investor City [CHRISTMAS]</text:p>
          </table:table-cell>
          <table:table-cell office:value-type="string">
            <text:p>F1ctional</text:p>
          </table:table-cell>
          <table:table-cell office:value-type="float" office:value="468">
            <text:p>468</text:p>
          </table:table-cell>
          <table:table-cell office:value-type="float" office:value="1029">
            <text:p>1029</text:p>
          </table:table-cell>
          <table:table-cell office:value-type="float" office:value="24544465">
            <text:p>2454446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</table:table-row>
        <table:table-row>
          <table:table-cell office:value-type="float" office:value="8564089725">
            <text:p>8564089725</text:p>
          </table:table-cell>
          <table:table-cell office:value-type="string">
            <text:p>[UPD] Slap Duels! 💥</text:p>
          </table:table-cell>
          <table:table-cell office:value-type="string">
            <text:p>Real Dummies Incorporated</text:p>
          </table:table-cell>
          <table:table-cell office:value-type="float" office:value="132">
            <text:p>132</text:p>
          </table:table-cell>
          <table:table-cell office:value-type="float" office:value="1008">
            <text:p>1008</text:p>
          </table:table-cell>
          <table:table-cell office:value-type="float" office:value="7573047">
            <text:p>757304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</table:table-row>
        <table:table-row>
          <table:table-cell office:value-type="float" office:value="1198533421">
            <text:p>1198533421</text:p>
          </table:table-cell>
          <table:table-cell office:value-type="string">
            <text:p>[MAP EXPANSION!] Midnight Racing: Tokyo</text:p>
          </table:table-cell>
          <table:table-cell office:value-type="string">
            <text:p>devGem</text:p>
          </table:table-cell>
          <table:table-cell office:value-type="float" office:value="2392">
            <text:p>2392</text:p>
          </table:table-cell>
          <table:table-cell office:value-type="float" office:value="1001">
            <text:p>1001</text:p>
          </table:table-cell>
          <table:table-cell office:value-type="float" office:value="159475049">
            <text:p>15947504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>
          <table:table-cell office:value-type="float" office:value="7862121304">
            <text:p>7862121304</text:p>
          </table:table-cell>
          <table:table-cell office:value-type="string">
            <text:p>[⚰️] Immortal Cultivation</text:p>
          </table:table-cell>
          <table:table-cell office:value-type="string">
            <text:p>gamebad studios</text:p>
          </table:table-cell>
          <table:table-cell office:value-type="float" office:value="213">
            <text:p>213</text:p>
          </table:table-cell>
          <table:table-cell office:value-type="float" office:value="941">
            <text:p>941</text:p>
          </table:table-cell>
          <table:table-cell office:value-type="float" office:value="2594855">
            <text:p>259485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8032676626">
            <text:p>8032676626</text:p>
          </table:table-cell>
          <table:table-cell office:value-type="string">
            <text:p>[🧪] Brew a Potion🧙</text:p>
          </table:table-cell>
          <table:table-cell office:value-type="string">
            <text:p>something easy</text:p>
          </table:table-cell>
          <table:table-cell office:value-type="float" office:value="190">
            <text:p>190</text:p>
          </table:table-cell>
          <table:table-cell office:value-type="float" office:value="931">
            <text:p>931</text:p>
          </table:table-cell>
          <table:table-cell office:value-type="float" office:value="5548263">
            <text:p>554826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8284288303">
            <text:p>8284288303</text:p>
          </table:table-cell>
          <table:table-cell office:value-type="string">
            <text:p>Build a Bot and Fight [UPD]</text:p>
          </table:table-cell>
          <table:table-cell office:value-type="string">
            <text:p>Robo Test Dev</text:p>
          </table:table-cell>
          <table:table-cell office:value-type="float" office:value="162">
            <text:p>162</text:p>
          </table:table-cell>
          <table:table-cell office:value-type="float" office:value="924">
            <text:p>924</text:p>
          </table:table-cell>
          <table:table-cell office:value-type="float" office:value="4347214">
            <text:p>434721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7072674902">
            <text:p>7072674902</text:p>
          </table:table-cell>
          <table:table-cell office:value-type="string">
            <text:p>[DM] Defuse Division [ALPHA]</text:p>
          </table:table-cell>
          <table:table-cell office:value-type="string">
            <text:p>Fourteaṁ</text:p>
          </table:table-cell>
          <table:table-cell office:value-type="float" office:value="360">
            <text:p>360</text:p>
          </table:table-cell>
          <table:table-cell office:value-type="float" office:value="917">
            <text:p>917</text:p>
          </table:table-cell>
          <table:table-cell office:value-type="float" office:value="23239848">
            <text:p>2323984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356971463">
            <text:p>8356971463</text:p>
          </table:table-cell>
          <table:table-cell office:value-type="string">
            <text:p><text:s/>[🎲] Unboxing RNG!</text:p>
          </table:table-cell>
          <table:table-cell office:value-type="string">
            <text:p>Case Unboxing RNG</text:p>
          </table:table-cell>
          <table:table-cell office:value-type="float" office:value="154">
            <text:p>154</text:p>
          </table:table-cell>
          <table:table-cell office:value-type="float" office:value="913">
            <text:p>913</text:p>
          </table:table-cell>
          <table:table-cell office:value-type="float" office:value="11800458">
            <text:p>1180045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5939817752">
            <text:p>5939817752</text:p>
          </table:table-cell>
          <table:table-cell office:value-type="string">
            <text:p>[🎄] Wizard West</text:p>
          </table:table-cell>
          <table:table-cell office:value-type="string">
            <text:p>REDD's Wastelands</text:p>
          </table:table-cell>
          <table:table-cell office:value-type="float" office:value="614">
            <text:p>614</text:p>
          </table:table-cell>
          <table:table-cell office:value-type="float" office:value="911">
            <text:p>911</text:p>
          </table:table-cell>
          <table:table-cell office:value-type="float" office:value="56183010">
            <text:p>5618301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599">
            <text:p>1599</text:p>
          </table:table-cell>
        </table:table-row>
        <table:table-row>
          <table:table-cell office:value-type="float" office:value="4201418016">
            <text:p>4201418016</text:p>
          </table:table-cell>
          <table:table-cell office:value-type="string">
            <text:p>Fabled Legacy! RPG</text:p>
          </table:table-cell>
          <table:table-cell office:value-type="string">
            <text:p>Fabled Legacy</text:p>
          </table:table-cell>
          <table:table-cell office:value-type="float" office:value="1113">
            <text:p>1113</text:p>
          </table:table-cell>
          <table:table-cell office:value-type="float" office:value="892">
            <text:p>892</text:p>
          </table:table-cell>
          <table:table-cell office:value-type="float" office:value="126480177">
            <text:p>12648017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9153264869">
            <text:p>9153264869</text:p>
          </table:table-cell>
          <table:table-cell office:value-type="string">
            <text:p>❄️blade battle[New Level Cap]</text:p>
          </table:table-cell>
          <table:table-cell office:value-type="string">
            <text:p>crazy Blade</text:p>
          </table:table-cell>
          <table:table-cell office:value-type="float" office:value="55">
            <text:p>55</text:p>
          </table:table-cell>
          <table:table-cell office:value-type="float" office:value="882">
            <text:p>882</text:p>
          </table:table-cell>
          <table:table-cell office:value-type="float" office:value="16172129">
            <text:p>1617212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>
          <table:table-cell office:value-type="float" office:value="110988953">
            <text:p>110988953</text:p>
          </table:table-cell>
          <table:table-cell office:value-type="string">
            <text:p>Wizard Tycoon - 2 Player</text:p>
          </table:table-cell>
          <table:table-cell office:value-type="string">
            <text:p>TheFermiParadox</text:p>
          </table:table-cell>
          <table:table-cell office:value-type="float" office:value="3804">
            <text:p>3804</text:p>
          </table:table-cell>
          <table:table-cell office:value-type="float" office:value="881">
            <text:p>881</text:p>
          </table:table-cell>
          <table:table-cell office:value-type="float" office:value="689429921">
            <text:p>68942992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6664476231">
            <text:p>6664476231</text:p>
          </table:table-cell>
          <table:table-cell office:value-type="string">
            <text:p>Anime Fruit [NEW YEARS + 2X REWARDS] 🎅</text:p>
          </table:table-cell>
          <table:table-cell office:value-type="string">
            <text:p>Anime Fruits [Alan International Studios]</text:p>
          </table:table-cell>
          <table:table-cell office:value-type="float" office:value="451">
            <text:p>451</text:p>
          </table:table-cell>
          <table:table-cell office:value-type="float" office:value="846">
            <text:p>846</text:p>
          </table:table-cell>
          <table:table-cell office:value-type="float" office:value="77297033">
            <text:p>7729703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6329693946">
            <text:p>6329693946</text:p>
          </table:table-cell>
          <table:table-cell office:value-type="string">
            <text:p>Ultimate Mining Tycoon - 💾 Update!</text:p>
          </table:table-cell>
          <table:table-cell office:value-type="string">
            <text:p>Innovation Inc.</text:p>
          </table:table-cell>
          <table:table-cell office:value-type="float" office:value="528">
            <text:p>528</text:p>
          </table:table-cell>
          <table:table-cell office:value-type="float" office:value="832">
            <text:p>832</text:p>
          </table:table-cell>
          <table:table-cell office:value-type="float" office:value="30396555">
            <text:p>3039655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092088279">
            <text:p>6092088279</text:p>
          </table:table-cell>
          <table:table-cell office:value-type="string">
            <text:p>Pyro Playground 💥 [UPDATE]</text:p>
          </table:table-cell>
          <table:table-cell office:value-type="string">
            <text:p>Pyrotechnics Community</text:p>
          </table:table-cell>
          <table:table-cell office:value-type="float" office:value="577">
            <text:p>577</text:p>
          </table:table-cell>
          <table:table-cell office:value-type="float" office:value="806">
            <text:p>806</text:p>
          </table:table-cell>
          <table:table-cell office:value-type="float" office:value="29417497">
            <text:p>2941749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57">
            <text:p>457</text:p>
          </table:table-cell>
        </table:table-row>
        <table:table-row>
          <table:table-cell office:value-type="float" office:value="4161970303">
            <text:p>4161970303</text:p>
          </table:table-cell>
          <table:table-cell office:value-type="string">
            <text:p>[👑QIN SHI HUANG + 4X] Anime Spirits</text:p>
          </table:table-cell>
          <table:table-cell office:value-type="string">
            <text:p>TAKLA SQUAD</text:p>
          </table:table-cell>
          <table:table-cell office:value-type="float" office:value="1127">
            <text:p>1127</text:p>
          </table:table-cell>
          <table:table-cell office:value-type="float" office:value="804">
            <text:p>804</text:p>
          </table:table-cell>
          <table:table-cell office:value-type="float" office:value="78045014">
            <text:p>78045014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900">
            <text:p>900</text:p>
          </table:table-cell>
        </table:table-row>
        <table:table-row>
          <table:table-cell office:value-type="float" office:value="2516044547">
            <text:p>2516044547</text:p>
          </table:table-cell>
          <table:table-cell office:value-type="string">
            <text:p>[🎃] ZO SAMURAI SWORD FIGHTING</text:p>
          </table:table-cell>
          <table:table-cell office:value-type="string">
            <text:p>ZO by Voldex</text:p>
          </table:table-cell>
          <table:table-cell office:value-type="float" office:value="1728">
            <text:p>1728</text:p>
          </table:table-cell>
          <table:table-cell office:value-type="float" office:value="801">
            <text:p>801</text:p>
          </table:table-cell>
          <table:table-cell office:value-type="float" office:value="620365706">
            <text:p>62036570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</table:table-row>
        <table:table-row>
          <table:table-cell office:value-type="float" office:value="8729888050">
            <text:p>8729888050</text:p>
          </table:table-cell>
          <table:table-cell office:value-type="string">
            <text:p>[UPD] Build a Digging Empire! ⛏️</text:p>
          </table:table-cell>
          <table:table-cell office:value-type="string">
            <text:p>Eternity Interactive</text:p>
          </table:table-cell>
          <table:table-cell office:value-type="float" office:value="112">
            <text:p>112</text:p>
          </table:table-cell>
          <table:table-cell office:value-type="float" office:value="795">
            <text:p>795</text:p>
          </table:table-cell>
          <table:table-cell office:value-type="float" office:value="1448453">
            <text:p>144845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255005317">
            <text:p>7255005317</text:p>
          </table:table-cell>
          <table:table-cell office:value-type="string">
            <text:p>[Heat Mode + Ohma Boss] Fistborn</text:p>
          </table:table-cell>
          <table:table-cell office:value-type="string">
            <text:p>Kengan</text:p>
          </table:table-cell>
          <table:table-cell office:value-type="float" office:value="324">
            <text:p>324</text:p>
          </table:table-cell>
          <table:table-cell office:value-type="float" office:value="786">
            <text:p>786</text:p>
          </table:table-cell>
          <table:table-cell office:value-type="float" office:value="10320033">
            <text:p>1032003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7661221876">
            <text:p>7661221876</text:p>
          </table:table-cell>
          <table:table-cell office:value-type="string">
            <text:p>🦅Arise-Shadow Hunt🦅🎄 12.31</text:p>
          </table:table-cell>
          <table:table-cell office:value-type="string">
            <text:p>Star Ocean Studios</text:p>
          </table:table-cell>
          <table:table-cell office:value-type="float" office:value="243">
            <text:p>243</text:p>
          </table:table-cell>
          <table:table-cell office:value-type="float" office:value="779">
            <text:p>779</text:p>
          </table:table-cell>
          <table:table-cell office:value-type="float" office:value="16391273">
            <text:p>16391273</text:p>
          </table:table-cell>
          <table:table-cell/>
          <table:table-cell/>
          <table:table-cell office:value-type="float" office:value="41">
            <text:p>41</text:p>
          </table:table-cell>
          <table:table-cell office:value-type="float" office:value="535">
            <text:p>535</text:p>
          </table:table-cell>
        </table:table-row>
        <table:table-row>
          <table:table-cell office:value-type="float" office:value="4457060041">
            <text:p>4457060041</text:p>
          </table:table-cell>
          <table:table-cell office:value-type="string">
            <text:p>Emergency Emden</text:p>
          </table:table-cell>
          <table:table-cell office:value-type="string">
            <text:p>Emergency Emden</text:p>
          </table:table-cell>
          <table:table-cell office:value-type="float" office:value="1036">
            <text:p>1036</text:p>
          </table:table-cell>
          <table:table-cell office:value-type="float" office:value="757">
            <text:p>757</text:p>
          </table:table-cell>
          <table:table-cell office:value-type="float" office:value="90041840">
            <text:p>9004184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</table:table-row>
        <table:table-row>
          <table:table-cell office:value-type="float" office:value="8724609315">
            <text:p>8724609315</text:p>
          </table:table-cell>
          <table:table-cell office:value-type="string">
            <text:p>[🌋 World] +1 Skill Point Legends [BETA]</text:p>
          </table:table-cell>
          <table:table-cell office:value-type="string">
            <text:p>Simulation Haven</text:p>
          </table:table-cell>
          <table:table-cell office:value-type="float" office:value="113">
            <text:p>113</text:p>
          </table:table-cell>
          <table:table-cell office:value-type="float" office:value="753">
            <text:p>753</text:p>
          </table:table-cell>
          <table:table-cell office:value-type="float" office:value="1313465">
            <text:p>131346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1275875292">
            <text:p>1275875292</text:p>
          </table:table-cell>
          <table:table-cell office:value-type="string">
            <text:p>[🎄X2 EVENT🎁] 💪🏻 Lifting Simulator</text:p>
          </table:table-cell>
          <table:table-cell office:value-type="string">
            <text:p>Man Of The Year</text:p>
          </table:table-cell>
          <table:table-cell office:value-type="float" office:value="2337">
            <text:p>2337</text:p>
          </table:table-cell>
          <table:table-cell office:value-type="float" office:value="724">
            <text:p>724</text:p>
          </table:table-cell>
          <table:table-cell office:value-type="float" office:value="571127205">
            <text:p>571127205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742">
            <text:p>742</text:p>
          </table:table-cell>
        </table:table-row>
        <table:table-row>
          <table:table-cell office:value-type="float" office:value="9237953067">
            <text:p>9237953067</text:p>
          </table:table-cell>
          <table:table-cell office:value-type="string">
            <text:p>Get Sucked OR . . . RUNNNNN!!!</text:p>
          </table:table-cell>
          <table:table-cell office:value-type="string">
            <text:p>Be Happy : )</text:p>
          </table:table-cell>
          <table:table-cell office:value-type="float" office:value="43">
            <text:p>43</text:p>
          </table:table-cell>
          <table:table-cell office:value-type="float" office:value="694">
            <text:p>694</text:p>
          </table:table-cell>
          <table:table-cell office:value-type="float" office:value="1415492">
            <text:p>1415492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9147235238">
            <text:p>9147235238</text:p>
          </table:table-cell>
          <table:table-cell office:value-type="string">
            <text:p>Slasher Loot[V5]</text:p>
          </table:table-cell>
          <table:table-cell office:value-type="string">
            <text:p>Community Created</text:p>
          </table:table-cell>
          <table:table-cell office:value-type="float" office:value="56">
            <text:p>56</text:p>
          </table:table-cell>
          <table:table-cell office:value-type="float" office:value="685">
            <text:p>685</text:p>
          </table:table-cell>
          <table:table-cell office:value-type="float" office:value="2422007">
            <text:p>242200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</table:table-row>
        <table:table-row>
          <table:table-cell office:value-type="float" office:value="1037979853">
            <text:p>1037979853</text:p>
          </table:table-cell>
          <table:table-cell office:value-type="string">
            <text:p>Fishing Simulator! 🐟</text:p>
          </table:table-cell>
          <table:table-cell office:value-type="string">
            <text:p>Cloud Entertainment</text:p>
          </table:table-cell>
          <table:table-cell office:value-type="float" office:value="2515">
            <text:p>2515</text:p>
          </table:table-cell>
          <table:table-cell office:value-type="float" office:value="671">
            <text:p>671</text:p>
          </table:table-cell>
          <table:table-cell office:value-type="float" office:value="480558145">
            <text:p>480558145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6048923315">
            <text:p>6048923315</text:p>
          </table:table-cell>
          <table:table-cell office:value-type="string">
            <text:p>[⛩️SUKUNA] KAIZEN</text:p>
          </table:table-cell>
          <table:table-cell office:value-type="string">
            <text:p>Lajebo Games x Kaizen</text:p>
          </table:table-cell>
          <table:table-cell office:value-type="float" office:value="586">
            <text:p>586</text:p>
          </table:table-cell>
          <table:table-cell office:value-type="float" office:value="667">
            <text:p>667</text:p>
          </table:table-cell>
          <table:table-cell office:value-type="float" office:value="7648206">
            <text:p>764820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5597104724">
            <text:p>5597104724</text:p>
          </table:table-cell>
          <table:table-cell office:value-type="string">
            <text:p>(UPD) Stranger Things Universe</text:p>
          </table:table-cell>
          <table:table-cell office:value-type="string">
            <text:p>Stranger Things Universe (STU)</text:p>
          </table:table-cell>
          <table:table-cell office:value-type="float" office:value="704">
            <text:p>704</text:p>
          </table:table-cell>
          <table:table-cell office:value-type="float" office:value="665">
            <text:p>665</text:p>
          </table:table-cell>
          <table:table-cell office:value-type="float" office:value="4237167">
            <text:p>423716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191">
            <text:p>1191</text:p>
          </table:table-cell>
        </table:table-row>
        <table:table-row>
          <table:table-cell office:value-type="float" office:value="6964415405">
            <text:p>6964415405</text:p>
          </table:table-cell>
          <table:table-cell office:value-type="string">
            <text:p>[🎄] Random Mafia Shooter</text:p>
          </table:table-cell>
          <table:table-cell office:value-type="string">
            <text:p>Random Mafia Shooter</text:p>
          </table:table-cell>
          <table:table-cell office:value-type="float" office:value="378">
            <text:p>378</text:p>
          </table:table-cell>
          <table:table-cell office:value-type="float" office:value="647">
            <text:p>647</text:p>
          </table:table-cell>
          <table:table-cell office:value-type="float" office:value="32978419">
            <text:p>3297841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7929627612">
            <text:p>7929627612</text:p>
          </table:table-cell>
          <table:table-cell office:value-type="string">
            <text:p>Dinosaur Racing 🦖</text:p>
          </table:table-cell>
          <table:table-cell office:value-type="string">
            <text:p>Dinosaur Racing</text:p>
          </table:table-cell>
          <table:table-cell office:value-type="float" office:value="204">
            <text:p>204</text:p>
          </table:table-cell>
          <table:table-cell office:value-type="float" office:value="636">
            <text:p>636</text:p>
          </table:table-cell>
          <table:table-cell office:value-type="float" office:value="7629597">
            <text:p>7629597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7665084235">
            <text:p>7665084235</text:p>
          </table:table-cell>
          <table:table-cell office:value-type="string">
            <text:p>🌊 Navy Tycoon [UPD]</text:p>
          </table:table-cell>
          <table:table-cell office:value-type="string">
            <text:p>Mega Studiosᅠ</text:p>
          </table:table-cell>
          <table:table-cell office:value-type="float" office:value="242">
            <text:p>242</text:p>
          </table:table-cell>
          <table:table-cell office:value-type="float" office:value="630">
            <text:p>630</text:p>
          </table:table-cell>
          <table:table-cell office:value-type="float" office:value="5877232">
            <text:p>5877232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212">
            <text:p>1212</text:p>
          </table:table-cell>
        </table:table-row>
        <table:table-row>
          <table:table-cell office:value-type="float" office:value="3936365689">
            <text:p>3936365689</text:p>
          </table:table-cell>
          <table:table-cell office:value-type="string">
            <text:p>[🎉LIGHT MAGIC FAMILY🎉] Clover Retribution</text:p>
          </table:table-cell>
          <table:table-cell office:value-type="string">
            <text:p>Clover Retribution</text:p>
          </table:table-cell>
          <table:table-cell office:value-type="float" office:value="1210">
            <text:p>1210</text:p>
          </table:table-cell>
          <table:table-cell office:value-type="float" office:value="627">
            <text:p>627</text:p>
          </table:table-cell>
          <table:table-cell office:value-type="float" office:value="61661132">
            <text:p>61661132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</table:table-row>
        <table:table-row>
          <table:table-cell office:value-type="float" office:value="3213362013">
            <text:p>3213362013</text:p>
          </table:table-cell>
          <table:table-cell office:value-type="string">
            <text:p>[🔥 ESCANOR + x8 ☀️] AOPG</text:p>
          </table:table-cell>
          <table:table-cell office:value-type="string">
            <text:p>Boss Studio [ V.1 ]</text:p>
          </table:table-cell>
          <table:table-cell office:value-type="float" office:value="1469">
            <text:p>1469</text:p>
          </table:table-cell>
          <table:table-cell office:value-type="float" office:value="613">
            <text:p>613</text:p>
          </table:table-cell>
          <table:table-cell office:value-type="float" office:value="339577589">
            <text:p>339577589</text:p>
          </table:table-cell>
          <table:table-cell/>
          <table:table-cell/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</table:table-row>
        <table:table-row>
          <table:table-cell office:value-type="float" office:value="2491559356">
            <text:p>2491559356</text:p>
          </table:table-cell>
          <table:table-cell office:value-type="string">
            <text:p>Cursed Tank Simulator【SKYFALL】</text:p>
          </table:table-cell>
          <table:table-cell office:value-type="string">
            <text:p>tanmk</text:p>
          </table:table-cell>
          <table:table-cell office:value-type="float" office:value="1738">
            <text:p>1738</text:p>
          </table:table-cell>
          <table:table-cell office:value-type="float" office:value="591">
            <text:p>591</text:p>
          </table:table-cell>
          <table:table-cell office:value-type="float" office:value="65859764">
            <text:p>6585976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499">
            <text:p>2499</text:p>
          </table:table-cell>
        </table:table-row>
        <table:table-row>
          <table:table-cell office:value-type="float" office:value="1200145783">
            <text:p>1200145783</text:p>
          </table:table-cell>
          <table:table-cell office:value-type="string">
            <text:p>🛻 Lumber INC. [TRAILERS]</text:p>
          </table:table-cell>
          <table:table-cell office:value-type="string">
            <text:p>The Lumber Company</text:p>
          </table:table-cell>
          <table:table-cell office:value-type="float" office:value="2390">
            <text:p>2390</text:p>
          </table:table-cell>
          <table:table-cell office:value-type="float" office:value="548">
            <text:p>548</text:p>
          </table:table-cell>
          <table:table-cell office:value-type="float" office:value="5615536">
            <text:p>561553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31">
            <text:p>531</text:p>
          </table:table-cell>
        </table:table-row>
        <table:table-row>
          <table:table-cell office:value-type="float" office:value="8108508529">
            <text:p>8108508529</text:p>
          </table:table-cell>
          <table:table-cell office:value-type="string">
            <text:p>Hatch 1 Million Chickens</text:p>
          </table:table-cell>
          <table:table-cell office:value-type="string">
            <text:p>0 to 100 real quack</text:p>
          </table:table-cell>
          <table:table-cell office:value-type="float" office:value="182">
            <text:p>182</text:p>
          </table:table-cell>
          <table:table-cell office:value-type="float" office:value="532">
            <text:p>532</text:p>
          </table:table-cell>
          <table:table-cell office:value-type="float" office:value="9052931">
            <text:p>905293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4867536568">
            <text:p>4867536568</text:p>
          </table:table-cell>
          <table:table-cell office:value-type="string">
            <text:p>❄️ MotoRush! 🏍️</text:p>
          </table:table-cell>
          <table:table-cell office:value-type="string">
            <text:p>MotoRush Inc</text:p>
          </table:table-cell>
          <table:table-cell office:value-type="float" office:value="908">
            <text:p>908</text:p>
          </table:table-cell>
          <table:table-cell office:value-type="float" office:value="515">
            <text:p>515</text:p>
          </table:table-cell>
          <table:table-cell office:value-type="float" office:value="81538150">
            <text:p>8153815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512256796">
            <text:p>3512256796</text:p>
          </table:table-cell>
          <table:table-cell office:value-type="string">
            <text:p>Miners World [Mars]</text:p>
          </table:table-cell>
          <table:table-cell office:value-type="string">
            <text:p>Jeremy Studio's</text:p>
          </table:table-cell>
          <table:table-cell office:value-type="float" office:value="1359">
            <text:p>1359</text:p>
          </table:table-cell>
          <table:table-cell office:value-type="float" office:value="511">
            <text:p>511</text:p>
          </table:table-cell>
          <table:table-cell office:value-type="float" office:value="3351846">
            <text:p>3351846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437">
            <text:p>437</text:p>
          </table:table-cell>
        </table:table-row>
        <table:table-row>
          <table:table-cell office:value-type="float" office:value="6112350547">
            <text:p>6112350547</text:p>
          </table:table-cell>
          <table:table-cell office:value-type="string">
            <text:p>[🎄] Infection Gunfight</text:p>
          </table:table-cell>
          <table:table-cell office:value-type="string">
            <text:p>9thD Workshop</text:p>
          </table:table-cell>
          <table:table-cell office:value-type="float" office:value="572">
            <text:p>572</text:p>
          </table:table-cell>
          <table:table-cell office:value-type="float" office:value="503">
            <text:p>503</text:p>
          </table:table-cell>
          <table:table-cell office:value-type="float" office:value="104723981">
            <text:p>10472398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300039023">
            <text:p>300039023</text:p>
          </table:table-cell>
          <table:table-cell office:value-type="string">
            <text:p>[V2.2] Stepford County Railway 🚉</text:p>
          </table:table-cell>
          <table:table-cell office:value-type="string">
            <text:p>SCRTeamOfficial</text:p>
          </table:table-cell>
          <table:table-cell office:value-type="float" office:value="3219">
            <text:p>3219</text:p>
          </table:table-cell>
          <table:table-cell office:value-type="float" office:value="494">
            <text:p>494</text:p>
          </table:table-cell>
          <table:table-cell office:value-type="float" office:value="117370516">
            <text:p>11737051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float" office:value="98839997">
            <text:p>98839997</text:p>
          </table:table-cell>
          <table:table-cell office:value-type="string">
            <text:p>[❄️Winter Skins!] Dinosaur Simulator</text:p>
          </table:table-cell>
          <table:table-cell office:value-type="string">
            <text:p>ChickenEngineer</text:p>
          </table:table-cell>
          <table:table-cell office:value-type="float" office:value="3948">
            <text:p>3948</text:p>
          </table:table-cell>
          <table:table-cell office:value-type="float" office:value="480">
            <text:p>480</text:p>
          </table:table-cell>
          <table:table-cell office:value-type="float" office:value="324058669">
            <text:p>32405866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6">
            <text:p>436</text:p>
          </table:table-cell>
        </table:table-row>
        <table:table-row>
          <table:table-cell office:value-type="float" office:value="2494294834">
            <text:p>2494294834</text:p>
          </table:table-cell>
          <table:table-cell office:value-type="string">
            <text:p>❄️ Berkeley County</text:p>
          </table:table-cell>
          <table:table-cell office:value-type="string">
            <text:p>Five-O Community</text:p>
          </table:table-cell>
          <table:table-cell office:value-type="float" office:value="1737">
            <text:p>1737</text:p>
          </table:table-cell>
          <table:table-cell office:value-type="float" office:value="471">
            <text:p>471</text:p>
          </table:table-cell>
          <table:table-cell office:value-type="float" office:value="30275127">
            <text:p>3027512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37">
            <text:p>537</text:p>
          </table:table-cell>
        </table:table-row>
        <table:table-row>
          <table:table-cell office:value-type="float" office:value="8558608973">
            <text:p>8558608973</text:p>
          </table:table-cell>
          <table:table-cell office:value-type="string">
            <text:p>[❄🎅] Zombie: HyperLoot</text:p>
          </table:table-cell>
          <table:table-cell office:value-type="string">
            <text:p>Old Snowflake Studio V</text:p>
          </table:table-cell>
          <table:table-cell office:value-type="float" office:value="132">
            <text:p>132</text:p>
          </table:table-cell>
          <table:table-cell office:value-type="float" office:value="457">
            <text:p>457</text:p>
          </table:table-cell>
          <table:table-cell office:value-type="float" office:value="5345517">
            <text:p>534551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280810829">
            <text:p>9280810829</text:p>
          </table:table-cell>
          <table:table-cell office:value-type="string">
            <text:p>[❄️UPD2] Loot Up!<text:s/></text:p>
          </table:table-cell>
          <table:table-cell office:value-type="string">
            <text:p>Humbling Games</text:p>
          </table:table-cell>
          <table:table-cell office:value-type="float" office:value="36">
            <text:p>36</text:p>
          </table:table-cell>
          <table:table-cell office:value-type="float" office:value="454">
            <text:p>454</text:p>
          </table:table-cell>
          <table:table-cell office:value-type="float" office:value="600684">
            <text:p>60068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02815652">
            <text:p>102815652</text:p>
          </table:table-cell>
          <table:table-cell office:value-type="string">
            <text:p>Shipping Lanes</text:p>
          </table:table-cell>
          <table:table-cell office:value-type="string">
            <text:p>Shipping Studios</text:p>
          </table:table-cell>
          <table:table-cell office:value-type="float" office:value="3899">
            <text:p>3899</text:p>
          </table:table-cell>
          <table:table-cell office:value-type="float" office:value="446">
            <text:p>446</text:p>
          </table:table-cell>
          <table:table-cell office:value-type="float" office:value="51493489">
            <text:p>5149348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8622097204">
            <text:p>8622097204</text:p>
          </table:table-cell>
          <table:table-cell office:value-type="string">
            <text:p>[❄️ ADVENT] Trade a KPOP Idol</text:p>
          </table:table-cell>
          <table:table-cell office:value-type="string">
            <text:p>shotsity</text:p>
          </table:table-cell>
          <table:table-cell office:value-type="float" office:value="125">
            <text:p>125</text:p>
          </table:table-cell>
          <table:table-cell office:value-type="float" office:value="443">
            <text:p>443</text:p>
          </table:table-cell>
          <table:table-cell office:value-type="float" office:value="9571703">
            <text:p>957170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9274442348">
            <text:p>9274442348</text:p>
          </table:table-cell>
          <table:table-cell office:value-type="string">
            <text:p>[💖UPD 4] Money Incremental 💵</text:p>
          </table:table-cell>
          <table:table-cell office:value-type="string">
            <text:p>EFY Games.</text:p>
          </table:table-cell>
          <table:table-cell office:value-type="float" office:value="37">
            <text:p>37</text:p>
          </table:table-cell>
          <table:table-cell office:value-type="float" office:value="442">
            <text:p>442</text:p>
          </table:table-cell>
          <table:table-cell office:value-type="float" office:value="357373">
            <text:p>35737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</table:table-row>
        <table:table-row>
          <table:table-cell office:value-type="float" office:value="5493012775">
            <text:p>5493012775</text:p>
          </table:table-cell>
          <table:table-cell office:value-type="string">
            <text:p>Eat Slimes to Grow HUGE</text:p>
          </table:table-cell>
          <table:table-cell office:value-type="string">
            <text:p>Banana Studios Games</text:p>
          </table:table-cell>
          <table:table-cell office:value-type="float" office:value="731">
            <text:p>731</text:p>
          </table:table-cell>
          <table:table-cell office:value-type="float" office:value="441">
            <text:p>441</text:p>
          </table:table-cell>
          <table:table-cell office:value-type="float" office:value="80939222">
            <text:p>8093922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</table:table-row>
        <table:table-row>
          <table:table-cell office:value-type="float" office:value="1490130369">
            <text:p>1490130369</text:p>
          </table:table-cell>
          <table:table-cell office:value-type="string">
            <text:p>Anomic</text:p>
          </table:table-cell>
          <table:table-cell office:value-type="string">
            <text:p>Anomic Studios</text:p>
          </table:table-cell>
          <table:table-cell office:value-type="float" office:value="2191">
            <text:p>2191</text:p>
          </table:table-cell>
          <table:table-cell office:value-type="float" office:value="436">
            <text:p>436</text:p>
          </table:table-cell>
          <table:table-cell office:value-type="float" office:value="97496552">
            <text:p>9749655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05">
            <text:p>405</text:p>
          </table:table-cell>
        </table:table-row>
        <table:table-row>
          <table:table-cell office:value-type="float" office:value="3170483284">
            <text:p>3170483284</text:p>
          </table:table-cell>
          <table:table-cell office:value-type="string">
            <text:p>Croydon: London Bus Simulator</text:p>
          </table:table-cell>
          <table:table-cell office:value-type="string">
            <text:p>Centro Interactive</text:p>
          </table:table-cell>
          <table:table-cell office:value-type="float" office:value="1482">
            <text:p>1482</text:p>
          </table:table-cell>
          <table:table-cell office:value-type="float" office:value="422">
            <text:p>422</text:p>
          </table:table-cell>
          <table:table-cell office:value-type="float" office:value="41780496">
            <text:p>4178049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786784563">
            <text:p>6786784563</text:p>
          </table:table-cell>
          <table:table-cell office:value-type="string">
            <text:p>[ 🎉NEW YEARS!] Corsa Legends</text:p>
          </table:table-cell>
          <table:table-cell office:value-type="string">
            <text:p>Cogito</text:p>
          </table:table-cell>
          <table:table-cell office:value-type="float" office:value="421">
            <text:p>421</text:p>
          </table:table-cell>
          <table:table-cell office:value-type="float" office:value="413">
            <text:p>413</text:p>
          </table:table-cell>
          <table:table-cell office:value-type="float" office:value="1954818">
            <text:p>1954818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633">
            <text:p>633</text:p>
          </table:table-cell>
        </table:table-row>
        <table:table-row>
          <table:table-cell office:value-type="float" office:value="2499076778">
            <text:p>2499076778</text:p>
          </table:table-cell>
          <table:table-cell office:value-type="string">
            <text:p>Breaking Point 2</text:p>
          </table:table-cell>
          <table:table-cell office:value-type="string">
            <text:p>Paradox 2</text:p>
          </table:table-cell>
          <table:table-cell office:value-type="float" office:value="1735">
            <text:p>1735</text:p>
          </table:table-cell>
          <table:table-cell office:value-type="float" office:value="412">
            <text:p>412</text:p>
          </table:table-cell>
          <table:table-cell office:value-type="float" office:value="161499045">
            <text:p>16149904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8285936293">
            <text:p>8285936293</text:p>
          </table:table-cell>
          <table:table-cell office:value-type="string">
            <text:p>[UPD🎅] My Drill Farm</text:p>
          </table:table-cell>
          <table:table-cell office:value-type="string">
            <text:p>Handcrafted Games</text:p>
          </table:table-cell>
          <table:table-cell office:value-type="float" office:value="162">
            <text:p>162</text:p>
          </table:table-cell>
          <table:table-cell office:value-type="float" office:value="375">
            <text:p>375</text:p>
          </table:table-cell>
          <table:table-cell office:value-type="float" office:value="12409032">
            <text:p>1240903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4126908979">
            <text:p>4126908979</text:p>
          </table:table-cell>
          <table:table-cell office:value-type="string">
            <text:p>[UPDATE] PARKOUR Reborn<text:s/></text:p>
          </table:table-cell>
          <table:table-cell office:value-type="string">
            <text:p>A Mongoose Studio</text:p>
          </table:table-cell>
          <table:table-cell office:value-type="float" office:value="1140">
            <text:p>1140</text:p>
          </table:table-cell>
          <table:table-cell office:value-type="float" office:value="371">
            <text:p>371</text:p>
          </table:table-cell>
          <table:table-cell office:value-type="float" office:value="25697694">
            <text:p>2569769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3110388936">
            <text:p>3110388936</text:p>
          </table:table-cell>
          <table:table-cell office:value-type="string">
            <text:p>[Sand Weapons ⚔️] Ninja Time!</text:p>
          </table:table-cell>
          <table:table-cell office:value-type="string">
            <text:p>Boss Studio x Luxinn Games</text:p>
          </table:table-cell>
          <table:table-cell office:value-type="float" office:value="1505">
            <text:p>1505</text:p>
          </table:table-cell>
          <table:table-cell office:value-type="float" office:value="365">
            <text:p>365</text:p>
          </table:table-cell>
          <table:table-cell office:value-type="float" office:value="74070776">
            <text:p>74070776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850">
            <text:p>850</text:p>
          </table:table-cell>
        </table:table-row>
        <table:table-row>
          <table:table-cell office:value-type="float" office:value="6880380861">
            <text:p>6880380861</text:p>
          </table:table-cell>
          <table:table-cell office:value-type="string">
            <text:p>Command Authority: Military Roleplay</text:p>
          </table:table-cell>
          <table:table-cell office:value-type="string">
            <text:p>Chesapeake Studios</text:p>
          </table:table-cell>
          <table:table-cell office:value-type="float" office:value="397">
            <text:p>397</text:p>
          </table:table-cell>
          <table:table-cell office:value-type="float" office:value="362">
            <text:p>362</text:p>
          </table:table-cell>
          <table:table-cell office:value-type="float" office:value="8593394">
            <text:p>8593394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822">
            <text:p>822</text:p>
          </table:table-cell>
        </table:table-row>
        <table:table-row>
          <table:table-cell office:value-type="float" office:value="8250618750">
            <text:p>8250618750</text:p>
          </table:table-cell>
          <table:table-cell office:value-type="string">
            <text:p>KAT X</text:p>
          </table:table-cell>
          <table:table-cell office:value-type="string">
            <text:p>Murder Mystery Franchise</text:p>
          </table:table-cell>
          <table:table-cell office:value-type="float" office:value="165">
            <text:p>165</text:p>
          </table:table-cell>
          <table:table-cell office:value-type="float" office:value="355">
            <text:p>355</text:p>
          </table:table-cell>
          <table:table-cell office:value-type="float" office:value="18169649">
            <text:p>1816964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114">
            <text:p>1114</text:p>
          </table:table-cell>
        </table:table-row>
        <table:table-row>
          <table:table-cell office:value-type="float" office:value="4178985930">
            <text:p>4178985930</text:p>
          </table:table-cell>
          <table:table-cell office:value-type="string">
            <text:p>[💥UPDATE!] Ship Defense Simulator</text:p>
          </table:table-cell>
          <table:table-cell office:value-type="string">
            <text:p>MRD lndustries</text:p>
          </table:table-cell>
          <table:table-cell office:value-type="float" office:value="1121">
            <text:p>1121</text:p>
          </table:table-cell>
          <table:table-cell office:value-type="float" office:value="333">
            <text:p>333</text:p>
          </table:table-cell>
          <table:table-cell office:value-type="float" office:value="8037430">
            <text:p>8037430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09">
            <text:p>609</text:p>
          </table:table-cell>
        </table:table-row>
        <table:table-row>
          <table:table-cell office:value-type="float" office:value="1499870257">
            <text:p>1499870257</text:p>
          </table:table-cell>
          <table:table-cell office:value-type="string">
            <text:p>generic roleplay gaem. [🎄SALE💸]</text:p>
          </table:table-cell>
          <table:table-cell office:value-type="string">
            <text:p>AznDibs</text:p>
          </table:table-cell>
          <table:table-cell office:value-type="float" office:value="2184">
            <text:p>2184</text:p>
          </table:table-cell>
          <table:table-cell office:value-type="float" office:value="308">
            <text:p>308</text:p>
          </table:table-cell>
          <table:table-cell office:value-type="float" office:value="118332122">
            <text:p>118332122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452">
            <text:p>452</text:p>
          </table:table-cell>
        </table:table-row>
        <table:table-row>
          <table:table-cell office:value-type="float" office:value="833209132">
            <text:p>833209132</text:p>
          </table:table-cell>
          <table:table-cell office:value-type="string">
            <text:p>Vesteria ✨</text:p>
          </table:table-cell>
          <table:table-cell office:value-type="string">
            <text:p>The Vesteria Team</text:p>
          </table:table-cell>
          <table:table-cell office:value-type="float" office:value="2667">
            <text:p>2667</text:p>
          </table:table-cell>
          <table:table-cell office:value-type="float" office:value="299">
            <text:p>299</text:p>
          </table:table-cell>
          <table:table-cell office:value-type="float" office:value="93158231">
            <text:p>9315823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32">
            <text:p>1432</text:p>
          </table:table-cell>
        </table:table-row>
        <table:table-row>
          <table:table-cell office:value-type="float" office:value="7458874788">
            <text:p>7458874788</text:p>
          </table:table-cell>
          <table:table-cell office:value-type="string">
            <text:p>[ALPHA] Pixel Quest! RPG</text:p>
          </table:table-cell>
          <table:table-cell office:value-type="string">
            <text:p>Pixel Quest!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 office:value-type="float" office:value="7307020">
            <text:p>730702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00">
            <text:p>3100</text:p>
          </table:table-cell>
        </table:table-row>
        <table:table-row>
          <table:table-cell office:value-type="float" office:value="3498637623">
            <text:p>3498637623</text:p>
          </table:table-cell>
          <table:table-cell office:value-type="string">
            <text:p>Zach's Service Station</text:p>
          </table:table-cell>
          <table:table-cell office:value-type="string">
            <text:p>Blox Studiо</text:p>
          </table:table-cell>
          <table:table-cell office:value-type="float" office:value="1364">
            <text:p>1364</text:p>
          </table:table-cell>
          <table:table-cell office:value-type="float" office:value="289">
            <text:p>289</text:p>
          </table:table-cell>
          <table:table-cell office:value-type="float" office:value="188205227">
            <text:p>18820522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4934163223">
            <text:p>4934163223</text:p>
          </table:table-cell>
          <table:table-cell office:value-type="string">
            <text:p>LIMITLESS</text:p>
          </table:table-cell>
          <table:table-cell office:value-type="string">
            <text:p>bird game okey</text:p>
          </table:table-cell>
          <table:table-cell office:value-type="float" office:value="890">
            <text:p>890</text:p>
          </table:table-cell>
          <table:table-cell office:value-type="float" office:value="273">
            <text:p>273</text:p>
          </table:table-cell>
          <table:table-cell office:value-type="float" office:value="5890851">
            <text:p>589085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2201173838">
            <text:p>2201173838</text:p>
          </table:table-cell>
          <table:table-cell office:value-type="string">
            <text:p>⚓Navy Simulator</text:p>
          </table:table-cell>
          <table:table-cell office:value-type="string">
            <text:p>SEA Military</text:p>
          </table:table-cell>
          <table:table-cell office:value-type="float" office:value="1853">
            <text:p>1853</text:p>
          </table:table-cell>
          <table:table-cell office:value-type="float" office:value="258">
            <text:p>258</text:p>
          </table:table-cell>
          <table:table-cell office:value-type="float" office:value="33583858">
            <text:p>33583858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8767738036">
            <text:p>8767738036</text:p>
          </table:table-cell>
          <table:table-cell office:value-type="string">
            <text:p>[1V1s] Saber Arena ⚔️</text:p>
          </table:table-cell>
          <table:table-cell office:value-type="string">
            <text:p>PlayForceGames</text:p>
          </table:table-cell>
          <table:table-cell office:value-type="float" office:value="107">
            <text:p>107</text:p>
          </table:table-cell>
          <table:table-cell office:value-type="float" office:value="204">
            <text:p>204</text:p>
          </table:table-cell>
          <table:table-cell office:value-type="float" office:value="1350483">
            <text:p>135048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297557386">
            <text:p>297557386</text:p>
          </table:table-cell>
          <table:table-cell office:value-type="string">
            <text:p>UPDATE! Dynamic Ship Simulator III</text:p>
          </table:table-cell>
          <table:table-cell office:value-type="string">
            <text:p>badyacht studios</text:p>
          </table:table-cell>
          <table:table-cell office:value-type="float" office:value="3224">
            <text:p>3224</text:p>
          </table:table-cell>
          <table:table-cell office:value-type="float" office:value="202">
            <text:p>202</text:p>
          </table:table-cell>
          <table:table-cell office:value-type="float" office:value="27854224">
            <text:p>2785422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187796008">
            <text:p>187796008</text:p>
          </table:table-cell>
          <table:table-cell office:value-type="string">
            <text:p>Those Who Remain</text:p>
          </table:table-cell>
          <table:table-cell office:value-type="string">
            <text:p>Peak Development Studios</text:p>
          </table:table-cell>
          <table:table-cell office:value-type="float" office:value="3421">
            <text:p>3421</text:p>
          </table:table-cell>
          <table:table-cell office:value-type="float" office:value="201">
            <text:p>201</text:p>
          </table:table-cell>
          <table:table-cell office:value-type="float" office:value="125638122">
            <text:p>12563812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33">
            <text:p>433</text:p>
          </table:table-cell>
        </table:table-row>
        <table:table-row>
          <table:table-cell office:value-type="float" office:value="27761886">
            <text:p>27761886</text:p>
          </table:table-cell>
          <table:table-cell office:value-type="string">
            <text:p>Nuclear Blast Testing Facility ☢️💣 (WINTER!)</text:p>
          </table:table-cell>
          <table:table-cell office:value-type="string">
            <text:p>Ryanblaze</text:p>
          </table:table-cell>
          <table:table-cell office:value-type="float" office:value="6236">
            <text:p>6236</text:p>
          </table:table-cell>
          <table:table-cell office:value-type="float" office:value="183">
            <text:p>183</text:p>
          </table:table-cell>
          <table:table-cell office:value-type="float" office:value="41043599">
            <text:p>4104359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868">
            <text:p>1868</text:p>
          </table:table-cell>
        </table:table-row>
        <table:table-row>
          <table:table-cell office:value-type="float" office:value="9338091695">
            <text:p>9338091695</text:p>
          </table:table-cell>
          <table:table-cell office:value-type="string">
            <text:p>[ XMAS + SAO 🎁] REIGN PIECE</text:p>
          </table:table-cell>
          <table:table-cell office:value-type="string">
            <text:p>R : S TEAM REIGN PIECE</text:p>
          </table:table-cell>
          <table:table-cell office:value-type="float" office:value="26">
            <text:p>26</text:p>
          </table:table-cell>
          <table:table-cell office:value-type="float" office:value="141">
            <text:p>141</text:p>
          </table:table-cell>
          <table:table-cell office:value-type="float" office:value="398764">
            <text:p>39876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9101545371">
            <text:p>9101545371</text:p>
          </table:table-cell>
          <table:table-cell office:value-type="string">
            <text:p>[ATC] Air Traffic Simulator</text:p>
          </table:table-cell>
          <table:table-cell office:value-type="string">
            <text:p>Air Traffic Group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 office:value-type="float" office:value="96116">
            <text:p>96116</text:p>
          </table:table-cell>
          <table:table-cell office:value-type="boolean" office:boolean-value="true">
            <text:p>TRUE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570537965">
            <text:p>6570537965</text:p>
          </table:table-cell>
          <table:table-cell office:value-type="string">
            <text:p>be FAT🤤🍔</text:p>
          </table:table-cell>
          <table:table-cell office:value-type="string">
            <text:p>Carbon Creations - Gaming</text:p>
          </table:table-cell>
          <table:table-cell office:value-type="float" office:value="475">
            <text:p>475</text:p>
          </table:table-cell>
          <table:table-cell office:value-type="float" office:value="101">
            <text:p>101</text:p>
          </table:table-cell>
          <table:table-cell office:value-type="float" office:value="18078138">
            <text:p>1807813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953">
            <text:p>953</text:p>
          </table:table-cell>
        </table:table-row>
        <table:table-row>
          <table:table-cell office:value-type="float" office:value="3825253530">
            <text:p>3825253530</text:p>
          </table:table-cell>
          <table:table-cell office:value-type="string">
            <text:p>Case Opening Simulator 2</text:p>
          </table:table-cell>
          <table:table-cell office:value-type="string">
            <text:p>Codrop Studio</text:p>
          </table:table-cell>
          <table:table-cell office:value-type="float" office:value="1248">
            <text:p>1248</text:p>
          </table:table-cell>
          <table:table-cell office:value-type="float" office:value="86">
            <text:p>86</text:p>
          </table:table-cell>
          <table:table-cell office:value-type="float" office:value="11024943">
            <text:p>1102494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